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cm"/>
    </style:style>
    <style:style style:name="co14"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96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8"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2.478cm"/>
    </style:style>
    <style:style style:name="co12" style:family="table-column">
      <style:table-column-properties fo:break-before="auto" style:column-width="4.882cm"/>
    </style:style>
    <style:style style:name="co13" style:family="table-column">
      <style:table-column-properties fo:break-before="auto" style:column-width="3.784cm"/>
    </style:style>
    <style:style style:name="co15" style:family="table-column">
      <style:table-column-properties fo:break-before="auto" style:column-width="1.667cm"/>
    </style:style>
    <style:style style:name="co16" style:family="table-column">
      <style:table-column-properties fo:break-before="auto" style:column-width="1.905cm"/>
    </style:style>
    <style:style style:name="ro4" style:family="table-row">
      <style:table-row-properties style:row-height="0.469cm" fo:break-before="auto" style:use-optimal-row-height="true"/>
    </style:style>
    <style:style style:name="ro5" style:family="table-row">
      <style:table-row-properties style:row-height="0.452cm" fo:break-before="auto" style:use-optimal-row-height="true"/>
    </style:style>
    <style:style style:name="ro3" style:family="table-row">
      <style:table-row-properties style:row-height="0.496cm" fo:break-before="auto" style:use-optimal-row-height="true"/>
    </style:style>
    <style:style style:name="ro6" style:family="table-row">
      <style:table-row-properties style:row-height="0.487cm" fo:break-before="auto" style:use-optimal-row-height="true"/>
    </style:style>
    <style:style style:name="ro7" style:family="table-row">
      <style:table-row-properties style:row-height="0.49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29"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30" style:family="table-cell" style:parent-style-name="Default" style:data-style-name="N0">
      <style:table-cell-properties fo:background-color="transparent"/>
    </style:style>
    <style:style style:name="ce31"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3">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R3]+[.T3]" office:value-type="float" office:value="1606" calcext:value-type="float">
            <text:p>1606</text:p>
          </table:table-cell>
          <table:table-cell table:style-name="ce6" table:formula="of:=[.Q3]+[.S3]+[.U3]" office:value-type="float" office:value="59752" calcext:value-type="float">
            <text:p>59752</text:p>
          </table:table-cell>
          <table:table-cell table:style-name="ce25" table:formula="of:=([.Q3]+[.S3]+[.U3])/([.P3]+[.R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formula="of:=[.R3]/[.V3]*100" office:value-type="float" office:value="0" calcext:value-type="float">
            <text:p>0</text:p>
          </table:table-cell>
          <table:table-cell table:style-name="ce26" table:formula="of:=[.T3]/[.V3]*100" office:value-type="float" office:value="9.09090909090909" calcext:value-type="float">
            <text:p>9</text:p>
          </table:table-cell>
          <table:table-cell table:style-name="ce7"/>
          <table:table-cell table:style-name="ce25" table:formula="of:=[.AB3]/[.W3]*100" office:value-type="float" office:value="0" calcext:value-type="float">
            <text:p>0,00</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R4]+[.T4]" office:value-type="float" office:value="3043" calcext:value-type="float">
            <text:p>3043</text:p>
          </table:table-cell>
          <table:table-cell table:style-name="ce6" table:formula="of:=[.Q4]+[.S4]+[.U4]" office:value-type="float" office:value="116793" calcext:value-type="float">
            <text:p>116793</text:p>
          </table:table-cell>
          <table:table-cell table:style-name="ce25" table:formula="of:=([.Q4]+[.S4]+[.U4])/([.P4]+[.R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formula="of:=[.R4]/[.V4]*100" office:value-type="float" office:value="0" calcext:value-type="float">
            <text:p>0</text:p>
          </table:table-cell>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W4]*100" office:value-type="float" office:value="0.369028965777059" calcext:value-type="float">
            <text:p>0,37</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R5]+[.T5]" office:value-type="float" office:value="7547" calcext:value-type="float">
            <text:p>7547</text:p>
          </table:table-cell>
          <table:table-cell table:style-name="ce6" table:formula="of:=[.Q5]+[.S5]+[.U5]" office:value-type="float" office:value="277423" calcext:value-type="float">
            <text:p>277423</text:p>
          </table:table-cell>
          <table:table-cell table:style-name="ce25" table:formula="of:=([.Q5]+[.S5]+[.U5])/([.P5]+[.R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formula="of:=[.R5]/[.V5]*100" office:value-type="float" office:value="0" calcext:value-type="float">
            <text:p>0</text:p>
          </table:table-cell>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5" table:formula="of:=[.AB5]/[.W5]*100" office:value-type="float" office:value="0.349286108217415" calcext:value-type="float">
            <text:p>0,35</text:p>
          </table:table-cell>
          <table:table-cell table:number-columns-repeated="995"/>
        </table:table-row>
        <table:table-row table:style-name="ro6">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formula="of:=[.P6]+[.R6]+[.T6]" office:value-type="float" office:value="0" calcext:value-type="float">
            <text:p>0</text:p>
          </table:table-cell>
          <table:table-cell table:style-name="ce6" table:formula="of:=[.Q6]+[.S6]+[.U6]" office:value-type="float" office:value="0" calcext:value-type="float">
            <text:p>0</text:p>
          </table:table-cell>
          <table:table-cell table:style-name="ce25" table:formula="of:=([.Q6]+[.S6]+[.U6])/([.P6]+[.R6]+[.T6])" office:value-type="string" office:string-value="" calcext:value-type="error">
            <text:p>#DIV/0!</text:p>
          </table:table-cell>
          <table:table-cell table:style-name="ce26" table:formula="of:=[.P6]/[.V6]*100" office:value-type="string" office:string-value="" calcext:value-type="error">
            <text:p>#DIV/0!</text:p>
          </table:table-cell>
          <table:table-cell table:style-name="ce26" table:formula="of:=[.R6]/[.V6]*100" office:value-type="string" office:string-value="" calcext:value-type="error">
            <text:p>#DIV/0!</text:p>
          </table:table-cell>
          <table:table-cell table:style-name="ce26" table:formula="of:=[.T6]/[.V6]*100" office:value-type="string" office:string-value="" calcext:value-type="error">
            <text:p>#DIV/0!</text:p>
          </table:table-cell>
          <table:table-cell table:style-name="ce7"/>
          <table:table-cell table:style-name="ce25" table:formula="of:=[.AB6]/[.W6]*100" office:value-type="string" office:string-value="" calcext:value-type="error">
            <text:p>#DIV/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R7]+[.T7]" office:value-type="float" office:value="11226" calcext:value-type="float">
            <text:p>11226</text:p>
          </table:table-cell>
          <table:table-cell table:style-name="ce6" table:formula="of:=[.Q7]+[.S7]+[.U7]" office:value-type="float" office:value="151604" calcext:value-type="float">
            <text:p>151604</text:p>
          </table:table-cell>
          <table:table-cell table:style-name="ce25" table:formula="of:=([.Q7]+[.S7]+[.U7])/([.P7]+[.R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formula="of:=[.R7]/[.V7]*100" office:value-type="float" office:value="0" calcext:value-type="float">
            <text:p>0</text:p>
          </table:table-cell>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W7]*100" office:value-type="float" office:value="1.2697554154244" calcext:value-type="float">
            <text:p>1,27</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3190" calcext:value-type="float">
            <text:p>3190</text:p>
          </table:table-cell>
          <table:table-cell table:style-name="ce6" office:value-type="float" office:value="50526" calcext:value-type="float">
            <text:p>50526</text:p>
          </table:table-cell>
          <table:table-cell table:style-name="ce6" table:number-columns-repeated="2"/>
          <table:table-cell table:style-name="ce6" office:value-type="float" office:value="334" calcext:value-type="float">
            <text:p>334</text:p>
          </table:table-cell>
          <table:table-cell table:style-name="ce6" office:value-type="float" office:value="5390" calcext:value-type="float">
            <text:p>5390</text:p>
          </table:table-cell>
          <table:table-cell table:style-name="ce6" table:formula="of:=[.P8]+[.R8]+[.T8]" office:value-type="float" office:value="3524" calcext:value-type="float">
            <text:p>3524</text:p>
          </table:table-cell>
          <table:table-cell table:style-name="ce6" table:formula="of:=[.Q8]+[.S8]+[.U8]" office:value-type="float" office:value="55916" calcext:value-type="float">
            <text:p>55916</text:p>
          </table:table-cell>
          <table:table-cell table:style-name="ce25" table:formula="of:=([.Q8]+[.S8]+[.U8])/([.P8]+[.R8]+[.T8])" office:value-type="float" office:value="15.8671963677639" calcext:value-type="float">
            <text:p>15,87</text:p>
          </table:table-cell>
          <table:table-cell table:style-name="ce26" table:formula="of:=[.P8]/[.V8]*100" office:value-type="float" office:value="90.522133938706" calcext:value-type="float">
            <text:p>91</text:p>
          </table:table-cell>
          <table:table-cell table:style-name="ce26" table:formula="of:=[.R8]/[.V8]*100" office:value-type="float" office:value="0" calcext:value-type="float">
            <text:p>0</text:p>
          </table:table-cell>
          <table:table-cell table:style-name="ce26" table:formula="of:=[.T8]/[.V8]*100" office:value-type="float" office:value="9.47786606129398" calcext:value-type="float">
            <text:p>9</text:p>
          </table:table-cell>
          <table:table-cell table:style-name="ce7"/>
          <table:table-cell table:style-name="ce25" table:formula="of:=[.AB8]/[.W8]*100" office:value-type="float" office:value="0" calcext:value-type="float">
            <text:p>0,0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S9]+[.U9])/([.P9]+[.R9]+[.T9])" office:value-type="float" office:value="12.9289149560117" calcext:value-type="float">
            <text:p>12,93</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formula="of:=[.AB9]/[.W9]*100" office:value-type="float" office:value="0" calcext:value-type="float">
            <text:p>0,00</text:p>
          </table:table-cell>
          <table:table-cell table:number-columns-repeated="995"/>
        </table:table-row>
        <table:table-row table:style-name="ro6">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0]+[.R10]+[.T10]" office:value-type="float" office:value="1130" calcext:value-type="float">
            <text:p>1130</text:p>
          </table:table-cell>
          <table:table-cell table:style-name="ce6" table:formula="of:=[.Q10]+[.S10]+[.U10]" office:value-type="float" office:value="7260" calcext:value-type="float">
            <text:p>7260</text:p>
          </table:table-cell>
          <table:table-cell table:style-name="ce25" table:formula="of:=([.Q10]+[.S10]+[.U10])/([.P10]+[.R10]+[.T10])" office:value-type="float" office:value="6.42477876106195" calcext:value-type="float">
            <text:p>6,42</text:p>
          </table:table-cell>
          <table:table-cell table:style-name="ce26" table:formula="of:=[.P10]/[.V10]*100" office:value-type="float" office:value="86.7256637168142" calcext:value-type="float">
            <text:p>87</text:p>
          </table:table-cell>
          <table:table-cell table:style-name="ce26" table:formula="of:=[.R10]/[.V10]*100" office:value-type="float" office:value="0" calcext:value-type="float">
            <text:p>0</text:p>
          </table:table-cell>
          <table:table-cell table:style-name="ce26" table:formula="of:=[.T10]/[.V10]*100" office:value-type="float" office:value="13.2743362831858" calcext:value-type="float">
            <text:p>13</text:p>
          </table:table-cell>
          <table:table-cell table:style-name="ce7"/>
          <table:table-cell table:style-name="ce25" table:formula="of:=[.AB10]/[.W10]*100" office:value-type="float" office:value="0" calcext:value-type="float">
            <text:p>0,00</text:p>
          </table:table-cell>
          <table:table-cell table:number-columns-repeated="995"/>
        </table:table-row>
        <table:table-row table:style-name="ro6">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1]+[.R11]+[.T11]" office:value-type="float" office:value="1129" calcext:value-type="float">
            <text:p>1129</text:p>
          </table:table-cell>
          <table:table-cell table:style-name="ce6" table:formula="of:=[.Q11]+[.S11]+[.U11]" office:value-type="float" office:value="7252" calcext:value-type="float">
            <text:p>7252</text:p>
          </table:table-cell>
          <table:table-cell table:style-name="ce25" table:formula="of:=([.Q11]+[.S11]+[.U11])/([.P11]+[.R11]+[.T11])" office:value-type="float" office:value="6.42338352524358" calcext:value-type="float">
            <text:p>6,42</text:p>
          </table:table-cell>
          <table:table-cell table:style-name="ce26" table:formula="of:=[.P11]/[.V11]*100" office:value-type="float" office:value="86.7139061116032" calcext:value-type="float">
            <text:p>87</text:p>
          </table:table-cell>
          <table:table-cell table:style-name="ce26" table:formula="of:=[.R11]/[.V11]*100" office:value-type="float" office:value="0" calcext:value-type="float">
            <text:p>0</text:p>
          </table:table-cell>
          <table:table-cell table:style-name="ce26" table:formula="of:=[.T11]/[.V11]*100" office:value-type="float" office:value="13.2860938883968" calcext:value-type="float">
            <text:p>13</text:p>
          </table:table-cell>
          <table:table-cell table:style-name="ce6" office:value-type="float" office:value="78" calcext:value-type="float">
            <text:p>78</text:p>
          </table:table-cell>
          <table:table-cell table:style-name="ce25" table:formula="of:=[.AB11]/[.W11]*100" office:value-type="float" office:value="1.07556536127965" calcext:value-type="float">
            <text:p>1,08</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table:number-columns-repeated="4"/>
          <table:table-cell table:style-name="ce5"/>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6" office:value-type="string" calcext:value-type="string">
            <text:p>official</text:p>
          </table:table-cell>
          <table:table-cell table:style-name="ce6" office:value-type="float" office:value="12869" calcext:value-type="float">
            <text:p>12869</text:p>
          </table:table-cell>
          <table:table-cell table:style-name="ce6" office:value-type="float" office:value="190653" calcext:value-type="float">
            <text:p>190653</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2]+[.R12]+[.T12]" office:value-type="float" office:value="13267" calcext:value-type="float">
            <text:p>13267</text:p>
          </table:table-cell>
          <table:table-cell table:style-name="ce6" table:formula="of:=[.Q12]+[.S12]+[.U12]" office:value-type="float" office:value="196587" calcext:value-type="float">
            <text:p>196587</text:p>
          </table:table-cell>
          <table:table-cell table:style-name="ce25" table:formula="of:=([.Q12]+[.S12]+[.U12])/([.P12]+[.R12]+[.T12])" office:value-type="float" office:value="14.8177432727821" calcext:value-type="float">
            <text:p>14,82</text:p>
          </table:table-cell>
          <table:table-cell table:style-name="ce26" table:formula="of:=[.P12]/[.V12]*100" office:value-type="float" office:value="97.0000753749906" calcext:value-type="float">
            <text:p>97</text:p>
          </table:table-cell>
          <table:table-cell table:style-name="ce26" table:formula="of:=[.R12]/[.V12]*100" office:value-type="float" office:value="0" calcext:value-type="float">
            <text:p>0</text:p>
          </table:table-cell>
          <table:table-cell table:style-name="ce26" table:formula="of:=[.T12]/[.V12]*100" office:value-type="float" office:value="2.99992462500942" calcext:value-type="float">
            <text:p>3</text:p>
          </table:table-cell>
          <table:table-cell table:style-name="ce6"/>
          <table:table-cell table:style-name="ce25" table:formula="of:=[.AB12]/[.W12]*100" office:value-type="float" office:value="0" calcext:value-type="float">
            <text:p>0,00</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b</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6" office:value-type="string" calcext:value-type="string">
            <text:p>official test kept; official training split to our training and dev</text:p>
          </table:table-cell>
          <table:table-cell table:style-name="ce6" office:value-type="float" office:value="12000" calcext:value-type="float">
            <text:p>12000</text:p>
          </table:table-cell>
          <table:table-cell table:style-name="ce6" office:value-type="float" office:value="177125" calcext:value-type="float">
            <text:p>177125</text:p>
          </table:table-cell>
          <table:table-cell table:style-name="ce6" office:value-type="float" office:value="823" calcext:value-type="float">
            <text:p>823</text:p>
          </table:table-cell>
          <table:table-cell table:style-name="ce6" office:value-type="float" office:value="13092" calcext:value-type="float">
            <text:p>13092</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3]+[.R13]+[.T13]" office:value-type="float" office:value="13221" calcext:value-type="float">
            <text:p>13221</text:p>
          </table:table-cell>
          <table:table-cell table:style-name="ce6" table:formula="of:=[.Q13]+[.S13]+[.U13]" office:value-type="float" office:value="196151" calcext:value-type="float">
            <text:p>196151</text:p>
          </table:table-cell>
          <table:table-cell table:style-name="ce25" table:formula="of:=([.Q13]+[.S13]+[.U13])/([.P13]+[.R13]+[.T13])" office:value-type="float" office:value="14.8363210044626" calcext:value-type="float">
            <text:p>14,84</text:p>
          </table:table-cell>
          <table:table-cell table:style-name="ce26" table:formula="of:=[.P13]/[.V13]*100" office:value-type="float" office:value="90.764692534604" calcext:value-type="float">
            <text:p>91</text:p>
          </table:table-cell>
          <table:table-cell table:style-name="ce26" table:formula="of:=[.R13]/[.V13]*100" office:value-type="float" office:value="6.22494516299826" calcext:value-type="float">
            <text:p>6</text:p>
          </table:table-cell>
          <table:table-cell table:style-name="ce26" table:formula="of:=[.T13]/[.V13]*100" office:value-type="float" office:value="3.0103623023977" calcext:value-type="float">
            <text:p>3</text:p>
          </table:table-cell>
          <table:table-cell table:style-name="ce6" office:value-type="float" office:value="747" calcext:value-type="float">
            <text:p>747</text:p>
          </table:table-cell>
          <table:table-cell table:style-name="ce25" table:formula="of:=[.AB13]/[.W13]*100" office:value-type="float" office:value="0.380829055166683" calcext:value-type="float">
            <text:p>0,38</text:p>
          </table:table-cell>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4]+[.R14]+[.T14]" office:value-type="float" office:value="15125" calcext:value-type="float">
            <text:p>15125</text:p>
          </table:table-cell>
          <table:table-cell table:style-name="ce6" table:formula="of:=[.Q14]+[.S14]+[.U14]" office:value-type="float" office:value="435860" calcext:value-type="float">
            <text:p>435860</text:p>
          </table:table-cell>
          <table:table-cell table:style-name="ce25" table:formula="of:=([.Q14]+[.S14]+[.U14])/([.P14]+[.R14]+[.T14])" office:value-type="float" office:value="28.8171900826446" calcext:value-type="float">
            <text:p>28,82</text:p>
          </table:table-cell>
          <table:table-cell table:style-name="ce26" table:formula="of:=[.P14]/[.V14]*100" office:value-type="float" office:value="98.895867768595" calcext:value-type="float">
            <text:p>99</text:p>
          </table:table-cell>
          <table:table-cell table:style-name="ce26" table:formula="of:=[.R14]/[.V14]*100" office:value-type="float" office:value="0" calcext:value-type="float">
            <text:p>0</text:p>
          </table:table-cell>
          <table:table-cell table:style-name="ce26" table:formula="of:=[.T14]/[.V14]*100" office:value-type="float" office:value="1.10413223140496" calcext:value-type="float">
            <text:p>1</text:p>
          </table:table-cell>
          <table:table-cell table:style-name="ce6"/>
          <table:table-cell table:style-name="ce25" table:formula="of:=[.AB14]/[.W14]*100" office:value-type="float" office:value="0" calcext:value-type="float">
            <text:p>0,00</text:p>
          </table:table-cell>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5]+[.R15]+[.T15]" office:value-type="float" office:value="14924" calcext:value-type="float">
            <text:p>14924</text:p>
          </table:table-cell>
          <table:table-cell table:style-name="ce6" table:formula="of:=[.Q15]+[.S15]+[.U15]" office:value-type="float" office:value="443317" calcext:value-type="float">
            <text:p>443317</text:p>
          </table:table-cell>
          <table:table-cell table:style-name="ce25" table:formula="of:=([.Q15]+[.S15]+[.U15])/([.P15]+[.R15]+[.T15])" office:value-type="float" office:value="29.7049718574109" calcext:value-type="float">
            <text:p>29,70</text:p>
          </table:table-cell>
          <table:table-cell table:style-name="ce26" table:formula="of:=[.P15]/[.V15]*100" office:value-type="float" office:value="88.448137228625" calcext:value-type="float">
            <text:p>88</text:p>
          </table:table-cell>
          <table:table-cell table:style-name="ce26" table:formula="of:=[.R15]/[.V15]*100" office:value-type="float" office:value="0" calcext:value-type="float">
            <text:p>0</text:p>
          </table:table-cell>
          <table:table-cell table:style-name="ce26" table:formula="of:=[.T15]/[.V15]*100" office:value-type="float" office:value="11.551862771375" calcext:value-type="float">
            <text:p>12</text:p>
          </table:table-cell>
          <table:table-cell table:style-name="ce6" office:value-type="float" office:value="0" calcext:value-type="float">
            <text:p>0</text:p>
          </table:table-cell>
          <table:table-cell table:style-name="ce25" table:formula="of:=[.AB15]/[.W15]*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6]+[.R16]+[.T16]" office:value-type="float" office:value="57821" calcext:value-type="float">
            <text:p>57821</text:p>
          </table:table-cell>
          <table:table-cell table:style-name="ce6" table:formula="of:=[.Q16]+[.S16]+[.U16]" office:value-type="float" office:value="342197" calcext:value-type="float">
            <text:p>342197</text:p>
          </table:table-cell>
          <table:table-cell table:style-name="ce25" table:formula="of:=([.Q16]+[.S16]+[.U16])/([.P16]+[.R16]+[.T16])" office:value-type="float" office:value="5.91821310596496" calcext:value-type="float">
            <text:p>5,92</text:p>
          </table:table-cell>
          <table:table-cell table:style-name="ce26" table:formula="of:=[.P16]/[.V16]*100" office:value-type="float" office:value="100" calcext:value-type="float">
            <text:p>100</text:p>
          </table:table-cell>
          <table:table-cell table:style-name="ce26" table:formula="of:=[.R16]/[.V16]*100" office:value-type="float" office:value="0" calcext:value-type="float">
            <text:p>0</text:p>
          </table:table-cell>
          <table:table-cell table:style-name="ce26" table:formula="of:=[.T16]/[.V16]*100" office:value-type="float" office:value="0" calcext:value-type="float">
            <text:p>0</text:p>
          </table:table-cell>
          <table:table-cell table:style-name="ce6"/>
          <table:table-cell table:style-name="ce25" table:formula="of:=[.AB16]/[.W16]*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7]+[.R17]+[.T17]" office:value-type="float" office:value="57647" calcext:value-type="float">
            <text:p>57647</text:p>
          </table:table-cell>
          <table:table-cell table:style-name="ce6" table:formula="of:=[.Q17]+[.S17]+[.U17]" office:value-type="float" office:value="342336" calcext:value-type="float">
            <text:p>342336</text:p>
          </table:table-cell>
          <table:table-cell table:style-name="ce25" table:formula="of:=([.Q17]+[.S17]+[.U17])/([.P17]+[.R17]+[.T17])" office:value-type="float" office:value="5.93848769233438" calcext:value-type="float">
            <text:p>5,94</text:p>
          </table:table-cell>
          <table:table-cell table:style-name="ce26" table:formula="of:=[.P17]/[.V17]*100" office:value-type="float" office:value="98.8030600031225" calcext:value-type="float">
            <text:p>99</text:p>
          </table:table-cell>
          <table:table-cell table:style-name="ce26" table:formula="of:=[.R17]/[.V17]*100" office:value-type="float" office:value="0" calcext:value-type="float">
            <text:p>0</text:p>
          </table:table-cell>
          <table:table-cell table:style-name="ce26" table:formula="of:=[.T17]/[.V17]*100" office:value-type="float" office:value="1.19693999687755" calcext:value-type="float">
            <text:p>1</text:p>
          </table:table-cell>
          <table:table-cell table:style-name="ce6"/>
          <table:table-cell table:style-name="ce25" table:formula="of:=[.AB17]/[.W17]*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18]+[.R18]+[.T18]" office:value-type="float" office:value="24039" calcext:value-type="float">
            <text:p>24039</text:p>
          </table:table-cell>
          <table:table-cell table:style-name="ce6" table:formula="of:=[.Q18]+[.S18]+[.U18]" office:value-type="float" office:value="658680" calcext:value-type="float">
            <text:p>658680</text:p>
          </table:table-cell>
          <table:table-cell table:style-name="ce25" table:formula="of:=([.Q18]+[.S18]+[.U18])/([.P18]+[.R18]+[.T18])" office:value-type="float" office:value="27.4004742293773" calcext:value-type="float">
            <text:p>27,40</text:p>
          </table:table-cell>
          <table:table-cell table:style-name="ce26" table:formula="of:=[.P18]/[.V18]*100" office:value-type="float" office:value="92.6702441865302" calcext:value-type="float">
            <text:p>93</text:p>
          </table:table-cell>
          <table:table-cell table:style-name="ce26" table:formula="of:=[.R18]/[.V18]*100" office:value-type="float" office:value="0" calcext:value-type="float">
            <text:p>0</text:p>
          </table:table-cell>
          <table:table-cell table:style-name="ce26" table:formula="of:=[.T18]/[.V18]*100" office:value-type="float" office:value="7.32975581346978" calcext:value-type="float">
            <text:p>7</text:p>
          </table:table-cell>
          <table:table-cell table:style-name="ce6"/>
          <table:table-cell table:style-name="ce25" table:formula="of:=[.AB18]/[.W18]*100" office:value-type="float" office:value="0" calcext:value-type="float">
            <text:p>0,00</text:p>
          </table:table-cell>
          <table:table-cell table:number-columns-repeated="995"/>
        </table:table-row>
        <table:table-row table:style-name="ro6">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2"/>
          <table:table-cell table:style-name="ce6" office:value-type="float" office:value="7818" calcext:value-type="float">
            <text:p>7818</text:p>
          </table:table-cell>
          <table:table-cell table:style-name="ce6" office:value-type="float" office:value="71525" calcext:value-type="float">
            <text:p>71525</text:p>
          </table:table-cell>
          <table:table-cell table:style-name="ce6" table:number-columns-repeated="4"/>
          <table:table-cell table:style-name="ce6" table:formula="of:=[.P19]+[.R19]+[.T19]" office:value-type="float" office:value="7818" calcext:value-type="float">
            <text:p>7818</text:p>
          </table:table-cell>
          <table:table-cell table:style-name="ce6" table:formula="of:=[.Q19]+[.S19]+[.U19]" office:value-type="float" office:value="71525" calcext:value-type="float">
            <text:p>71525</text:p>
          </table:table-cell>
          <table:table-cell table:style-name="ce25" table:formula="of:=([.Q19]+[.S19]+[.U19])/([.P19]+[.R19]+[.T19])" office:value-type="float" office:value="9.14875927347148" calcext:value-type="float">
            <text:p>9,15</text:p>
          </table:table-cell>
          <table:table-cell table:style-name="ce26" table:formula="of:=[.P19]/[.V19]*100" office:value-type="float" office:value="100" calcext:value-type="float">
            <text:p>100</text:p>
          </table:table-cell>
          <table:table-cell table:style-name="ce26" table:formula="of:=[.R19]/[.V19]*100" office:value-type="float" office:value="0" calcext:value-type="float">
            <text:p>0</text:p>
          </table:table-cell>
          <table:table-cell table:style-name="ce26" table:formula="of:=[.T19]/[.V19]*100" office:value-type="float" office:value="0" calcext:value-type="float">
            <text:p>0</text:p>
          </table:table-cell>
          <table:table-cell table:style-name="ce6"/>
          <table:table-cell table:style-name="ce25" table:formula="of:=[.AB19]/[.W19]*100" office:value-type="float" office:value="0" calcext:value-type="float">
            <text:p>0,00</text:p>
          </table:table-cell>
          <table:table-cell table:number-columns-repeated="995"/>
        </table:table-row>
        <table:table-row table:style-name="ro7">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hobs</text:p>
          </table:table-cell>
          <table:table-cell table:style-name="ce7" office:value-type="string" calcext:value-type="string">
            <text:p>HOBS</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7" office:value-type="string" calcext:value-type="string">
            <text:p>download now</text:p>
          </table:table-cell>
          <table:table-cell table:style-name="ce7" office:value-type="string" calcext:value-type="string">
            <text:p>CC BY-NC-SA</text:p>
          </table:table-cell>
          <table:table-cell table:style-name="ce6" office:value-type="string" calcext:value-type="string">
            <text:p>Hrvatska ovisnosna banka stabala</text:p>
          </table:table-cell>
          <table:table-cell table:style-name="ce6"/>
          <table:table-cell table:style-name="ce6" office:value-type="float" office:value="3465" calcext:value-type="float">
            <text:p>3465</text:p>
          </table:table-cell>
          <table:table-cell table:style-name="ce6" office:value-type="float" office:value="88045" calcext:value-type="float">
            <text:p>88045</text:p>
          </table:table-cell>
          <table:table-cell table:style-name="ce6" table:number-columns-repeated="4"/>
          <table:table-cell table:style-name="ce6" table:formula="of:=[.P20]+[.R20]+[.T20]" office:value-type="float" office:value="3465" calcext:value-type="float">
            <text:p>3465</text:p>
          </table:table-cell>
          <table:table-cell table:style-name="ce6" table:formula="of:=[.Q20]+[.S20]+[.U20]" office:value-type="float" office:value="88045" calcext:value-type="float">
            <text:p>88045</text:p>
          </table:table-cell>
          <table:table-cell table:style-name="ce25" table:formula="of:=([.Q20]+[.S20]+[.U20])/([.P20]+[.R20]+[.T20])" office:value-type="float" office:value="25.4098124098124" calcext:value-type="float">
            <text:p>25,41</text:p>
          </table:table-cell>
          <table:table-cell table:style-name="ce26" table:formula="of:=[.P20]/[.V20]*100" office:value-type="float" office:value="100" calcext:value-type="float">
            <text:p>100</text:p>
          </table:table-cell>
          <table:table-cell table:style-name="ce26" table:formula="of:=[.R20]/[.V20]*100" office:value-type="float" office:value="0" calcext:value-type="float">
            <text:p>0</text:p>
          </table:table-cell>
          <table:table-cell table:style-name="ce26" table:formula="of:=[.T20]/[.V20]*100" office:value-type="float" office:value="0" calcext:value-type="float">
            <text:p>0</text:p>
          </table:table-cell>
          <table:table-cell table:style-name="ce6"/>
          <table:table-cell table:style-name="ce25" table:formula="of:=[.AB20]/[.W20]*100" office:value-type="float" office:value="0" calcext:value-type="float">
            <text:p>0,00</text:p>
          </table:table-cell>
          <table:table-cell table:number-columns-repeated="995"/>
        </table:table-row>
        <table:table-row table:style-name="ro7">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setimes</text:p>
          </table:table-cell>
          <table:table-cell table:style-name="ce7" office:value-type="string" calcext:value-type="string">
            <text:p>SETimes.HR v1</text:p>
          </table:table-cell>
          <table:table-cell table:style-name="ce12" table:number-columns-repeated="2"/>
          <table:table-cell table:style-name="ce14" table:number-columns-repeated="2"/>
          <table:table-cell table:style-name="ce18"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download now</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2988" calcext:value-type="float">
            <text:p>2988</text:p>
          </table:table-cell>
          <table:table-cell table:style-name="ce6" office:value-type="float" office:value="67096" calcext:value-type="float">
            <text:p>67096</text:p>
          </table:table-cell>
          <table:table-cell table:style-name="ce6" office:value-type="float" office:value="374" calcext:value-type="float">
            <text:p>374</text:p>
          </table:table-cell>
          <table:table-cell table:style-name="ce6" office:value-type="float" office:value="8140" calcext:value-type="float">
            <text:p>814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1]+[.R21]+[.T21]" office:value-type="float" office:value="3736" calcext:value-type="float">
            <text:p>3736</text:p>
          </table:table-cell>
          <table:table-cell table:style-name="ce6" table:formula="of:=[.Q21]+[.S21]+[.U21]" office:value-type="float" office:value="83640" calcext:value-type="float">
            <text:p>83640</text:p>
          </table:table-cell>
          <table:table-cell table:style-name="ce25" table:formula="of:=([.Q21]+[.S21]+[.U21])/([.P21]+[.R21]+[.T21])" office:value-type="float" office:value="22.3875802997859" calcext:value-type="float">
            <text:p>22,39</text:p>
          </table:table-cell>
          <table:table-cell table:style-name="ce26" table:formula="of:=[.P21]/[.V21]*100" office:value-type="float" office:value="79.9785867237687" calcext:value-type="float">
            <text:p>80</text:p>
          </table:table-cell>
          <table:table-cell table:style-name="ce26" table:formula="of:=[.R21]/[.V21]*100" office:value-type="float" office:value="10.0107066381156" calcext:value-type="float">
            <text:p>10</text:p>
          </table:table-cell>
          <table:table-cell table:style-name="ce26" table:formula="of:=[.T21]/[.V21]*100" office:value-type="float" office:value="10.0107066381156" calcext:value-type="float">
            <text:p>10</text:p>
          </table:table-cell>
          <table:table-cell table:style-name="ce6" office:value-type="float" office:value="461" calcext:value-type="float">
            <text:p>461</text:p>
          </table:table-cell>
          <table:table-cell table:style-name="ce25" table:formula="of:=[.AB21]/[.W21]*100" office:value-type="float" office:value="0.55117168818747" calcext:value-type="float">
            <text:p>0,55</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2]+[.R22]+[.T22]" office:value-type="float" office:value="73068" calcext:value-type="float">
            <text:p>73068</text:p>
          </table:table-cell>
          <table:table-cell table:style-name="ce6" table:formula="of:=[.Q22]+[.S22]+[.U22]" office:value-type="float" office:value="1255261" calcext:value-type="float">
            <text:p>1255261</text:p>
          </table:table-cell>
          <table:table-cell table:style-name="ce25" table:formula="of:=([.Q22]+[.S22]+[.U22])/([.P22]+[.R22]+[.T22])" office:value-type="float" office:value="17.1793534789511" calcext:value-type="float">
            <text:p>17,18</text:p>
          </table:table-cell>
          <table:table-cell table:style-name="ce26" table:formula="of:=[.P22]/[.V22]*100" office:value-type="float" office:value="99.5004653199759" calcext:value-type="float">
            <text:p>100</text:p>
          </table:table-cell>
          <table:table-cell table:style-name="ce26" table:formula="of:=[.R22]/[.V22]*100" office:value-type="float" office:value="0" calcext:value-type="float">
            <text:p>0</text:p>
          </table:table-cell>
          <table:table-cell table:style-name="ce26" table:formula="of:=[.T22]/[.V22]*100" office:value-type="float" office:value="0.499534680024087" calcext:value-type="float">
            <text:p>0</text:p>
          </table:table-cell>
          <table:table-cell table:style-name="ce6"/>
          <table:table-cell table:style-name="ce25" table:formula="of:=[.AB22]/[.W22]*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3]+[.R23]+[.T23]" office:value-type="float" office:value="25650" calcext:value-type="float">
            <text:p>25650</text:p>
          </table:table-cell>
          <table:table-cell table:style-name="ce6" table:formula="of:=[.Q23]+[.S23]+[.U23]" office:value-type="float" office:value="437020" calcext:value-type="float">
            <text:p>437020</text:p>
          </table:table-cell>
          <table:table-cell table:style-name="ce25" table:formula="of:=([.Q23]+[.S23]+[.U23])/([.P23]+[.R23]+[.T23])" office:value-type="float" office:value="17.0378167641326" calcext:value-type="float">
            <text:p>17,04</text:p>
          </table:table-cell>
          <table:table-cell table:style-name="ce26" table:formula="of:=[.P23]/[.V23]*100" office:value-type="float" office:value="98.8849902534113" calcext:value-type="float">
            <text:p>99</text:p>
          </table:table-cell>
          <table:table-cell table:style-name="ce26" table:formula="of:=[.R23]/[.V23]*100" office:value-type="float" office:value="0" calcext:value-type="float">
            <text:p>0</text:p>
          </table:table-cell>
          <table:table-cell table:style-name="ce26" table:formula="of:=[.T23]/[.V23]*100" office:value-type="float" office:value="1.11500974658869" calcext:value-type="float">
            <text:p>1</text:p>
          </table:table-cell>
          <table:table-cell table:style-name="ce6" office:value-type="float" office:value="8351" calcext:value-type="float">
            <text:p>8351</text:p>
          </table:table-cell>
          <table:table-cell table:style-name="ce25" table:formula="of:=[.AB23]/[.W23]*100" office:value-type="float" office:value="1.91089652647476" calcext:value-type="float">
            <text:p>1,91</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4]+[.R24]+[.T24]" office:value-type="float" office:value="42940" calcext:value-type="float">
            <text:p>42940</text:p>
          </table:table-cell>
          <table:table-cell table:style-name="ce6" table:formula="of:=[.Q24]+[.S24]+[.U24]" office:value-type="float" office:value="722892" calcext:value-type="float">
            <text:p>722892</text:p>
          </table:table-cell>
          <table:table-cell table:style-name="ce25" table:formula="of:=([.Q24]+[.S24]+[.U24])/([.P24]+[.R24]+[.T24])" office:value-type="float" office:value="16.8349324639031" calcext:value-type="float">
            <text:p>16,83</text:p>
          </table:table-cell>
          <table:table-cell table:style-name="ce26" table:formula="of:=[.P24]/[.V24]*100" office:value-type="float" office:value="90.1886353050768" calcext:value-type="float">
            <text:p>90</text:p>
          </table:table-cell>
          <table:table-cell table:style-name="ce26" table:formula="of:=[.R24]/[.V24]*100" office:value-type="float" office:value="0" calcext:value-type="float">
            <text:p>0</text:p>
          </table:table-cell>
          <table:table-cell table:style-name="ce26" table:formula="of:=[.T24]/[.V24]*100" office:value-type="float" office:value="9.81136469492315" calcext:value-type="float">
            <text:p>10</text:p>
          </table:table-cell>
          <table:table-cell table:style-name="ce6"/>
          <table:table-cell table:style-name="ce25" table:formula="of:=[.AB24]/[.W24]*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6"/>
          <table:table-cell table:style-name="ce6" table:formula="of:=[.P25]+[.R25]+[.T25]" office:value-type="float" office:value="0" calcext:value-type="float">
            <text:p>0</text:p>
          </table:table-cell>
          <table:table-cell table:style-name="ce6" table:formula="of:=[.Q25]+[.S25]+[.U25]" office:value-type="float" office:value="0" calcext:value-type="float">
            <text:p>0</text:p>
          </table:table-cell>
          <table:table-cell table:style-name="ce25" table:formula="of:=([.Q25]+[.S25]+[.U25])/([.P25]+[.R25]+[.T25])" office:value-type="string" office:string-value="" calcext:value-type="error">
            <text:p>#DIV/0!</text:p>
          </table:table-cell>
          <table:table-cell table:style-name="ce26" table:formula="of:=[.P25]/[.V25]*100" office:value-type="string" office:string-value="" calcext:value-type="error">
            <text:p>#DIV/0!</text:p>
          </table:table-cell>
          <table:table-cell table:style-name="ce26" table:formula="of:=[.R25]/[.V25]*100" office:value-type="string" office:string-value="" calcext:value-type="error">
            <text:p>#DIV/0!</text:p>
          </table:table-cell>
          <table:table-cell table:style-name="ce26" table:formula="of:=[.T25]/[.V25]*100" office:value-type="string" office:string-value="" calcext:value-type="error">
            <text:p>#DIV/0!</text:p>
          </table:table-cell>
          <table:table-cell table:style-name="ce6"/>
          <table:table-cell table:style-name="ce25" table:formula="of:=[.AB25]/[.W25]*100" office:value-type="string" office:string-value="" calcext:value-type="error">
            <text:p>#DIV/0!</text:p>
          </table:table-cell>
          <table:table-cell table:number-columns-repeated="995"/>
        </table:table-row>
        <table:table-row table:style-name="ro7">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6]+[.R26]+[.T26]" office:value-type="float" office:value="87913" calcext:value-type="float">
            <text:p>87913</text:p>
          </table:table-cell>
          <table:table-cell table:style-name="ce6" table:formula="of:=[.Q26]+[.S26]+[.U26]" office:value-type="float" office:value="1503738" calcext:value-type="float">
            <text:p>1503738</text:p>
          </table:table-cell>
          <table:table-cell table:style-name="ce25" table:formula="of:=([.Q26]+[.S26]+[.U26])/([.P26]+[.R26]+[.T26])" office:value-type="float" office:value="17.1048422872613" calcext:value-type="float">
            <text:p>17,10</text:p>
          </table:table-cell>
          <table:table-cell table:style-name="ce26" table:formula="of:=[.P26]/[.V26]*100" office:value-type="float" office:value="77.9122541603631" calcext:value-type="float">
            <text:p>78</text:p>
          </table:table-cell>
          <table:table-cell table:style-name="ce26" table:formula="of:=[.R26]/[.V26]*100" office:value-type="float" office:value="10.5445156006506" calcext:value-type="float">
            <text:p>11</text:p>
          </table:table-cell>
          <table:table-cell table:style-name="ce26" table:formula="of:=[.T26]/[.V26]*100" office:value-type="float" office:value="11.5432302389863" calcext:value-type="float">
            <text:p>12</text:p>
          </table:table-cell>
          <table:table-cell table:style-name="ce22" office:value-type="float" office:value="28488" calcext:value-type="float">
            <text:p>28488</text:p>
          </table:table-cell>
          <table:table-cell table:style-name="ce25" table:formula="of:=[.AB26]/[.W26]*100" office:value-type="float" office:value="1.89447895843558" calcext:value-type="float">
            <text:p>1,89</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8"/>
          <table:table-cell table:style-name="ce6" table:formula="of:=[.P27]+[.R27]+[.T27]" office:value-type="float" office:value="0" calcext:value-type="float">
            <text:p>0</text:p>
          </table:table-cell>
          <table:table-cell table:style-name="ce6" table:formula="of:=[.Q27]+[.S27]+[.U27]" office:value-type="float" office:value="0" calcext:value-type="float">
            <text:p>0</text:p>
          </table:table-cell>
          <table:table-cell table:style-name="ce25" table:formula="of:=([.Q27]+[.S27]+[.U27])/([.P27]+[.R27]+[.T27])" office:value-type="string" office:string-value="" calcext:value-type="error">
            <text:p>#DIV/0!</text:p>
          </table:table-cell>
          <table:table-cell table:style-name="ce26" table:formula="of:=[.P27]/[.V27]*100" office:value-type="string" office:string-value="" calcext:value-type="error">
            <text:p>#DIV/0!</text:p>
          </table:table-cell>
          <table:table-cell table:style-name="ce26" table:formula="of:=[.R27]/[.V27]*100" office:value-type="string" office:string-value="" calcext:value-type="error">
            <text:p>#DIV/0!</text:p>
          </table:table-cell>
          <table:table-cell table:style-name="ce26" table:formula="of:=[.T27]/[.V27]*100" office:value-type="string" office:string-value="" calcext:value-type="error">
            <text:p>#DIV/0!</text:p>
          </table:table-cell>
          <table:table-cell table:style-name="ce6"/>
          <table:table-cell table:style-name="ce25" table:formula="of:=[.AB27]/[.W27]*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8"/>
          <table:table-cell table:style-name="ce6" table:formula="of:=[.P28]+[.R28]+[.T28]" office:value-type="float" office:value="0" calcext:value-type="float">
            <text:p>0</text:p>
          </table:table-cell>
          <table:table-cell table:style-name="ce6" table:formula="of:=[.Q28]+[.S28]+[.U28]" office:value-type="float" office:value="0" calcext:value-type="float">
            <text:p>0</text:p>
          </table:table-cell>
          <table:table-cell table:style-name="ce25" table:formula="of:=([.Q28]+[.S28]+[.U28])/([.P28]+[.R28]+[.T28])" office:value-type="string" office:string-value="" calcext:value-type="error">
            <text:p>#DIV/0!</text:p>
          </table:table-cell>
          <table:table-cell table:style-name="ce26" table:formula="of:=[.P28]/[.V28]*100" office:value-type="string" office:string-value="" calcext:value-type="error">
            <text:p>#DIV/0!</text:p>
          </table:table-cell>
          <table:table-cell table:style-name="ce26" table:formula="of:=[.R28]/[.V28]*100" office:value-type="string" office:string-value="" calcext:value-type="error">
            <text:p>#DIV/0!</text:p>
          </table:table-cell>
          <table:table-cell table:style-name="ce26" table:formula="of:=[.T28]/[.V28]*100" office:value-type="string" office:string-value="" calcext:value-type="error">
            <text:p>#DIV/0!</text:p>
          </table:table-cell>
          <table:table-cell table:style-name="ce6"/>
          <table:table-cell table:style-name="ce25" table:formula="of:=[.AB28]/[.W28]*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ud10</text:p>
          </table:table-cell>
          <table:table-cell table:style-name="ce6" office:value-type="string" calcext:value-type="string">
            <text:p>UD 1.0 Czech / PDT 3.0</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29]+[.R29]+[.T29]" office:value-type="float" office:value="87913" calcext:value-type="float">
            <text:p>87913</text:p>
          </table:table-cell>
          <table:table-cell table:style-name="ce6" table:formula="of:=[.Q29]+[.S29]+[.U29]" office:value-type="float" office:value="1506490" calcext:value-type="float">
            <text:p>1506490</text:p>
          </table:table-cell>
          <table:table-cell table:style-name="ce25" table:formula="of:=([.Q29]+[.S29]+[.U29])/([.P29]+[.R29]+[.T29])" office:value-type="float" office:value="17.1361459624856" calcext:value-type="float">
            <text:p>17,14</text:p>
          </table:table-cell>
          <table:table-cell table:style-name="ce26" table:formula="of:=[.P29]/[.V29]*100" office:value-type="float" office:value="77.9122541603631" calcext:value-type="float">
            <text:p>78</text:p>
          </table:table-cell>
          <table:table-cell table:style-name="ce26" table:formula="of:=[.R29]/[.V29]*100" office:value-type="float" office:value="10.5445156006506" calcext:value-type="float">
            <text:p>11</text:p>
          </table:table-cell>
          <table:table-cell table:style-name="ce26" table:formula="of:=[.T29]/[.V29]*100" office:value-type="float" office:value="11.5432302389863" calcext:value-type="float">
            <text:p>12</text:p>
          </table:table-cell>
          <table:table-cell table:style-name="ce6"/>
          <table:table-cell table:style-name="ce25" table:formula="of:=[.AB29]/[.W29]*100" office:value-type="float" office:value="0" calcext:value-type="float">
            <text:p>0,00</text:p>
          </table:table-cell>
          <table:table-cell table:number-columns-repeated="995"/>
        </table:table-row>
        <table:table-row table:style-name="ro7">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0]+[.R30]+[.T30]" office:value-type="float" office:value="5512" calcext:value-type="float">
            <text:p>5512</text:p>
          </table:table-cell>
          <table:table-cell table:style-name="ce6" table:formula="of:=[.Q30]+[.S30]+[.U30]" office:value-type="float" office:value="100238" calcext:value-type="float">
            <text:p>100238</text:p>
          </table:table-cell>
          <table:table-cell table:style-name="ce25" table:formula="of:=([.Q30]+[.S30]+[.U30])/([.P30]+[.R30]+[.T30])" office:value-type="float" office:value="18.1854136429608" calcext:value-type="float">
            <text:p>18,19</text:p>
          </table:table-cell>
          <table:table-cell table:style-name="ce26" table:formula="of:=[.P30]/[.V30]*100" office:value-type="float" office:value="94.1582002902758" calcext:value-type="float">
            <text:p>94</text:p>
          </table:table-cell>
          <table:table-cell table:style-name="ce26" table:formula="of:=[.R30]/[.V30]*100" office:value-type="float" office:value="0" calcext:value-type="float">
            <text:p>0</text:p>
          </table:table-cell>
          <table:table-cell table:style-name="ce26" table:formula="of:=[.T30]/[.V30]*100" office:value-type="float" office:value="5.84179970972424" calcext:value-type="float">
            <text:p>6</text:p>
          </table:table-cell>
          <table:table-cell table:style-name="ce6" office:value-type="float" office:value="988" calcext:value-type="float">
            <text:p>988</text:p>
          </table:table-cell>
          <table:table-cell table:style-name="ce25" table:formula="of:=[.AB30]/[.W30]*100" office:value-type="float" office:value="0.985654143139328" calcext:value-type="float">
            <text:p>0,99</text:p>
          </table:table-cell>
          <table:table-cell table:number-columns-repeated="995"/>
        </table:table-row>
        <table:table-row table:style-name="ro6">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7"/>
          <table:table-cell table:style-name="ce6" table:formula="of:=[.P31]+[.R31]+[.T31]" office:value-type="float" office:value="0" calcext:value-type="float">
            <text:p>0</text:p>
          </table:table-cell>
          <table:table-cell table:style-name="ce6" table:formula="of:=[.Q31]+[.S31]+[.U31]" office:value-type="float" office:value="0" calcext:value-type="float">
            <text:p>0</text:p>
          </table:table-cell>
          <table:table-cell table:style-name="ce25" table:formula="of:=([.Q31]+[.S31]+[.U31])/([.P31]+[.R31]+[.T31])" office:value-type="string" office:string-value="" calcext:value-type="error">
            <text:p>#DIV/0!</text:p>
          </table:table-cell>
          <table:table-cell table:style-name="ce26" table:formula="of:=[.P31]/[.V31]*100" office:value-type="string" office:string-value="" calcext:value-type="error">
            <text:p>#DIV/0!</text:p>
          </table:table-cell>
          <table:table-cell table:style-name="ce26" table:formula="of:=[.R31]/[.V31]*100" office:value-type="string" office:string-value="" calcext:value-type="error">
            <text:p>#DIV/0!</text:p>
          </table:table-cell>
          <table:table-cell table:style-name="ce26" table:formula="of:=[.T31]/[.V31]*100" office:value-type="string" office:string-value="" calcext:value-type="error">
            <text:p>#DIV/0!</text:p>
          </table:table-cell>
          <table:table-cell table:style-name="ce6"/>
          <table:table-cell table:style-name="ce25" table:formula="of:=[.AB31]/[.W31]*100" office:value-type="string" office:string-value="" calcext:value-type="error">
            <text:p>#DIV/0!</text:p>
          </table:table-cell>
          <table:table-cell table:number-columns-repeated="995"/>
        </table:table-row>
        <table:table-row table:style-name="ro7">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2]+[.R32]+[.T32]" office:value-type="float" office:value="13735" calcext:value-type="float">
            <text:p>13735</text:p>
          </table:table-cell>
          <table:table-cell table:style-name="ce6" table:formula="of:=[.Q32]+[.S32]+[.U32]" office:value-type="float" office:value="200654" calcext:value-type="float">
            <text:p>200654</text:p>
          </table:table-cell>
          <table:table-cell table:style-name="ce25" table:formula="of:=([.Q32]+[.S32]+[.U32])/([.P32]+[.R32]+[.T32])" office:value-type="float" office:value="14.6089552238806" calcext:value-type="float">
            <text:p>14,61</text:p>
          </table:table-cell>
          <table:table-cell table:style-name="ce26" table:formula="of:=[.P32]/[.V32]*100" office:value-type="float" office:value="97.1896614488533" calcext:value-type="float">
            <text:p>97</text:p>
          </table:table-cell>
          <table:table-cell table:style-name="ce26" table:formula="of:=[.R32]/[.V32]*100" office:value-type="float" office:value="0" calcext:value-type="float">
            <text:p>0</text:p>
          </table:table-cell>
          <table:table-cell table:style-name="ce26" table:formula="of:=[.T32]/[.V32]*100" office:value-type="float" office:value="2.81033855114671" calcext:value-type="float">
            <text:p>3</text:p>
          </table:table-cell>
          <table:table-cell table:style-name="ce7" office:value-type="float" office:value="10858" calcext:value-type="float">
            <text:p>10858</text:p>
          </table:table-cell>
          <table:table-cell table:style-name="ce25" table:formula="of:=[.AB32]/[.W32]*100" office:value-type="float" office:value="5.41130503254358" calcext:value-type="float">
            <text:p>5,41</text:p>
          </table:table-cell>
          <table:table-cell table:number-columns-repeated="995"/>
        </table:table-row>
        <table:table-row table:style-name="ro7">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lassy</text:p>
          </table:table-cell>
          <table:table-cell table:style-name="ce7" office:value-type="string" calcext:value-type="string">
            <text:p>Lassy Small</text:p>
          </table:table-cell>
          <table:table-cell table:style-name="ce11"/>
          <table:table-cell table:style-name="ce12" office:value-type="string" calcext:value-type="string">
            <text:p>YES</text:p>
          </table:table-cell>
          <table:table-cell table:style-name="ce11" table:number-columns-repeated="2"/>
          <table:table-cell table:style-name="ce16"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8"/>
          <table:table-cell table:style-name="ce6" table:formula="of:=[.P33]+[.R33]+[.T33]" office:value-type="float" office:value="0" calcext:value-type="float">
            <text:p>0</text:p>
          </table:table-cell>
          <table:table-cell table:style-name="ce6" table:formula="of:=[.Q33]+[.S33]+[.U33]" office:value-type="float" office:value="0" calcext:value-type="float">
            <text:p>0</text:p>
          </table:table-cell>
          <table:table-cell table:style-name="ce25" table:formula="of:=([.Q33]+[.S33]+[.U33])/([.P33]+[.R33]+[.T33])" office:value-type="string" office:string-value="" calcext:value-type="error">
            <text:p>#DIV/0!</text:p>
          </table:table-cell>
          <table:table-cell table:style-name="ce26" table:formula="of:=[.P33]/[.V33]*100" office:value-type="string" office:string-value="" calcext:value-type="error">
            <text:p>#DIV/0!</text:p>
          </table:table-cell>
          <table:table-cell table:style-name="ce26" table:formula="of:=[.R33]/[.V33]*100" office:value-type="string" office:string-value="" calcext:value-type="error">
            <text:p>#DIV/0!</text:p>
          </table:table-cell>
          <table:table-cell table:style-name="ce26" table:formula="of:=[.T33]/[.V33]*100" office:value-type="string" office:string-value="" calcext:value-type="error">
            <text:p>#DIV/0!</text:p>
          </table:table-cell>
          <table:table-cell table:style-name="ce7"/>
          <table:table-cell table:style-name="ce25" table:formula="of:=[.AB33]/[.W33]*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4]+[.R34]+[.T34]" office:value-type="float" office:value="18791" calcext:value-type="float">
            <text:p>18791</text:p>
          </table:table-cell>
          <table:table-cell table:style-name="ce6" table:formula="of:=[.Q34]+[.S34]+[.U34]" office:value-type="float" office:value="451576" calcext:value-type="float">
            <text:p>451576</text:p>
          </table:table-cell>
          <table:table-cell table:style-name="ce25" table:formula="of:=([.Q34]+[.S34]+[.U34])/([.P34]+[.R34]+[.T34])" office:value-type="float" office:value="24.0315044436166" calcext:value-type="float">
            <text:p>24,03</text:p>
          </table:table-cell>
          <table:table-cell table:style-name="ce26" table:formula="of:=[.P34]/[.V34]*100" office:value-type="float" office:value="98.8611569368315" calcext:value-type="float">
            <text:p>99</text:p>
          </table:table-cell>
          <table:table-cell table:style-name="ce26" table:formula="of:=[.R34]/[.V34]*100" office:value-type="float" office:value="0" calcext:value-type="float">
            <text:p>0</text:p>
          </table:table-cell>
          <table:table-cell table:style-name="ce26" table:formula="of:=[.T34]/[.V34]*100" office:value-type="float" office:value="1.13884306316854" calcext:value-type="float">
            <text:p>1</text:p>
          </table:table-cell>
          <table:table-cell table:style-name="ce6" office:value-type="float" office:value="1493" calcext:value-type="float">
            <text:p>1493</text:p>
          </table:table-cell>
          <table:table-cell table:style-name="ce25" table:formula="of:=[.AB34]/[.W34]*100" office:value-type="float" office:value="0.330619873509664" calcext:value-type="float">
            <text:p>0,33</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5]+[.R35]+[.T35]" office:value-type="float" office:value="40613" calcext:value-type="float">
            <text:p>40613</text:p>
          </table:table-cell>
          <table:table-cell table:style-name="ce6" table:formula="of:=[.Q35]+[.S35]+[.U35]" office:value-type="float" office:value="991535" calcext:value-type="float">
            <text:p>991535</text:p>
          </table:table-cell>
          <table:table-cell table:style-name="ce25" table:formula="of:=([.Q35]+[.S35]+[.U35])/([.P35]+[.R35]+[.T35])" office:value-type="float" office:value="24.4142269716593" calcext:value-type="float">
            <text:p>24,41</text:p>
          </table:table-cell>
          <table:table-cell table:style-name="ce26" table:formula="of:=[.P35]/[.V35]*100" office:value-type="float" office:value="96.7153374535247" calcext:value-type="float">
            <text:p>97</text:p>
          </table:table-cell>
          <table:table-cell table:style-name="ce26" table:formula="of:=[.R35]/[.V35]*100" office:value-type="float" office:value="0" calcext:value-type="float">
            <text:p>0</text:p>
          </table:table-cell>
          <table:table-cell table:style-name="ce26" table:formula="of:=[.T35]/[.V35]*100" office:value-type="float" office:value="3.28466254647527" calcext:value-type="float">
            <text:p>3</text:p>
          </table:table-cell>
          <table:table-cell table:style-name="ce6" office:value-type="float" office:value="3819" calcext:value-type="float">
            <text:p>3819</text:p>
          </table:table-cell>
          <table:table-cell table:style-name="ce25" table:formula="of:=[.AB35]/[.W35]*100" office:value-type="float" office:value="0.385160382639039" calcext:value-type="float">
            <text:p>0,39</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9"/>
          <table:table-cell table:style-name="ce6" table:formula="of:=[.P36]+[.R36]+[.T36]" office:value-type="float" office:value="0" calcext:value-type="float">
            <text:p>0</text:p>
          </table:table-cell>
          <table:table-cell table:style-name="ce6" table:formula="of:=[.Q36]+[.S36]+[.U36]" office:value-type="float" office:value="0" calcext:value-type="float">
            <text:p>0</text:p>
          </table:table-cell>
          <table:table-cell table:style-name="ce25" table:formula="of:=([.Q36]+[.S36]+[.U36])/([.P36]+[.R36]+[.T36])" office:value-type="string" office:string-value="" calcext:value-type="error">
            <text:p>#DIV/0!</text:p>
          </table:table-cell>
          <table:table-cell table:style-name="ce26" table:formula="of:=[.P36]/[.V36]*100" office:value-type="string" office:string-value="" calcext:value-type="error">
            <text:p>#DIV/0!</text:p>
          </table:table-cell>
          <table:table-cell table:style-name="ce26" table:formula="of:=[.R36]/[.V36]*100" office:value-type="string" office:string-value="" calcext:value-type="error">
            <text:p>#DIV/0!</text:p>
          </table:table-cell>
          <table:table-cell table:style-name="ce26" table:formula="of:=[.T36]/[.V36]*100" office:value-type="string" office:string-value="" calcext:value-type="error">
            <text:p>#DIV/0!</text:p>
          </table:table-cell>
          <table:table-cell table:style-name="ce6"/>
          <table:table-cell table:style-name="ce25" table:formula="of:=[.AB36]/[.W36]*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37]+[.R37]+[.T37]" office:value-type="float" office:value="0" calcext:value-type="float">
            <text:p>0</text:p>
          </table:table-cell>
          <table:table-cell table:style-name="ce6" table:formula="of:=[.Q37]+[.S37]+[.U37]" office:value-type="float" office:value="0" calcext:value-type="float">
            <text:p>0</text:p>
          </table:table-cell>
          <table:table-cell table:style-name="ce25" table:formula="of:=([.Q37]+[.S37]+[.U37])/([.P37]+[.R37]+[.T37])" office:value-type="string" office:string-value="" calcext:value-type="error">
            <text:p>#DIV/0!</text:p>
          </table:table-cell>
          <table:table-cell table:style-name="ce26" table:formula="of:=[.P37]/[.V37]*100" office:value-type="string" office:string-value="" calcext:value-type="error">
            <text:p>#DIV/0!</text:p>
          </table:table-cell>
          <table:table-cell table:style-name="ce26" table:formula="of:=[.R37]/[.V37]*100" office:value-type="string" office:string-value="" calcext:value-type="error">
            <text:p>#DIV/0!</text:p>
          </table:table-cell>
          <table:table-cell table:style-name="ce26" table:formula="of:=[.T37]/[.V37]*100" office:value-type="string" office:string-value="" calcext:value-type="error">
            <text:p>#DIV/0!</text:p>
          </table:table-cell>
          <table:table-cell table:style-name="ce6"/>
          <table:table-cell table:style-name="ce25" table:formula="of:=[.AB37]/[.W37]*100" office:value-type="string" office:string-value="" calcext:value-type="error">
            <text:p>#DIV/0!</text:p>
          </table:table-cell>
          <table:table-cell table:number-columns-repeated="995"/>
        </table:table-row>
        <table:table-row table:style-name="ro6">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10</text:p>
          </table:table-cell>
          <table:table-cell table:style-name="ce6" office:value-type="string" calcext:value-type="string">
            <text:p>UD 1.0 English / Web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38]+[.R38]+[.T38]" office:value-type="float" office:value="16622" calcext:value-type="float">
            <text:p>16622</text:p>
          </table:table-cell>
          <table:table-cell table:style-name="ce6" table:formula="of:=[.Q38]+[.S38]+[.U38]" office:value-type="float" office:value="254830" calcext:value-type="float">
            <text:p>254830</text:p>
          </table:table-cell>
          <table:table-cell table:style-name="ce25" table:formula="of:=([.Q38]+[.S38]+[.U38])/([.P38]+[.R38]+[.T38])" office:value-type="float" office:value="15.3308867765612" calcext:value-type="float">
            <text:p>15,33</text:p>
          </table:table-cell>
          <table:table-cell table:style-name="ce26" table:formula="of:=[.P38]/[.V38]*100" office:value-type="float" office:value="75.4602334255806" calcext:value-type="float">
            <text:p>75</text:p>
          </table:table-cell>
          <table:table-cell table:style-name="ce26" table:formula="of:=[.R38]/[.V38]*100" office:value-type="float" office:value="12.0442786668271" calcext:value-type="float">
            <text:p>12</text:p>
          </table:table-cell>
          <table:table-cell table:style-name="ce26" table:formula="of:=[.T38]/[.V38]*100" office:value-type="float" office:value="12.4954879075923" calcext:value-type="float">
            <text:p>12</text:p>
          </table:table-cell>
          <table:table-cell table:style-name="ce6"/>
          <table:table-cell table:style-name="ce25" table:formula="of:=[.AB38]/[.W38]*100" office:value-type="float" office:value="0" calcext:value-type="float">
            <text:p>0,00</text:p>
          </table:table-cell>
          <table:table-cell table:number-columns-repeated="995"/>
        </table:table-row>
        <table:table-row table:style-name="ro6">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39]+[.R39]+[.T39]" office:value-type="float" office:value="0" calcext:value-type="float">
            <text:p>0</text:p>
          </table:table-cell>
          <table:table-cell table:style-name="ce6" table:formula="of:=[.Q39]+[.S39]+[.U39]" office:value-type="float" office:value="0" calcext:value-type="float">
            <text:p>0</text:p>
          </table:table-cell>
          <table:table-cell table:style-name="ce25" table:formula="of:=([.Q39]+[.S39]+[.U39])/([.P39]+[.R39]+[.T39])" office:value-type="string" office:string-value="" calcext:value-type="error">
            <text:p>#DIV/0!</text:p>
          </table:table-cell>
          <table:table-cell table:style-name="ce26" table:formula="of:=[.P39]/[.V39]*100" office:value-type="string" office:string-value="" calcext:value-type="error">
            <text:p>#DIV/0!</text:p>
          </table:table-cell>
          <table:table-cell table:style-name="ce26" table:formula="of:=[.R39]/[.V39]*100" office:value-type="string" office:string-value="" calcext:value-type="error">
            <text:p>#DIV/0!</text:p>
          </table:table-cell>
          <table:table-cell table:style-name="ce26" table:formula="of:=[.T39]/[.V39]*100" office:value-type="string" office:string-value="" calcext:value-type="error">
            <text:p>#DIV/0!</text:p>
          </table:table-cell>
          <table:table-cell table:style-name="ce6"/>
          <table:table-cell table:style-name="ce25" table:formula="of:=[.AB39]/[.W39]*100" office:value-type="string" office:string-value="" calcext:value-type="error">
            <text:p>#DIV/0!</text:p>
          </table:table-cell>
          <table:table-cell table:number-columns-repeated="995"/>
        </table:table-row>
        <table:table-row table:style-name="ro7">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40]+[.R40]+[.T40]" office:value-type="float" office:value="1315" calcext:value-type="float">
            <text:p>1315</text:p>
          </table:table-cell>
          <table:table-cell table:style-name="ce6" table:formula="of:=[.Q40]+[.S40]+[.U40]" office:value-type="float" office:value="9491" calcext:value-type="float">
            <text:p>9491</text:p>
          </table:table-cell>
          <table:table-cell table:style-name="ce25" table:formula="of:=([.Q40]+[.S40]+[.U40])/([.P40]+[.R40]+[.T40])" office:value-type="float" office:value="7.21749049429658" calcext:value-type="float">
            <text:p>7,22</text:p>
          </table:table-cell>
          <table:table-cell table:style-name="ce26" table:formula="of:=[.P40]/[.V40]*100" office:value-type="float" office:value="90.0380228136882" calcext:value-type="float">
            <text:p>90</text:p>
          </table:table-cell>
          <table:table-cell table:style-name="ce26" table:formula="of:=[.R40]/[.V40]*100" office:value-type="float" office:value="0" calcext:value-type="float">
            <text:p>0</text:p>
          </table:table-cell>
          <table:table-cell table:style-name="ce26" table:formula="of:=[.T40]/[.V40]*100" office:value-type="float" office:value="9.96197718631179" calcext:value-type="float">
            <text:p>10</text:p>
          </table:table-cell>
          <table:table-cell table:style-name="ce7" office:value-type="float" office:value="7" calcext:value-type="float">
            <text:p>7</text:p>
          </table:table-cell>
          <table:table-cell table:style-name="ce25" table:formula="of:=[.AB40]/[.W40]*100" office:value-type="float" office:value="0.0737540828152987" calcext:value-type="float">
            <text:p>0,07</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41]+[.R41]+[.T41]" office:value-type="float" office:value="4307" calcext:value-type="float">
            <text:p>4307</text:p>
          </table:table-cell>
          <table:table-cell table:style-name="ce6" table:formula="of:=[.Q41]+[.S41]+[.U41]" office:value-type="float" office:value="58576" calcext:value-type="float">
            <text:p>58576</text:p>
          </table:table-cell>
          <table:table-cell table:style-name="ce25" table:formula="of:=([.Q41]+[.S41]+[.U41])/([.P41]+[.R41]+[.T41])" office:value-type="float" office:value="13.6001857441375" calcext:value-type="float">
            <text:p>13,60</text:p>
          </table:table-cell>
          <table:table-cell table:style-name="ce26" table:formula="of:=[.P41]/[.V41]*100" office:value-type="float" office:value="90.0162526120269" calcext:value-type="float">
            <text:p>90</text:p>
          </table:table-cell>
          <table:table-cell table:style-name="ce26" table:formula="of:=[.R41]/[.V41]*100" office:value-type="float" office:value="0" calcext:value-type="float">
            <text:p>0</text:p>
          </table:table-cell>
          <table:table-cell table:style-name="ce26" table:formula="of:=[.T41]/[.V41]*100" office:value-type="float" office:value="9.98374738797307" calcext:value-type="float">
            <text:p>10</text:p>
          </table:table-cell>
          <table:table-cell table:style-name="ce7" office:value-type="float" office:value="299" calcext:value-type="float">
            <text:p>299</text:p>
          </table:table-cell>
          <table:table-cell table:style-name="ce25" table:formula="of:=[.AB41]/[.W41]*100" office:value-type="float" office:value="0.510447965036875" calcext:value-type="float">
            <text:p>0,51</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2]+[.R42]+[.T42]" office:value-type="float" office:value="0" calcext:value-type="float">
            <text:p>0</text:p>
          </table:table-cell>
          <table:table-cell table:style-name="ce6" table:formula="of:=[.Q42]+[.S42]+[.U42]" office:value-type="float" office:value="0" calcext:value-type="float">
            <text:p>0</text:p>
          </table:table-cell>
          <table:table-cell table:style-name="ce25" table:formula="of:=([.Q42]+[.S42]+[.U42])/([.P42]+[.R42]+[.T42])" office:value-type="string" office:string-value="" calcext:value-type="error">
            <text:p>#DIV/0!</text:p>
          </table:table-cell>
          <table:table-cell table:style-name="ce26" table:formula="of:=[.P42]/[.V42]*100" office:value-type="string" office:string-value="" calcext:value-type="error">
            <text:p>#DIV/0!</text:p>
          </table:table-cell>
          <table:table-cell table:style-name="ce26" table:formula="of:=[.R42]/[.V42]*100" office:value-type="string" office:string-value="" calcext:value-type="error">
            <text:p>#DIV/0!</text:p>
          </table:table-cell>
          <table:table-cell table:style-name="ce26" table:formula="of:=[.T42]/[.V42]*100" office:value-type="string" office:string-value="" calcext:value-type="error">
            <text:p>#DIV/0!</text:p>
          </table:table-cell>
          <table:table-cell table:style-name="ce7"/>
          <table:table-cell table:style-name="ce25" table:formula="of:=[.AB42]/[.W42]*100" office:value-type="string" office:string-value="" calcext:value-type="error">
            <text:p>#DIV/0!</text:p>
          </table:table-cell>
          <table:table-cell table:number-columns-repeated="995"/>
        </table:table-row>
        <table:table-row table:style-name="ro6">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10</text:p>
          </table:table-cell>
          <table:table-cell table:style-name="ce6" office:value-type="string" calcext:value-type="string">
            <text:p>UD 1.0 Finnish / Turku DT</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43]+[.R43]+[.T43]" office:value-type="float" office:value="13581" calcext:value-type="float">
            <text:p>13581</text:p>
          </table:table-cell>
          <table:table-cell table:style-name="ce6" table:formula="of:=[.Q43]+[.S43]+[.U43]" office:value-type="float" office:value="181022" calcext:value-type="float">
            <text:p>181022</text:p>
          </table:table-cell>
          <table:table-cell table:style-name="ce25" table:formula="of:=([.Q43]+[.S43]+[.U43])/([.P43]+[.R43]+[.T43])" office:value-type="float" office:value="13.3290626610706" calcext:value-type="float">
            <text:p>13,33</text:p>
          </table:table-cell>
          <table:table-cell table:style-name="ce26" table:formula="of:=[.P43]/[.V43]*100" office:value-type="float" office:value="89.9565569545689" calcext:value-type="float">
            <text:p>90</text:p>
          </table:table-cell>
          <table:table-cell table:style-name="ce26" table:formula="of:=[.R43]/[.V43]*100" office:value-type="float" office:value="5.27207127604742" calcext:value-type="float">
            <text:p>5</text:p>
          </table:table-cell>
          <table:table-cell table:style-name="ce26" table:formula="of:=[.T43]/[.V43]*100" office:value-type="float" office:value="4.7713717693837" calcext:value-type="float">
            <text:p>5</text:p>
          </table:table-cell>
          <table:table-cell table:style-name="ce6"/>
          <table:table-cell table:style-name="ce25" table:formula="of:=[.AB43]/[.W43]*100" office:value-type="float" office:value="0" calcext:value-type="float">
            <text:p>0,0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4]+[.R44]+[.T44]" office:value-type="float" office:value="0" calcext:value-type="float">
            <text:p>0</text:p>
          </table:table-cell>
          <table:table-cell table:style-name="ce6" table:formula="of:=[.Q44]+[.S44]+[.U44]" office:value-type="float" office:value="0" calcext:value-type="float">
            <text:p>0</text:p>
          </table:table-cell>
          <table:table-cell table:style-name="ce25" table:formula="of:=([.Q44]+[.S44]+[.U44])/([.P44]+[.R44]+[.T44])" office:value-type="string" office:string-value="" calcext:value-type="error">
            <text:p>#DIV/0!</text:p>
          </table:table-cell>
          <table:table-cell table:style-name="ce26" table:formula="of:=[.P44]/[.V44]*100" office:value-type="string" office:string-value="" calcext:value-type="error">
            <text:p>#DIV/0!</text:p>
          </table:table-cell>
          <table:table-cell table:style-name="ce26" table:formula="of:=[.R44]/[.V44]*100" office:value-type="string" office:string-value="" calcext:value-type="error">
            <text:p>#DIV/0!</text:p>
          </table:table-cell>
          <table:table-cell table:style-name="ce26" table:formula="of:=[.T44]/[.V44]*100" office:value-type="string" office:string-value="" calcext:value-type="error">
            <text:p>#DIV/0!</text:p>
          </table:table-cell>
          <table:table-cell table:style-name="ce7"/>
          <table:table-cell table:style-name="ce25" table:formula="of:=[.AB44]/[.W44]*100" office:value-type="string" office:string-value="" calcext:value-type="error">
            <text:p>#DIV/0!</text:p>
          </table:table-cell>
          <table:table-cell table:number-columns-repeated="995"/>
        </table:table-row>
        <table:table-row table:style-name="ro6">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10</text:p>
          </table:table-cell>
          <table:table-cell table:style-name="ce6" office:value-type="string" calcext:value-type="string">
            <text:p>UD 1.0 Frenc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7" calcext:value-type="float">
            <text:p>14507</text:p>
          </table:table-cell>
          <table:table-cell table:style-name="ce6" office:value-type="float" office:value="354684" calcext:value-type="float">
            <text:p>354684</text:p>
          </table:table-cell>
          <table:table-cell table:style-name="ce6" office:value-type="float" office:value="1611" calcext:value-type="float">
            <text:p>1611</text:p>
          </table:table-cell>
          <table:table-cell table:style-name="ce6" office:value-type="float" office:value="38857" calcext:value-type="float">
            <text:p>38857</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45]+[.R45]+[.T45]" office:value-type="float" office:value="16418" calcext:value-type="float">
            <text:p>16418</text:p>
          </table:table-cell>
          <table:table-cell table:style-name="ce6" table:formula="of:=[.Q45]+[.S45]+[.U45]" office:value-type="float" office:value="400620" calcext:value-type="float">
            <text:p>400620</text:p>
          </table:table-cell>
          <table:table-cell table:style-name="ce25" table:formula="of:=([.Q45]+[.S45]+[.U45])/([.P45]+[.R45]+[.T45])" office:value-type="float" office:value="24.4012669021805" calcext:value-type="float">
            <text:p>24,40</text:p>
          </table:table-cell>
          <table:table-cell table:style-name="ce26" table:formula="of:=[.P45]/[.V45]*100" office:value-type="float" office:value="88.3603362163479" calcext:value-type="float">
            <text:p>88</text:p>
          </table:table-cell>
          <table:table-cell table:style-name="ce26" table:formula="of:=[.R45]/[.V45]*100" office:value-type="float" office:value="9.81240102326715" calcext:value-type="float">
            <text:p>10</text:p>
          </table:table-cell>
          <table:table-cell table:style-name="ce26" table:formula="of:=[.T45]/[.V45]*100" office:value-type="float" office:value="1.82726276038494" calcext:value-type="float">
            <text:p>2</text:p>
          </table:table-cell>
          <table:table-cell table:style-name="ce6"/>
          <table:table-cell table:style-name="ce25" table:formula="of:=[.AB45]/[.W45]*100" office:value-type="float" office:value="0" calcext:value-type="float">
            <text:p>0,0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46]+[.R46]+[.T46]" office:value-type="float" office:value="3099" calcext:value-type="float">
            <text:p>3099</text:p>
          </table:table-cell>
          <table:table-cell table:style-name="ce6" table:formula="of:=[.Q46]+[.S46]+[.U46]" office:value-type="float" office:value="67038" calcext:value-type="float">
            <text:p>67038</text:p>
          </table:table-cell>
          <table:table-cell table:style-name="ce25" table:formula="of:=([.Q46]+[.S46]+[.U46])/([.P46]+[.R46]+[.T46])" office:value-type="float" office:value="21.6321393998064" calcext:value-type="float">
            <text:p>21,63</text:p>
          </table:table-cell>
          <table:table-cell table:style-name="ce26" table:formula="of:=[.P46]/[.V46]*100" office:value-type="float" office:value="100" calcext:value-type="float">
            <text:p>100</text:p>
          </table:table-cell>
          <table:table-cell table:style-name="ce26" table:formula="of:=[.R46]/[.V46]*100" office:value-type="float" office:value="0" calcext:value-type="float">
            <text:p>0</text:p>
          </table:table-cell>
          <table:table-cell table:style-name="ce26" table:formula="of:=[.T46]/[.V46]*100" office:value-type="float" office:value="0" calcext:value-type="float">
            <text:p>0</text:p>
          </table:table-cell>
          <table:table-cell table:style-name="ce7"/>
          <table:table-cell table:style-name="ce25" table:formula="of:=[.AB46]/[.W46]*100" office:value-type="float" office:value="0" calcext:value-type="float">
            <text:p>0,00</text:p>
          </table:table-cell>
          <table:table-cell table:number-columns-repeated="995"/>
        </table:table-row>
        <table:table-row table:style-name="ro7">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formula="of:=[.P47]+[.R47]+[.T47]" office:value-type="float" office:value="0" calcext:value-type="float">
            <text:p>0</text:p>
          </table:table-cell>
          <table:table-cell table:style-name="ce6" table:formula="of:=[.Q47]+[.S47]+[.U47]" office:value-type="float" office:value="0" calcext:value-type="float">
            <text:p>0</text:p>
          </table:table-cell>
          <table:table-cell table:style-name="ce25" table:formula="of:=([.Q47]+[.S47]+[.U47])/([.P47]+[.R47]+[.T47])" office:value-type="string" office:string-value="" calcext:value-type="error">
            <text:p>#DIV/0!</text:p>
          </table:table-cell>
          <table:table-cell table:style-name="ce26" table:formula="of:=[.P47]/[.V47]*100" office:value-type="string" office:string-value="" calcext:value-type="error">
            <text:p>#DIV/0!</text:p>
          </table:table-cell>
          <table:table-cell table:style-name="ce26" table:formula="of:=[.R47]/[.V47]*100" office:value-type="string" office:string-value="" calcext:value-type="error">
            <text:p>#DIV/0!</text:p>
          </table:table-cell>
          <table:table-cell table:style-name="ce26" table:formula="of:=[.T47]/[.V47]*100" office:value-type="string" office:string-value="" calcext:value-type="error">
            <text:p>#DIV/0!</text:p>
          </table:table-cell>
          <table:table-cell table:style-name="ce7"/>
          <table:table-cell table:style-name="ce25" table:formula="of:=[.AB47]/[.W47]*100" office:value-type="string" office:string-value="" calcext:value-type="error">
            <text:p>#DIV/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48]+[.R48]+[.T48]" office:value-type="float" office:value="15994" calcext:value-type="float">
            <text:p>15994</text:p>
          </table:table-cell>
          <table:table-cell table:style-name="ce6" table:formula="of:=[.Q48]+[.S48]+[.U48]" office:value-type="float" office:value="481933" calcext:value-type="float">
            <text:p>481933</text:p>
          </table:table-cell>
          <table:table-cell table:style-name="ce25" table:formula="of:=([.Q48]+[.S48]+[.U48])/([.P48]+[.R48]+[.T48])" office:value-type="float" office:value="30.1321120420158" calcext:value-type="float">
            <text:p>30,13</text:p>
          </table:table-cell>
          <table:table-cell table:style-name="ce26" table:formula="of:=[.P48]/[.V48]*100" office:value-type="float" office:value="92.2783543828936" calcext:value-type="float">
            <text:p>92</text:p>
          </table:table-cell>
          <table:table-cell table:style-name="ce26" table:formula="of:=[.R48]/[.V48]*100" office:value-type="float" office:value="7.72164561710642" calcext:value-type="float">
            <text:p>8</text:p>
          </table:table-cell>
          <table:table-cell table:style-name="ce26" table:formula="of:=[.T48]/[.V48]*100" office:value-type="float" office:value="0" calcext:value-type="float">
            <text:p>0</text:p>
          </table:table-cell>
          <table:table-cell table:style-name="ce7"/>
          <table:table-cell table:style-name="ce25" table:formula="of:=[.AB48]/[.W48]*100" office:value-type="float" office:value="0" calcext:value-type="float">
            <text:p>0,00</text:p>
          </table:table-cell>
          <table:table-cell table:number-columns-repeated="995"/>
        </table:table-row>
        <table:table-row table:style-name="ro6">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formula="of:=[.P49]+[.R49]+[.T49]" office:value-type="float" office:value="0" calcext:value-type="float">
            <text:p>0</text:p>
          </table:table-cell>
          <table:table-cell table:style-name="ce6" table:formula="of:=[.Q49]+[.S49]+[.U49]" office:value-type="float" office:value="0" calcext:value-type="float">
            <text:p>0</text:p>
          </table:table-cell>
          <table:table-cell table:style-name="ce25" table:formula="of:=([.Q49]+[.S49]+[.U49])/([.P49]+[.R49]+[.T49])" office:value-type="string" office:string-value="" calcext:value-type="error">
            <text:p>#DIV/0!</text:p>
          </table:table-cell>
          <table:table-cell table:style-name="ce26" table:formula="of:=[.P49]/[.V49]*100" office:value-type="string" office:string-value="" calcext:value-type="error">
            <text:p>#DIV/0!</text:p>
          </table:table-cell>
          <table:table-cell table:style-name="ce26" table:formula="of:=[.R49]/[.V49]*100" office:value-type="string" office:string-value="" calcext:value-type="error">
            <text:p>#DIV/0!</text:p>
          </table:table-cell>
          <table:table-cell table:style-name="ce26" table:formula="of:=[.T49]/[.V49]*100" office:value-type="string" office:string-value="" calcext:value-type="error">
            <text:p>#DIV/0!</text:p>
          </table:table-cell>
          <table:table-cell table:style-name="ce7"/>
          <table:table-cell table:style-name="ce25" table:formula="of:=[.AB49]/[.W49]*100" office:value-type="string" office:string-value="" calcext:value-type="error">
            <text:p>#DIV/0!</text:p>
          </table:table-cell>
          <table:table-cell table:number-columns-repeated="995"/>
        </table:table-row>
        <table:table-row table:style-name="ro6">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6" table:formula="of:=[.P50]+[.R50]+[.T50]" office:value-type="float" office:value="45" calcext:value-type="float">
            <text:p>45</text:p>
          </table:table-cell>
          <table:table-cell table:style-name="ce6" table:formula="of:=[.Q50]+[.S50]+[.U50]" office:value-type="float" office:value="0" calcext:value-type="float">
            <text:p>0</text:p>
          </table:table-cell>
          <table:table-cell table:style-name="ce25" table:formula="of:=([.Q50]+[.S50]+[.U50])/([.P50]+[.R50]+[.T50])" office:value-type="float" office:value="0" calcext:value-type="float">
            <text:p>0,00</text:p>
          </table:table-cell>
          <table:table-cell table:style-name="ce26" table:formula="of:=[.P50]/[.V50]*100" office:value-type="float" office:value="100" calcext:value-type="float">
            <text:p>100</text:p>
          </table:table-cell>
          <table:table-cell table:style-name="ce26" table:formula="of:=[.R50]/[.V50]*100" office:value-type="float" office:value="0" calcext:value-type="float">
            <text:p>0</text:p>
          </table:table-cell>
          <table:table-cell table:style-name="ce26" table:formula="of:=[.T50]/[.V50]*100" office:value-type="float" office:value="0" calcext:value-type="float">
            <text:p>0</text:p>
          </table:table-cell>
          <table:table-cell table:style-name="ce7"/>
          <table:table-cell table:style-name="ce25" table:formula="of:=[.AB50]/[.W50]*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51]+[.R51]+[.T51]" office:value-type="float" office:value="39573" calcext:value-type="float">
            <text:p>39573</text:p>
          </table:table-cell>
          <table:table-cell table:style-name="ce6" table:formula="of:=[.Q51]+[.S51]+[.U51]" office:value-type="float" office:value="705304" calcext:value-type="float">
            <text:p>705304</text:p>
          </table:table-cell>
          <table:table-cell table:style-name="ce25" table:formula="of:=([.Q51]+[.S51]+[.U51])/([.P51]+[.R51]+[.T51])" office:value-type="float" office:value="17.8228590200389" calcext:value-type="float">
            <text:p>17,82</text:p>
          </table:table-cell>
          <table:table-cell table:style-name="ce26" table:formula="of:=[.P51]/[.V51]*100" office:value-type="float" office:value="99.0978697596846" calcext:value-type="float">
            <text:p>99</text:p>
          </table:table-cell>
          <table:table-cell table:style-name="ce26" table:formula="of:=[.R51]/[.V51]*100" office:value-type="float" office:value="0" calcext:value-type="float">
            <text:p>0</text:p>
          </table:table-cell>
          <table:table-cell table:style-name="ce26" table:formula="of:=[.T51]/[.V51]*100" office:value-type="float" office:value="0.902130240315366" calcext:value-type="float">
            <text:p>1</text:p>
          </table:table-cell>
          <table:table-cell table:style-name="ce6"/>
          <table:table-cell table:style-name="ce25" table:formula="of:=[.AB51]/[.W51]*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52]+[.R52]+[.T52]" office:value-type="float" office:value="38020" calcext:value-type="float">
            <text:p>38020</text:p>
          </table:table-cell>
          <table:table-cell table:style-name="ce6" table:formula="of:=[.Q52]+[.S52]+[.U52]" office:value-type="float" office:value="680710" calcext:value-type="float">
            <text:p>680710</text:p>
          </table:table-cell>
          <table:table-cell table:style-name="ce25" table:formula="of:=([.Q52]+[.S52]+[.U52])/([.P52]+[.R52]+[.T52])" office:value-type="float" office:value="17.9039978958443" calcext:value-type="float">
            <text:p>17,90</text:p>
          </table:table-cell>
          <table:table-cell table:style-name="ce26" table:formula="of:=[.P52]/[.V52]*100" office:value-type="float" office:value="94.7396107311941" calcext:value-type="float">
            <text:p>95</text:p>
          </table:table-cell>
          <table:table-cell table:style-name="ce26" table:formula="of:=[.R52]/[.V52]*100" office:value-type="float" office:value="0" calcext:value-type="float">
            <text:p>0</text:p>
          </table:table-cell>
          <table:table-cell table:style-name="ce26" table:formula="of:=[.T52]/[.V52]*100" office:value-type="float" office:value="5.26038926880589" calcext:value-type="float">
            <text:p>5</text:p>
          </table:table-cell>
          <table:table-cell table:style-name="ce6" office:value-type="float" office:value="15875" calcext:value-type="float">
            <text:p>15875</text:p>
          </table:table-cell>
          <table:table-cell table:style-name="ce25" table:formula="of:=[.AB52]/[.W52]*100" office:value-type="float" office:value="2.33212381190228" calcext:value-type="float">
            <text:p>2,33</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53]+[.R53]+[.T53]" office:value-type="float" office:value="0" calcext:value-type="float">
            <text:p>0</text:p>
          </table:table-cell>
          <table:table-cell table:style-name="ce6" table:formula="of:=[.Q53]+[.S53]+[.U53]" office:value-type="float" office:value="0" calcext:value-type="float">
            <text:p>0</text:p>
          </table:table-cell>
          <table:table-cell table:style-name="ce25" table:formula="of:=([.Q53]+[.S53]+[.U53])/([.P53]+[.R53]+[.T53])" office:value-type="string" office:string-value="" calcext:value-type="error">
            <text:p>#DIV/0!</text:p>
          </table:table-cell>
          <table:table-cell table:style-name="ce26" table:formula="of:=[.P53]/[.V53]*100" office:value-type="string" office:string-value="" calcext:value-type="error">
            <text:p>#DIV/0!</text:p>
          </table:table-cell>
          <table:table-cell table:style-name="ce26" table:formula="of:=[.R53]/[.V53]*100" office:value-type="string" office:string-value="" calcext:value-type="error">
            <text:p>#DIV/0!</text:p>
          </table:table-cell>
          <table:table-cell table:style-name="ce26" table:formula="of:=[.T53]/[.V53]*100" office:value-type="string" office:string-value="" calcext:value-type="error">
            <text:p>#DIV/0!</text:p>
          </table:table-cell>
          <table:table-cell table:style-name="ce6"/>
          <table:table-cell table:style-name="ce25" table:formula="of:=[.AB53]/[.W53]*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10</text:p>
          </table:table-cell>
          <table:table-cell table:style-name="ce6" office:value-type="string" calcext:value-type="string">
            <text:p>UD 1.0 German / Google? Tiger?</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54]+[.R54]+[.T54]" office:value-type="float" office:value="15918" calcext:value-type="float">
            <text:p>15918</text:p>
          </table:table-cell>
          <table:table-cell table:style-name="ce6" table:formula="of:=[.Q54]+[.S54]+[.U54]" office:value-type="float" office:value="298614" calcext:value-type="float">
            <text:p>298614</text:p>
          </table:table-cell>
          <table:table-cell table:style-name="ce25" table:formula="of:=([.Q54]+[.S54]+[.U54])/([.P54]+[.R54]+[.T54])" office:value-type="float" office:value="18.7595175273276" calcext:value-type="float">
            <text:p>18,76</text:p>
          </table:table-cell>
          <table:table-cell table:style-name="ce26" table:formula="of:=[.P54]/[.V54]*100" office:value-type="float" office:value="88.6920467395401" calcext:value-type="float">
            <text:p>89</text:p>
          </table:table-cell>
          <table:table-cell table:style-name="ce26" table:formula="of:=[.R54]/[.V54]*100" office:value-type="float" office:value="5.02575700464883" calcext:value-type="float">
            <text:p>5</text:p>
          </table:table-cell>
          <table:table-cell table:style-name="ce26" table:formula="of:=[.T54]/[.V54]*100" office:value-type="float" office:value="6.28219625581103" calcext:value-type="float">
            <text:p>6</text:p>
          </table:table-cell>
          <table:table-cell table:style-name="ce6"/>
          <table:table-cell table:style-name="ce25" table:formula="of:=[.AB54]/[.W54]*100" office:value-type="float" office:value="0" calcext:value-type="float">
            <text:p>0,00</text:p>
          </table:table-cell>
          <table:table-cell table:number-columns-repeated="995"/>
        </table:table-row>
        <table:table-row table:style-name="ro6">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55]+[.R55]+[.T55]" office:value-type="float" office:value="45472" calcext:value-type="float">
            <text:p>45472</text:p>
          </table:table-cell>
          <table:table-cell table:style-name="ce6" table:formula="of:=[.Q55]+[.S55]+[.U55]" office:value-type="float" office:value="796234" calcext:value-type="float">
            <text:p>796234</text:p>
          </table:table-cell>
          <table:table-cell table:style-name="ce25" table:formula="of:=([.Q55]+[.S55]+[.U55])/([.P55]+[.R55]+[.T55])" office:value-type="float" office:value="17.5104239971851" calcext:value-type="float">
            <text:p>17,51</text:p>
          </table:table-cell>
          <table:table-cell table:style-name="ce26" table:formula="of:=[.P55]/[.V55]*100" office:value-type="float" office:value="89.0042223786066" calcext:value-type="float">
            <text:p>89</text:p>
          </table:table-cell>
          <table:table-cell table:style-name="ce26" table:formula="of:=[.R55]/[.V55]*100" office:value-type="float" office:value="10.9957776213934" calcext:value-type="float">
            <text:p>11</text:p>
          </table:table-cell>
          <table:table-cell table:style-name="ce26" table:formula="of:=[.T55]/[.V55]*100" office:value-type="float" office:value="0" calcext:value-type="float">
            <text:p>0</text:p>
          </table:table-cell>
          <table:table-cell table:style-name="ce7"/>
          <table:table-cell table:style-name="ce25" table:formula="of:=[.AB55]/[.W55]*100" office:value-type="float" office:value="0" calcext:value-type="float">
            <text:p>0,00</text:p>
          </table:table-cell>
          <table:table-cell table:number-columns-repeated="995"/>
        </table:table-row>
        <table:table-row table:style-name="ro7">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56]+[.R56]+[.T56]" office:value-type="float" office:value="85358" calcext:value-type="float">
            <text:p>85358</text:p>
          </table:table-cell>
          <table:table-cell table:style-name="ce6" table:formula="of:=[.Q56]+[.S56]+[.U56]" office:value-type="float" office:value="1569916" calcext:value-type="float">
            <text:p>1569916</text:p>
          </table:table-cell>
          <table:table-cell table:style-name="ce25" table:formula="of:=([.Q56]+[.S56]+[.U56])/([.P56]+[.R56]+[.T56])" office:value-type="float" office:value="18.3921366480002" calcext:value-type="float">
            <text:p>18,39</text:p>
          </table:table-cell>
          <table:table-cell table:style-name="ce26" table:formula="of:=[.P56]/[.V56]*100" office:value-type="float" office:value="100" calcext:value-type="float">
            <text:p>100</text:p>
          </table:table-cell>
          <table:table-cell table:style-name="ce26" table:formula="of:=[.R56]/[.V56]*100" office:value-type="float" office:value="0" calcext:value-type="float">
            <text:p>0</text:p>
          </table:table-cell>
          <table:table-cell table:style-name="ce26" table:formula="of:=[.T56]/[.V56]*100" office:value-type="float" office:value="0" calcext:value-type="float">
            <text:p>0</text:p>
          </table:table-cell>
          <table:table-cell table:style-name="ce6"/>
          <table:table-cell table:style-name="ce25" table:formula="of:=[.AB56]/[.W56]*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5"/>
          <table:table-cell table:style-name="ce6" table:formula="of:=[.P57]+[.R57]+[.T57]" office:value-type="float" office:value="101999" calcext:value-type="float">
            <text:p>101999</text:p>
          </table:table-cell>
          <table:table-cell table:style-name="ce6" table:formula="of:=[.Q57]+[.S57]+[.U57]" office:value-type="float" office:value="0" calcext:value-type="float">
            <text:p>0</text:p>
          </table:table-cell>
          <table:table-cell table:style-name="ce25" table:formula="of:=([.Q57]+[.S57]+[.U57])/([.P57]+[.R57]+[.T57])" office:value-type="float" office:value="0" calcext:value-type="float">
            <text:p>0,00</text:p>
          </table:table-cell>
          <table:table-cell table:style-name="ce26" table:formula="of:=[.P57]/[.V57]*100" office:value-type="float" office:value="100" calcext:value-type="float">
            <text:p>100</text:p>
          </table:table-cell>
          <table:table-cell table:style-name="ce26" table:formula="of:=[.R57]/[.V57]*100" office:value-type="float" office:value="0" calcext:value-type="float">
            <text:p>0</text:p>
          </table:table-cell>
          <table:table-cell table:style-name="ce26" table:formula="of:=[.T57]/[.V57]*100" office:value-type="float" office:value="0" calcext:value-type="float">
            <text:p>0</text:p>
          </table:table-cell>
          <table:table-cell table:style-name="ce6"/>
          <table:table-cell table:style-name="ce25" table:formula="of:=[.AB57]/[.W57]*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6" table:formula="of:=[.P58]+[.R58]+[.T58]" office:value-type="float" office:value="45" calcext:value-type="float">
            <text:p>45</text:p>
          </table:table-cell>
          <table:table-cell table:style-name="ce6" table:formula="of:=[.Q58]+[.S58]+[.U58]" office:value-type="float" office:value="0" calcext:value-type="float">
            <text:p>0</text:p>
          </table:table-cell>
          <table:table-cell table:style-name="ce25" table:formula="of:=([.Q58]+[.S58]+[.U58])/([.P58]+[.R58]+[.T58])" office:value-type="float" office:value="0" calcext:value-type="float">
            <text:p>0,00</text:p>
          </table:table-cell>
          <table:table-cell table:style-name="ce26" table:formula="of:=[.P58]/[.V58]*100" office:value-type="float" office:value="100" calcext:value-type="float">
            <text:p>100</text:p>
          </table:table-cell>
          <table:table-cell table:style-name="ce26" table:formula="of:=[.R58]/[.V58]*100" office:value-type="float" office:value="0" calcext:value-type="float">
            <text:p>0</text:p>
          </table:table-cell>
          <table:table-cell table:style-name="ce26" table:formula="of:=[.T58]/[.V58]*100" office:value-type="float" office:value="0" calcext:value-type="float">
            <text:p>0</text:p>
          </table:table-cell>
          <table:table-cell table:style-name="ce6"/>
          <table:table-cell table:style-name="ce25" table:formula="of:=[.AB58]/[.W58]*100" office:value-type="string" office:string-value="" calcext:value-type="error">
            <text:p>#DIV/0!</text:p>
          </table:table-cell>
          <table:table-cell table:number-columns-repeated="995"/>
        </table:table-row>
        <table:table-row table:style-name="ro6">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59]+[.R59]+[.T59]" office:value-type="float" office:value="0" calcext:value-type="float">
            <text:p>0</text:p>
          </table:table-cell>
          <table:table-cell table:style-name="ce6" table:formula="of:=[.Q59]+[.S59]+[.U59]" office:value-type="float" office:value="0" calcext:value-type="float">
            <text:p>0</text:p>
          </table:table-cell>
          <table:table-cell table:style-name="ce25" table:formula="of:=([.Q59]+[.S59]+[.U59])/([.P59]+[.R59]+[.T59])" office:value-type="string" office:string-value="" calcext:value-type="error">
            <text:p>#DIV/0!</text:p>
          </table:table-cell>
          <table:table-cell table:style-name="ce26" table:formula="of:=[.P59]/[.V59]*100" office:value-type="string" office:string-value="" calcext:value-type="error">
            <text:p>#DIV/0!</text:p>
          </table:table-cell>
          <table:table-cell table:style-name="ce26" table:formula="of:=[.R59]/[.V59]*100" office:value-type="string" office:string-value="" calcext:value-type="error">
            <text:p>#DIV/0!</text:p>
          </table:table-cell>
          <table:table-cell table:style-name="ce26" table:formula="of:=[.T59]/[.V59]*100" office:value-type="string" office:string-value="" calcext:value-type="error">
            <text:p>#DIV/0!</text:p>
          </table:table-cell>
          <table:table-cell table:style-name="ce6"/>
          <table:table-cell table:style-name="ce25" table:formula="of:=[.AB59]/[.W59]*100" office:value-type="string" office:string-value="" calcext:value-type="error">
            <text:p>#DIV/0!</text:p>
          </table:table-cell>
          <table:table-cell table:number-columns-repeated="995"/>
        </table:table-row>
        <table:table-row table:style-name="ro6">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60]+[.R60]+[.T60]" office:value-type="float" office:value="2902" calcext:value-type="float">
            <text:p>2902</text:p>
          </table:table-cell>
          <table:table-cell table:style-name="ce6" table:formula="of:=[.Q60]+[.S60]+[.U60]" office:value-type="float" office:value="70223" calcext:value-type="float">
            <text:p>70223</text:p>
          </table:table-cell>
          <table:table-cell table:style-name="ce25" table:formula="of:=([.Q60]+[.S60]+[.U60])/([.P60]+[.R60]+[.T60])" office:value-type="float" office:value="24.1981392143349" calcext:value-type="float">
            <text:p>24,20</text:p>
          </table:table-cell>
          <table:table-cell table:style-name="ce26" table:formula="of:=[.P60]/[.V60]*100" office:value-type="float" office:value="93.2115782219159" calcext:value-type="float">
            <text:p>93</text:p>
          </table:table-cell>
          <table:table-cell table:style-name="ce26" table:formula="of:=[.R60]/[.V60]*100" office:value-type="float" office:value="0" calcext:value-type="float">
            <text:p>0</text:p>
          </table:table-cell>
          <table:table-cell table:style-name="ce26" table:formula="of:=[.T60]/[.V60]*100" office:value-type="float" office:value="6.78842177808408" calcext:value-type="float">
            <text:p>7</text:p>
          </table:table-cell>
          <table:table-cell table:style-name="ce6" office:value-type="float" office:value="823" calcext:value-type="float">
            <text:p>823</text:p>
          </table:table-cell>
          <table:table-cell table:style-name="ce25" table:formula="of:=[.AB60]/[.W60]*100" office:value-type="float" office:value="1.17198069008729" calcext:value-type="float">
            <text:p>1,17</text:p>
          </table:table-cell>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61]+[.R61]+[.T61]" office:value-type="float" office:value="21160" calcext:value-type="float">
            <text:p>21160</text:p>
          </table:table-cell>
          <table:table-cell table:style-name="ce6" table:formula="of:=[.Q61]+[.S61]+[.U61]" office:value-type="float" office:value="308882" calcext:value-type="float">
            <text:p>308882</text:p>
          </table:table-cell>
          <table:table-cell table:style-name="ce25" table:formula="of:=([.Q61]+[.S61]+[.U61])/([.P61]+[.R61]+[.T61])" office:value-type="float" office:value="14.5974480151229" calcext:value-type="float">
            <text:p>14,60</text:p>
          </table:table-cell>
          <table:table-cell table:style-name="ce26" table:formula="of:=[.P61]/[.V61]*100" office:value-type="float" office:value="97.5047258979206" calcext:value-type="float">
            <text:p>98</text:p>
          </table:table-cell>
          <table:table-cell table:style-name="ce26" table:formula="of:=[.R61]/[.V61]*100" office:value-type="float" office:value="0" calcext:value-type="float">
            <text:p>0</text:p>
          </table:table-cell>
          <table:table-cell table:style-name="ce26" table:formula="of:=[.T61]/[.V61]*100" office:value-type="float" office:value="2.49527410207939" calcext:value-type="float">
            <text:p>2</text:p>
          </table:table-cell>
          <table:table-cell table:style-name="ce7" office:value-type="float" office:value="60469" calcext:value-type="float">
            <text:p>60469</text:p>
          </table:table-cell>
          <table:table-cell table:style-name="ce25" table:formula="of:=[.AB61]/[.W61]*100" office:value-type="float" office:value="19.5767315673947" calcext:value-type="float">
            <text:p>19,58</text:p>
          </table:table-cell>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62]+[.R62]+[.T62]" office:value-type="float" office:value="0" calcext:value-type="float">
            <text:p>0</text:p>
          </table:table-cell>
          <table:table-cell table:style-name="ce6" table:formula="of:=[.Q62]+[.S62]+[.U62]" office:value-type="float" office:value="0" calcext:value-type="float">
            <text:p>0</text:p>
          </table:table-cell>
          <table:table-cell table:style-name="ce25" table:formula="of:=([.Q62]+[.S62]+[.U62])/([.P62]+[.R62]+[.T62])" office:value-type="string" office:string-value="" calcext:value-type="error">
            <text:p>#DIV/0!</text:p>
          </table:table-cell>
          <table:table-cell table:style-name="ce26" table:formula="of:=[.P62]/[.V62]*100" office:value-type="string" office:string-value="" calcext:value-type="error">
            <text:p>#DIV/0!</text:p>
          </table:table-cell>
          <table:table-cell table:style-name="ce26" table:formula="of:=[.R62]/[.V62]*100" office:value-type="string" office:string-value="" calcext:value-type="error">
            <text:p>#DIV/0!</text:p>
          </table:table-cell>
          <table:table-cell table:style-name="ce26" table:formula="of:=[.T62]/[.V62]*100" office:value-type="string" office:string-value="" calcext:value-type="error">
            <text:p>#DIV/0!</text:p>
          </table:table-cell>
          <table:table-cell table:style-name="ce7"/>
          <table:table-cell table:style-name="ce25" table:formula="of:=[.AB62]/[.W62]*100" office:value-type="string" office:string-value="" calcext:value-type="error">
            <text:p>#DIV/0!</text:p>
          </table:table-cell>
          <table:table-cell table:number-columns-repeated="995"/>
        </table:table-row>
        <table:table-row table:style-name="ro6">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63]+[.R63]+[.T63]" office:value-type="float" office:value="5500" calcext:value-type="float">
            <text:p>5500</text:p>
          </table:table-cell>
          <table:table-cell table:style-name="ce6" table:formula="of:=[.Q63]+[.S63]+[.U63]" office:value-type="float" office:value="139347" calcext:value-type="float">
            <text:p>139347</text:p>
          </table:table-cell>
          <table:table-cell table:style-name="ce25" table:formula="of:=([.Q63]+[.S63]+[.U63])/([.P63]+[.R63]+[.T63])" office:value-type="float" office:value="25.3358181818182" calcext:value-type="float">
            <text:p>25,34</text:p>
          </table:table-cell>
          <table:table-cell table:style-name="ce26" table:formula="of:=[.P63]/[.V63]*100" office:value-type="float" office:value="90.9090909090909" calcext:value-type="float">
            <text:p>91</text:p>
          </table:table-cell>
          <table:table-cell table:style-name="ce26" table:formula="of:=[.R63]/[.V63]*100" office:value-type="float" office:value="9.09090909090909" calcext:value-type="float">
            <text:p>9</text:p>
          </table:table-cell>
          <table:table-cell table:style-name="ce26" table:formula="of:=[.T63]/[.V63]*100" office:value-type="float" office:value="0" calcext:value-type="float">
            <text:p>0</text:p>
          </table:table-cell>
          <table:table-cell table:style-name="ce7"/>
          <table:table-cell table:style-name="ce25" table:formula="of:=[.AB63]/[.W63]*100" office:value-type="float" office:value="0" calcext:value-type="float">
            <text:p>0,00</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64]+[.R64]+[.T64]" office:value-type="float" office:value="1651" calcext:value-type="float">
            <text:p>1651</text:p>
          </table:table-cell>
          <table:table-cell table:style-name="ce6" table:formula="of:=[.Q64]+[.S64]+[.U64]" office:value-type="float" office:value="15029" calcext:value-type="float">
            <text:p>15029</text:p>
          </table:table-cell>
          <table:table-cell table:style-name="ce25" table:formula="of:=([.Q64]+[.S64]+[.U64])/([.P64]+[.R64]+[.T64])" office:value-type="float" office:value="9.10296789824349" calcext:value-type="float">
            <text:p>9,10</text:p>
          </table:table-cell>
          <table:table-cell table:style-name="ce26" table:formula="of:=[.P64]/[.V64]*100" office:value-type="float" office:value="90.9145972138098" calcext:value-type="float">
            <text:p>91</text:p>
          </table:table-cell>
          <table:table-cell table:style-name="ce26" table:formula="of:=[.R64]/[.V64]*100" office:value-type="float" office:value="0" calcext:value-type="float">
            <text:p>0</text:p>
          </table:table-cell>
          <table:table-cell table:style-name="ce26" table:formula="of:=[.T64]/[.V64]*100" office:value-type="float" office:value="9.08540278619019" calcext:value-type="float">
            <text:p>9</text:p>
          </table:table-cell>
          <table:table-cell table:style-name="ce7"/>
          <table:table-cell table:style-name="ce25" table:formula="of:=[.AB64]/[.W64]*100" office:value-type="float" office:value="0" calcext:value-type="float">
            <text:p>0,00</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65]+[.R65]+[.T65]" office:value-type="float" office:value="3515" calcext:value-type="float">
            <text:p>3515</text:p>
          </table:table-cell>
          <table:table-cell table:style-name="ce6" table:formula="of:=[.Q65]+[.S65]+[.U65]" office:value-type="float" office:value="77068" calcext:value-type="float">
            <text:p>77068</text:p>
          </table:table-cell>
          <table:table-cell table:style-name="ce25" table:formula="of:=([.Q65]+[.S65]+[.U65])/([.P65]+[.R65]+[.T65])" office:value-type="float" office:value="21.9254623044097" calcext:value-type="float">
            <text:p>21,93</text:p>
          </table:table-cell>
          <table:table-cell table:style-name="ce26" table:formula="of:=[.P65]/[.V65]*100" office:value-type="float" office:value="84.551920341394" calcext:value-type="float">
            <text:p>85</text:p>
          </table:table-cell>
          <table:table-cell table:style-name="ce26" table:formula="of:=[.R65]/[.V65]*100" office:value-type="float" office:value="0" calcext:value-type="float">
            <text:p>0</text:p>
          </table:table-cell>
          <table:table-cell table:style-name="ce26" table:formula="of:=[.T65]/[.V65]*100" office:value-type="float" office:value="15.448079658606" calcext:value-type="float">
            <text:p>15</text:p>
          </table:table-cell>
          <table:table-cell table:style-name="ce7" office:value-type="float" office:value="862" calcext:value-type="float">
            <text:p>862</text:p>
          </table:table-cell>
          <table:table-cell table:style-name="ce25" table:formula="of:=[.AB65]/[.W65]*100" office:value-type="float" office:value="1.11849275964084" calcext:value-type="float">
            <text:p>1,12</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66]+[.R66]+[.T66]" office:value-type="float" office:value="13274" calcext:value-type="float">
            <text:p>13274</text:p>
          </table:table-cell>
          <table:table-cell table:style-name="ce6" table:formula="of:=[.Q66]+[.S66]+[.U66]" office:value-type="float" office:value="294509" calcext:value-type="float">
            <text:p>294509</text:p>
          </table:table-cell>
          <table:table-cell table:style-name="ce25" table:formula="of:=([.Q66]+[.S66]+[.U66])/([.P66]+[.R66]+[.T66])" office:value-type="float" office:value="22.1869067349706" calcext:value-type="float">
            <text:p>22,19</text:p>
          </table:table-cell>
          <table:table-cell table:style-name="ce26" table:formula="of:=[.P66]/[.V66]*100" office:value-type="float" office:value="90.7111646828386" calcext:value-type="float">
            <text:p>91</text:p>
          </table:table-cell>
          <table:table-cell table:style-name="ce26" table:formula="of:=[.R66]/[.V66]*100" office:value-type="float" office:value="0" calcext:value-type="float">
            <text:p>0</text:p>
          </table:table-cell>
          <table:table-cell table:style-name="ce26" table:formula="of:=[.T66]/[.V66]*100" office:value-type="float" office:value="9.28883531716137" calcext:value-type="float">
            <text:p>9</text:p>
          </table:table-cell>
          <table:table-cell table:style-name="ce7" office:value-type="float" office:value="4294" calcext:value-type="float">
            <text:p>4294</text:p>
          </table:table-cell>
          <table:table-cell table:style-name="ce25" table:formula="of:=[.AB66]/[.W66]*100" office:value-type="float" office:value="1.45801995864303" calcext:value-type="float">
            <text:p>1,46</text:p>
          </table:table-cell>
          <table:table-cell table:number-columns-repeated="995"/>
        </table:table-row>
        <table:table-row table:style-name="ro7">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table:formula="of:=[.P67]+[.R67]+[.T67]" office:value-type="float" office:value="0" calcext:value-type="float">
            <text:p>0</text:p>
          </table:table-cell>
          <table:table-cell table:style-name="ce6" table:formula="of:=[.Q67]+[.S67]+[.U67]" office:value-type="float" office:value="0" calcext:value-type="float">
            <text:p>0</text:p>
          </table:table-cell>
          <table:table-cell table:style-name="ce25" table:formula="of:=([.Q67]+[.S67]+[.U67])/([.P67]+[.R67]+[.T67])" office:value-type="string" office:string-value="" calcext:value-type="error">
            <text:p>#DIV/0!</text:p>
          </table:table-cell>
          <table:table-cell table:style-name="ce26" table:formula="of:=[.P67]/[.V67]*100" office:value-type="string" office:string-value="" calcext:value-type="error">
            <text:p>#DIV/0!</text:p>
          </table:table-cell>
          <table:table-cell table:style-name="ce26" table:formula="of:=[.R67]/[.V67]*100" office:value-type="string" office:string-value="" calcext:value-type="error">
            <text:p>#DIV/0!</text:p>
          </table:table-cell>
          <table:table-cell table:style-name="ce26" table:formula="of:=[.T67]/[.V67]*100" office:value-type="string" office:string-value="" calcext:value-type="error">
            <text:p>#DIV/0!</text:p>
          </table:table-cell>
          <table:table-cell table:style-name="ce7"/>
          <table:table-cell table:style-name="ce25" table:formula="of:=[.AB67]/[.W67]*100" office:value-type="string" office:string-value="" calcext:value-type="error">
            <text:p>#DIV/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68]+[.R68]+[.T68]" office:value-type="float" office:value="6424" calcext:value-type="float">
            <text:p>6424</text:p>
          </table:table-cell>
          <table:table-cell table:style-name="ce6" table:formula="of:=[.Q68]+[.S68]+[.U68]" office:value-type="float" office:value="139143" calcext:value-type="float">
            <text:p>139143</text:p>
          </table:table-cell>
          <table:table-cell table:style-name="ce25" table:formula="of:=([.Q68]+[.S68]+[.U68])/([.P68]+[.R68]+[.T68])" office:value-type="float" office:value="21.6598692403487" calcext:value-type="float">
            <text:p>21,66</text:p>
          </table:table-cell>
          <table:table-cell table:style-name="ce26" table:formula="of:=[.P68]/[.V68]*100" office:value-type="float" office:value="93.9290161892902" calcext:value-type="float">
            <text:p>94</text:p>
          </table:table-cell>
          <table:table-cell table:style-name="ce26" table:formula="of:=[.R68]/[.V68]*100" office:value-type="float" office:value="0" calcext:value-type="float">
            <text:p>0</text:p>
          </table:table-cell>
          <table:table-cell table:style-name="ce26" table:formula="of:=[.T68]/[.V68]*100" office:value-type="float" office:value="6.07098381070984" calcext:value-type="float">
            <text:p>6</text:p>
          </table:table-cell>
          <table:table-cell table:style-name="ce7" office:value-type="float" office:value="4032" calcext:value-type="float">
            <text:p>4032</text:p>
          </table:table-cell>
          <table:table-cell table:style-name="ce25" table:formula="of:=[.AB68]/[.W68]*100" office:value-type="float" office:value="2.89773829800996" calcext:value-type="float">
            <text:p>2,9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69]+[.R69]+[.T69]" office:value-type="float" office:value="9197" calcext:value-type="float">
            <text:p>9197</text:p>
          </table:table-cell>
          <table:table-cell table:style-name="ce6" table:formula="of:=[.Q69]+[.S69]+[.U69]" office:value-type="float" office:value="200130" calcext:value-type="float">
            <text:p>200130</text:p>
          </table:table-cell>
          <table:table-cell table:style-name="ce25" table:formula="of:=([.Q69]+[.S69]+[.U69])/([.P69]+[.R69]+[.T69])" office:value-type="float" office:value="21.7603566380341" calcext:value-type="float">
            <text:p>21,76</text:p>
          </table:table-cell>
          <table:table-cell table:style-name="ce26" table:formula="of:=[.P69]/[.V69]*100" office:value-type="float" office:value="88.572360552354" calcext:value-type="float">
            <text:p>89</text:p>
          </table:table-cell>
          <table:table-cell table:style-name="ce26" table:formula="of:=[.R69]/[.V69]*100" office:value-type="float" office:value="11.427639447646" calcext:value-type="float">
            <text:p>11</text:p>
          </table:table-cell>
          <table:table-cell table:style-name="ce26" table:formula="of:=[.T69]/[.V69]*100" office:value-type="float" office:value="0" calcext:value-type="float">
            <text:p>0</text:p>
          </table:table-cell>
          <table:table-cell table:style-name="ce7"/>
          <table:table-cell table:style-name="ce25" table:formula="of:=[.AB69]/[.W69]*100" office:value-type="float" office:value="0" calcext:value-type="float">
            <text:p>0,00</text:p>
          </table:table-cell>
          <table:table-cell table:number-columns-repeated="995"/>
        </table:table-row>
        <table:table-row table:style-name="ro6">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ud10</text:p>
          </table:table-cell>
          <table:table-cell table:style-name="ce6" office:value-type="string" calcext:value-type="string">
            <text:p>UD 1.0 German / Szeged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ey took old underlying texts but annotated them manually in the UD scheme.</text:p>
          </table:table-cell>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70]+[.R70]+[.T70]" office:value-type="float" office:value="1299" calcext:value-type="float">
            <text:p>1299</text:p>
          </table:table-cell>
          <table:table-cell table:style-name="ce6" table:formula="of:=[.Q70]+[.S70]+[.U70]" office:value-type="float" office:value="26538" calcext:value-type="float">
            <text:p>26538</text:p>
          </table:table-cell>
          <table:table-cell table:style-name="ce25" table:formula="of:=([.Q70]+[.S70]+[.U70])/([.P70]+[.R70]+[.T70])" office:value-type="float" office:value="20.4295612009238" calcext:value-type="float">
            <text:p>20,43</text:p>
          </table:table-cell>
          <table:table-cell table:style-name="ce26" table:formula="of:=[.P70]/[.V70]*100" office:value-type="float" office:value="79.445727482679" calcext:value-type="float">
            <text:p>79</text:p>
          </table:table-cell>
          <table:table-cell table:style-name="ce26" table:formula="of:=[.R70]/[.V70]*100" office:value-type="float" office:value="9.93071593533487" calcext:value-type="float">
            <text:p>10</text:p>
          </table:table-cell>
          <table:table-cell table:style-name="ce26" table:formula="of:=[.T70]/[.V70]*100" office:value-type="float" office:value="10.6235565819861" calcext:value-type="float">
            <text:p>11</text:p>
          </table:table-cell>
          <table:table-cell table:style-name="ce6"/>
          <table:table-cell table:style-name="ce25" table:formula="of:=[.AB70]/[.W70]*100" office:value-type="float" office:value="0" calcext:value-type="float">
            <text:p>0,00</text:p>
          </table:table-cell>
          <table:table-cell table:number-columns-repeated="995"/>
        </table:table-row>
        <table:table-row table:style-name="ro7">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71]+[.R71]+[.T71]" office:value-type="float" office:value="9124" calcext:value-type="float">
            <text:p>9124</text:p>
          </table:table-cell>
          <table:table-cell table:style-name="ce6" table:formula="of:=[.Q71]+[.S71]+[.U71]" office:value-type="string" office:string-value="" calcext:value-type="error">
            <text:p>#VALUE!</text:p>
          </table:table-cell>
          <table:table-cell table:style-name="ce25" table:formula="of:=([.Q71]+[.S71]+[.U71])/([.P71]+[.R71]+[.T71])" office:value-type="string" office:string-value="" calcext:value-type="error">
            <text:p>#VALUE!</text:p>
          </table:table-cell>
          <table:table-cell table:style-name="ce26" table:formula="of:=[.P71]/[.V71]*100" office:value-type="float" office:value="100" calcext:value-type="float">
            <text:p>100</text:p>
          </table:table-cell>
          <table:table-cell table:style-name="ce26" table:formula="of:=[.R71]/[.V71]*100" office:value-type="float" office:value="0" calcext:value-type="float">
            <text:p>0</text:p>
          </table:table-cell>
          <table:table-cell table:style-name="ce26" table:formula="of:=[.T71]/[.V71]*100" office:value-type="float" office:value="0" calcext:value-type="float">
            <text:p>0</text:p>
          </table:table-cell>
          <table:table-cell table:style-name="ce7"/>
          <table:table-cell table:style-name="ce25" table:formula="of:=[.AB71]/[.W71]*100" office:value-type="string" office:string-value="" calcext:value-type="error">
            <text:p>#VALUE!</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9"/>
          <table:table-cell table:style-name="ce6" table:formula="of:=[.P72]+[.R72]+[.T72]" office:value-type="float" office:value="0" calcext:value-type="float">
            <text:p>0</text:p>
          </table:table-cell>
          <table:table-cell table:style-name="ce6" table:formula="of:=[.Q72]+[.S72]+[.U72]" office:value-type="float" office:value="0" calcext:value-type="float">
            <text:p>0</text:p>
          </table:table-cell>
          <table:table-cell table:style-name="ce25" table:formula="of:=([.Q72]+[.S72]+[.U72])/([.P72]+[.R72]+[.T72])" office:value-type="string" office:string-value="" calcext:value-type="error">
            <text:p>#DIV/0!</text:p>
          </table:table-cell>
          <table:table-cell table:style-name="ce26" table:formula="of:=[.P72]/[.V72]*100" office:value-type="string" office:string-value="" calcext:value-type="error">
            <text:p>#DIV/0!</text:p>
          </table:table-cell>
          <table:table-cell table:style-name="ce26" table:formula="of:=[.R72]/[.V72]*100" office:value-type="string" office:string-value="" calcext:value-type="error">
            <text:p>#DIV/0!</text:p>
          </table:table-cell>
          <table:table-cell table:style-name="ce26" table:formula="of:=[.T72]/[.V72]*100" office:value-type="string" office:string-value="" calcext:value-type="error">
            <text:p>#DIV/0!</text:p>
          </table:table-cell>
          <table:table-cell table:style-name="ce7"/>
          <table:table-cell table:style-name="ce25" table:formula="of:=[.AB72]/[.W72]*100" office:value-type="string" office:string-value="" calcext:value-type="error">
            <text:p>#DIV/0!</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73]+[.R73]+[.T73]" office:value-type="float" office:value="0" calcext:value-type="float">
            <text:p>0</text:p>
          </table:table-cell>
          <table:table-cell table:style-name="ce6" table:formula="of:=[.Q73]+[.S73]+[.U73]" office:value-type="float" office:value="0" calcext:value-type="float">
            <text:p>0</text:p>
          </table:table-cell>
          <table:table-cell table:style-name="ce25" table:formula="of:=([.Q73]+[.S73]+[.U73])/([.P73]+[.R73]+[.T73])" office:value-type="string" office:string-value="" calcext:value-type="error">
            <text:p>#DIV/0!</text:p>
          </table:table-cell>
          <table:table-cell table:style-name="ce26" table:formula="of:=[.P73]/[.V73]*100" office:value-type="string" office:string-value="" calcext:value-type="error">
            <text:p>#DIV/0!</text:p>
          </table:table-cell>
          <table:table-cell table:style-name="ce26" table:formula="of:=[.R73]/[.V73]*100" office:value-type="string" office:string-value="" calcext:value-type="error">
            <text:p>#DIV/0!</text:p>
          </table:table-cell>
          <table:table-cell table:style-name="ce26" table:formula="of:=[.T73]/[.V73]*100" office:value-type="string" office:string-value="" calcext:value-type="error">
            <text:p>#DIV/0!</text:p>
          </table:table-cell>
          <table:table-cell table:style-name="ce7"/>
          <table:table-cell table:style-name="ce25" table:formula="of:=[.AB73]/[.W73]*100" office:value-type="string" office:string-value="" calcext:value-type="error">
            <text:p>#DIV/0!</text:p>
          </table:table-cell>
          <table:table-cell table:number-columns-repeated="995"/>
        </table:table-row>
        <table:table-row table:style-name="ro6">
          <table:table-cell table:style-name="ce3" office:value-type="string" calcext:value-type="string">
            <text:p>ga</text:p>
          </table:table-cell>
          <table:table-cell table:style-name="ce6" office:value-type="string" calcext:value-type="string">
            <text:p>Irish</text:p>
          </table:table-cell>
          <table:table-cell table:style-name="ce8" office:value-type="string" calcext:value-type="string">
            <text:p>ud10</text:p>
          </table:table-cell>
          <table:table-cell table:style-name="ce6" office:value-type="string" calcext:value-type="string">
            <text:p>UD 1.0 Irish</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74]+[.R74]+[.T74]" office:value-type="float" office:value="1020" calcext:value-type="float">
            <text:p>1020</text:p>
          </table:table-cell>
          <table:table-cell table:style-name="ce6" table:formula="of:=[.Q74]+[.S74]+[.U74]" office:value-type="float" office:value="23686" calcext:value-type="float">
            <text:p>23686</text:p>
          </table:table-cell>
          <table:table-cell table:style-name="ce25" table:formula="of:=([.Q74]+[.S74]+[.U74])/([.P74]+[.R74]+[.T74])" office:value-type="float" office:value="23.221568627451" calcext:value-type="float">
            <text:p>23,22</text:p>
          </table:table-cell>
          <table:table-cell table:style-name="ce26" table:formula="of:=[.P74]/[.V74]*100" office:value-type="float" office:value="70.5882352941177" calcext:value-type="float">
            <text:p>71</text:p>
          </table:table-cell>
          <table:table-cell table:style-name="ce26" table:formula="of:=[.R74]/[.V74]*100" office:value-type="float" office:value="14.7058823529412" calcext:value-type="float">
            <text:p>15</text:p>
          </table:table-cell>
          <table:table-cell table:style-name="ce26" table:formula="of:=[.T74]/[.V74]*100" office:value-type="float" office:value="14.7058823529412" calcext:value-type="float">
            <text:p>15</text:p>
          </table:table-cell>
          <table:table-cell table:style-name="ce6"/>
          <table:table-cell table:style-name="ce25" table:formula="of:=[.AB74]/[.W74]*100" office:value-type="float" office:value="0" calcext:value-type="float">
            <text:p>0,00</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75]+[.R75]+[.T75]" office:value-type="float" office:value="3359" calcext:value-type="float">
            <text:p>3359</text:p>
          </table:table-cell>
          <table:table-cell table:style-name="ce6" table:formula="of:=[.Q75]+[.S75]+[.U75]" office:value-type="float" office:value="76295" calcext:value-type="float">
            <text:p>76295</text:p>
          </table:table-cell>
          <table:table-cell table:style-name="ce25" table:formula="of:=([.Q75]+[.S75]+[.U75])/([.P75]+[.R75]+[.T75])" office:value-type="float" office:value="22.7136052396547" calcext:value-type="float">
            <text:p>22,71</text:p>
          </table:table-cell>
          <table:table-cell table:style-name="ce26" table:formula="of:=[.P75]/[.V75]*100" office:value-type="float" office:value="92.5870794879428" calcext:value-type="float">
            <text:p>93</text:p>
          </table:table-cell>
          <table:table-cell table:style-name="ce26" table:formula="of:=[.R75]/[.V75]*100" office:value-type="float" office:value="0" calcext:value-type="float">
            <text:p>0</text:p>
          </table:table-cell>
          <table:table-cell table:style-name="ce26" table:formula="of:=[.T75]/[.V75]*100" office:value-type="float" office:value="7.41292051205716" calcext:value-type="float">
            <text:p>7</text:p>
          </table:table-cell>
          <table:table-cell table:style-name="ce7" office:value-type="float" office:value="354" calcext:value-type="float">
            <text:p>354</text:p>
          </table:table-cell>
          <table:table-cell table:style-name="ce25" table:formula="of:=[.AB75]/[.W75]*100" office:value-type="float" office:value="0.463988465823448" calcext:value-type="float">
            <text:p>0,46</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9"/>
          <table:table-cell table:style-name="ce6" table:formula="of:=[.P76]+[.R76]+[.T76]" office:value-type="float" office:value="0" calcext:value-type="float">
            <text:p>0</text:p>
          </table:table-cell>
          <table:table-cell table:style-name="ce6" table:formula="of:=[.Q76]+[.S76]+[.U76]" office:value-type="float" office:value="0" calcext:value-type="float">
            <text:p>0</text:p>
          </table:table-cell>
          <table:table-cell table:style-name="ce25" table:formula="of:=([.Q76]+[.S76]+[.U76])/([.P76]+[.R76]+[.T76])" office:value-type="string" office:string-value="" calcext:value-type="error">
            <text:p>#DIV/0!</text:p>
          </table:table-cell>
          <table:table-cell table:style-name="ce26" table:formula="of:=[.P76]/[.V76]*100" office:value-type="string" office:string-value="" calcext:value-type="error">
            <text:p>#DIV/0!</text:p>
          </table:table-cell>
          <table:table-cell table:style-name="ce26" table:formula="of:=[.R76]/[.V76]*100" office:value-type="string" office:string-value="" calcext:value-type="error">
            <text:p>#DIV/0!</text:p>
          </table:table-cell>
          <table:table-cell table:style-name="ce26" table:formula="of:=[.T76]/[.V76]*100" office:value-type="string" office:string-value="" calcext:value-type="error">
            <text:p>#DIV/0!</text:p>
          </table:table-cell>
          <table:table-cell table:style-name="ce7"/>
          <table:table-cell table:style-name="ce25" table:formula="of:=[.AB76]/[.W76]*100" office:value-type="string" office:string-value="" calcext:value-type="error">
            <text:p>#DIV/0!</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77]+[.R77]+[.T77]" office:value-type="float" office:value="0" calcext:value-type="float">
            <text:p>0</text:p>
          </table:table-cell>
          <table:table-cell table:style-name="ce6" table:formula="of:=[.Q77]+[.S77]+[.U77]" office:value-type="float" office:value="0" calcext:value-type="float">
            <text:p>0</text:p>
          </table:table-cell>
          <table:table-cell table:style-name="ce25" table:formula="of:=([.Q77]+[.S77]+[.U77])/([.P77]+[.R77]+[.T77])" office:value-type="string" office:string-value="" calcext:value-type="error">
            <text:p>#DIV/0!</text:p>
          </table:table-cell>
          <table:table-cell table:style-name="ce26" table:formula="of:=[.P77]/[.V77]*100" office:value-type="string" office:string-value="" calcext:value-type="error">
            <text:p>#DIV/0!</text:p>
          </table:table-cell>
          <table:table-cell table:style-name="ce26" table:formula="of:=[.R77]/[.V77]*100" office:value-type="string" office:string-value="" calcext:value-type="error">
            <text:p>#DIV/0!</text:p>
          </table:table-cell>
          <table:table-cell table:style-name="ce26" table:formula="of:=[.T77]/[.V77]*100" office:value-type="string" office:string-value="" calcext:value-type="error">
            <text:p>#DIV/0!</text:p>
          </table:table-cell>
          <table:table-cell table:style-name="ce7"/>
          <table:table-cell table:style-name="ce25" table:formula="of:=[.AB77]/[.W77]*100" office:value-type="string" office:string-value="" calcext:value-type="error">
            <text:p>#DIV/0!</text:p>
          </table:table-cell>
          <table:table-cell table:number-columns-repeated="995"/>
        </table:table-row>
        <table:table-row table:style-name="ro6">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10</text:p>
          </table:table-cell>
          <table:table-cell table:style-name="ce6" office:value-type="string" calcext:value-type="string">
            <text:p>UD 1.0 Italian / united Italian treebanks</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 Unported</text:p>
          </table:table-cell>
          <table:table-cell table:style-name="ce6"/>
          <table:table-cell table:style-name="ce6" office:value-type="string" calcext:value-type="string">
            <text:p>official</text:p>
          </table:table-cell>
          <table:table-cell table:style-name="ce6" office:value-type="float" office:value="9077" calcext:value-type="float">
            <text:p>9077</text:p>
          </table:table-cell>
          <table:table-cell table:style-name="ce6" office:value-type="float" office:value="194063" calcext:value-type="float">
            <text:p>194063</text:p>
          </table:table-cell>
          <table:table-cell table:style-name="ce6" office:value-type="float" office:value="500" calcext:value-type="float">
            <text:p>500</text:p>
          </table:table-cell>
          <table:table-cell table:style-name="ce6" office:value-type="float" office:value="10492" calcext:value-type="float">
            <text:p>10492</text:p>
          </table:table-cell>
          <table:table-cell table:style-name="ce6" office:value-type="float" office:value="500" calcext:value-type="float">
            <text:p>500</text:p>
          </table:table-cell>
          <table:table-cell table:style-name="ce6" office:value-type="float" office:value="10193" calcext:value-type="float">
            <text:p>10193</text:p>
          </table:table-cell>
          <table:table-cell table:style-name="ce6" table:formula="of:=[.P78]+[.R78]+[.T78]" office:value-type="float" office:value="10077" calcext:value-type="float">
            <text:p>10077</text:p>
          </table:table-cell>
          <table:table-cell table:style-name="ce6" table:formula="of:=[.Q78]+[.S78]+[.U78]" office:value-type="float" office:value="214748" calcext:value-type="float">
            <text:p>214748</text:p>
          </table:table-cell>
          <table:table-cell table:style-name="ce25" table:formula="of:=([.Q78]+[.S78]+[.U78])/([.P78]+[.R78]+[.T78])" office:value-type="float" office:value="21.3107075518508" calcext:value-type="float">
            <text:p>21,31</text:p>
          </table:table-cell>
          <table:table-cell table:style-name="ce26" table:formula="of:=[.P78]/[.V78]*100" office:value-type="float" office:value="90.0764116304456" calcext:value-type="float">
            <text:p>90</text:p>
          </table:table-cell>
          <table:table-cell table:style-name="ce26" table:formula="of:=[.R78]/[.V78]*100" office:value-type="float" office:value="4.96179418477722" calcext:value-type="float">
            <text:p>5</text:p>
          </table:table-cell>
          <table:table-cell table:style-name="ce26" table:formula="of:=[.T78]/[.V78]*100" office:value-type="float" office:value="4.96179418477722" calcext:value-type="float">
            <text:p>5</text:p>
          </table:table-cell>
          <table:table-cell table:style-name="ce6"/>
          <table:table-cell table:style-name="ce25" table:formula="of:=[.AB78]/[.W78]*100" office:value-type="float" office:value="0" calcext:value-type="float">
            <text:p>0,0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79]+[.R79]+[.T79]" office:value-type="float" office:value="17753" calcext:value-type="float">
            <text:p>17753</text:p>
          </table:table-cell>
          <table:table-cell table:style-name="ce6" table:formula="of:=[.Q79]+[.S79]+[.U79]" office:value-type="float" office:value="157172" calcext:value-type="float">
            <text:p>157172</text:p>
          </table:table-cell>
          <table:table-cell table:style-name="ce25" table:formula="of:=([.Q79]+[.S79]+[.U79])/([.P79]+[.R79]+[.T79])" office:value-type="float" office:value="8.85326423703036" calcext:value-type="float">
            <text:p>8,85</text:p>
          </table:table-cell>
          <table:table-cell table:style-name="ce26" table:formula="of:=[.P79]/[.V79]*100" office:value-type="float" office:value="96.0063087928801" calcext:value-type="float">
            <text:p>96</text:p>
          </table:table-cell>
          <table:table-cell table:style-name="ce26" table:formula="of:=[.R79]/[.V79]*100" office:value-type="float" office:value="0" calcext:value-type="float">
            <text:p>0</text:p>
          </table:table-cell>
          <table:table-cell table:style-name="ce26" table:formula="of:=[.T79]/[.V79]*100" office:value-type="float" office:value="3.99369120711992" calcext:value-type="float">
            <text:p>4</text:p>
          </table:table-cell>
          <table:table-cell table:style-name="ce7" office:value-type="float" office:value="1736" calcext:value-type="float">
            <text:p>1736</text:p>
          </table:table-cell>
          <table:table-cell table:style-name="ce25" table:formula="of:=[.AB79]/[.W79]*100" office:value-type="float" office:value="1.10452243402133" calcext:value-type="float">
            <text:p>1,1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80]+[.R80]+[.T80]" office:value-type="float" office:value="4893" calcext:value-type="float">
            <text:p>4893</text:p>
          </table:table-cell>
          <table:table-cell table:style-name="ce6" table:formula="of:=[.Q80]+[.S80]+[.U80]" office:value-type="float" office:value="126170" calcext:value-type="float">
            <text:p>126170</text:p>
          </table:table-cell>
          <table:table-cell table:style-name="ce25" table:formula="of:=([.Q80]+[.S80]+[.U80])/([.P80]+[.R80]+[.T80])" office:value-type="float" office:value="25.7858164725117" calcext:value-type="float">
            <text:p>25,79</text:p>
          </table:table-cell>
          <table:table-cell table:style-name="ce26" table:formula="of:=[.P80]/[.V80]*100" office:value-type="float" office:value="89.7813202534233" calcext:value-type="float">
            <text:p>90</text:p>
          </table:table-cell>
          <table:table-cell table:style-name="ce26" table:formula="of:=[.R80]/[.V80]*100" office:value-type="float" office:value="0" calcext:value-type="float">
            <text:p>0</text:p>
          </table:table-cell>
          <table:table-cell table:style-name="ce26" table:formula="of:=[.T80]/[.V80]*100" office:value-type="float" office:value="10.2186797465767" calcext:value-type="float">
            <text:p>10</text:p>
          </table:table-cell>
          <table:table-cell table:style-name="ce7"/>
          <table:table-cell table:style-name="ce25" table:formula="of:=[.AB80]/[.W80]*100" office:value-type="float" office:value="0" calcext:value-type="float">
            <text:p>0,0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81]+[.R81]+[.T81]" office:value-type="float" office:value="0" calcext:value-type="float">
            <text:p>0</text:p>
          </table:table-cell>
          <table:table-cell table:style-name="ce6" table:formula="of:=[.Q81]+[.S81]+[.U81]" office:value-type="float" office:value="0" calcext:value-type="float">
            <text:p>0</text:p>
          </table:table-cell>
          <table:table-cell table:style-name="ce25" table:formula="of:=([.Q81]+[.S81]+[.U81])/([.P81]+[.R81]+[.T81])" office:value-type="string" office:string-value="" calcext:value-type="error">
            <text:p>#DIV/0!</text:p>
          </table:table-cell>
          <table:table-cell table:style-name="ce26" table:formula="of:=[.P81]/[.V81]*100" office:value-type="string" office:string-value="" calcext:value-type="error">
            <text:p>#DIV/0!</text:p>
          </table:table-cell>
          <table:table-cell table:style-name="ce26" table:formula="of:=[.R81]/[.V81]*100" office:value-type="string" office:string-value="" calcext:value-type="error">
            <text:p>#DIV/0!</text:p>
          </table:table-cell>
          <table:table-cell table:style-name="ce26" table:formula="of:=[.T81]/[.V81]*100" office:value-type="string" office:string-value="" calcext:value-type="error">
            <text:p>#DIV/0!</text:p>
          </table:table-cell>
          <table:table-cell table:style-name="ce7"/>
          <table:table-cell table:style-name="ce25" table:formula="of:=[.AB81]/[.W81]*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82]+[.R82]+[.T82]" office:value-type="float" office:value="0" calcext:value-type="float">
            <text:p>0</text:p>
          </table:table-cell>
          <table:table-cell table:style-name="ce6" table:formula="of:=[.Q82]+[.S82]+[.U82]" office:value-type="float" office:value="0" calcext:value-type="float">
            <text:p>0</text:p>
          </table:table-cell>
          <table:table-cell table:style-name="ce25" table:formula="of:=([.Q82]+[.S82]+[.U82])/([.P82]+[.R82]+[.T82])" office:value-type="string" office:string-value="" calcext:value-type="error">
            <text:p>#DIV/0!</text:p>
          </table:table-cell>
          <table:table-cell table:style-name="ce26" table:formula="of:=[.P82]/[.V82]*100" office:value-type="string" office:string-value="" calcext:value-type="error">
            <text:p>#DIV/0!</text:p>
          </table:table-cell>
          <table:table-cell table:style-name="ce26" table:formula="of:=[.R82]/[.V82]*100" office:value-type="string" office:string-value="" calcext:value-type="error">
            <text:p>#DIV/0!</text:p>
          </table:table-cell>
          <table:table-cell table:style-name="ce26" table:formula="of:=[.T82]/[.V82]*100" office:value-type="string" office:string-value="" calcext:value-type="error">
            <text:p>#DIV/0!</text:p>
          </table:table-cell>
          <table:table-cell table:style-name="ce7"/>
          <table:table-cell table:style-name="ce25" table:formula="of:=[.AB82]/[.W82]*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83]+[.R83]+[.T83]" office:value-type="float" office:value="25076" calcext:value-type="float">
            <text:p>25076</text:p>
          </table:table-cell>
          <table:table-cell table:style-name="ce6" table:formula="of:=[.Q83]+[.S83]+[.U83]" office:value-type="float" office:value="321724" calcext:value-type="float">
            <text:p>321724</text:p>
          </table:table-cell>
          <table:table-cell table:style-name="ce25" table:formula="of:=([.Q83]+[.S83]+[.U83])/([.P83]+[.R83]+[.T83])" office:value-type="float" office:value="12.82995693093" calcext:value-type="float">
            <text:p>12,83</text:p>
          </table:table-cell>
          <table:table-cell table:style-name="ce26" table:formula="of:=[.P83]/[.V83]*100" office:value-type="float" office:value="91.7610464188866" calcext:value-type="float">
            <text:p>92</text:p>
          </table:table-cell>
          <table:table-cell table:style-name="ce26" table:formula="of:=[.R83]/[.V83]*100" office:value-type="float" office:value="8.23895358111341" calcext:value-type="float">
            <text:p>8</text:p>
          </table:table-cell>
          <table:table-cell table:style-name="ce26" table:formula="of:=[.T83]/[.V83]*100" office:value-type="float" office:value="0" calcext:value-type="float">
            <text:p>0</text:p>
          </table:table-cell>
          <table:table-cell table:style-name="ce7"/>
          <table:table-cell table:style-name="ce25" table:formula="of:=[.AB83]/[.W83]*100" office:value-type="float" office:value="0" calcext:value-type="float">
            <text:p>0,00</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84]+[.R84]+[.T84]" office:value-type="float" office:value="3473" calcext:value-type="float">
            <text:p>3473</text:p>
          </table:table-cell>
          <table:table-cell table:style-name="ce6" table:formula="of:=[.Q84]+[.S84]+[.U84]" office:value-type="float" office:value="53143" calcext:value-type="float">
            <text:p>53143</text:p>
          </table:table-cell>
          <table:table-cell table:style-name="ce25" table:formula="of:=([.Q84]+[.S84]+[.U84])/([.P84]+[.R84]+[.T84])" office:value-type="float" office:value="15.3017564065649" calcext:value-type="float">
            <text:p>15,30</text:p>
          </table:table-cell>
          <table:table-cell table:style-name="ce26" table:formula="of:=[.P84]/[.V84]*100" office:value-type="float" office:value="90.9012381226605" calcext:value-type="float">
            <text:p>91</text:p>
          </table:table-cell>
          <table:table-cell table:style-name="ce26" table:formula="of:=[.R84]/[.V84]*100" office:value-type="float" office:value="0" calcext:value-type="float">
            <text:p>0</text:p>
          </table:table-cell>
          <table:table-cell table:style-name="ce26" table:formula="of:=[.T84]/[.V84]*100" office:value-type="float" office:value="9.09876187733948" calcext:value-type="float">
            <text:p>9</text:p>
          </table:table-cell>
          <table:table-cell table:style-name="ce7" office:value-type="float" office:value="4042" calcext:value-type="float">
            <text:p>4042</text:p>
          </table:table-cell>
          <table:table-cell table:style-name="ce25" table:formula="of:=[.AB84]/[.W84]*100" office:value-type="float" office:value="7.60589353254427" calcext:value-type="float">
            <text:p>7,61</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85]+[.R85]+[.T85]" office:value-type="float" office:value="0" calcext:value-type="float">
            <text:p>0</text:p>
          </table:table-cell>
          <table:table-cell table:style-name="ce6" table:formula="of:=[.Q85]+[.S85]+[.U85]" office:value-type="float" office:value="0" calcext:value-type="float">
            <text:p>0</text:p>
          </table:table-cell>
          <table:table-cell table:style-name="ce25" table:formula="of:=([.Q85]+[.S85]+[.U85])/([.P85]+[.R85]+[.T85])" office:value-type="string" office:string-value="" calcext:value-type="error">
            <text:p>#DIV/0!</text:p>
          </table:table-cell>
          <table:table-cell table:style-name="ce26" table:formula="of:=[.P85]/[.V85]*100" office:value-type="string" office:string-value="" calcext:value-type="error">
            <text:p>#DIV/0!</text:p>
          </table:table-cell>
          <table:table-cell table:style-name="ce26" table:formula="of:=[.R85]/[.V85]*100" office:value-type="string" office:string-value="" calcext:value-type="error">
            <text:p>#DIV/0!</text:p>
          </table:table-cell>
          <table:table-cell table:style-name="ce26" table:formula="of:=[.T85]/[.V85]*100" office:value-type="string" office:string-value="" calcext:value-type="error">
            <text:p>#DIV/0!</text:p>
          </table:table-cell>
          <table:table-cell table:style-name="ce7"/>
          <table:table-cell table:style-name="ce25" table:formula="of:=[.AB85]/[.W85]*100" office:value-type="string" office:string-value="" calcext:value-type="error">
            <text:p>#DIV/0!</text:p>
          </table:table-cell>
          <table:table-cell table:number-columns-repeated="995"/>
        </table:table-row>
        <table:table-row table:style-name="ro6">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86]+[.R86]+[.T86]" office:value-type="float" office:value="0" calcext:value-type="float">
            <text:p>0</text:p>
          </table:table-cell>
          <table:table-cell table:style-name="ce6" table:formula="of:=[.Q86]+[.S86]+[.U86]" office:value-type="float" office:value="0" calcext:value-type="float">
            <text:p>0</text:p>
          </table:table-cell>
          <table:table-cell table:style-name="ce25" table:formula="of:=([.Q86]+[.S86]+[.U86])/([.P86]+[.R86]+[.T86])" office:value-type="string" office:string-value="" calcext:value-type="error">
            <text:p>#DIV/0!</text:p>
          </table:table-cell>
          <table:table-cell table:style-name="ce26" table:formula="of:=[.P86]/[.V86]*100" office:value-type="string" office:string-value="" calcext:value-type="error">
            <text:p>#DIV/0!</text:p>
          </table:table-cell>
          <table:table-cell table:style-name="ce26" table:formula="of:=[.R86]/[.V86]*100" office:value-type="string" office:string-value="" calcext:value-type="error">
            <text:p>#DIV/0!</text:p>
          </table:table-cell>
          <table:table-cell table:style-name="ce26" table:formula="of:=[.T86]/[.V86]*100" office:value-type="string" office:string-value="" calcext:value-type="error">
            <text:p>#DIV/0!</text:p>
          </table:table-cell>
          <table:table-cell table:style-name="ce7"/>
          <table:table-cell table:style-name="ce25" table:formula="of:=[.AB86]/[.W86]*100" office:value-type="string" office:string-value="" calcext:value-type="error">
            <text:p>#DIV/0!</text:p>
          </table:table-cell>
          <table:table-cell table:number-columns-repeated="995"/>
        </table:table-row>
        <table:table-row table:style-name="ro6">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formula="of:=[.P87]+[.R87]+[.T87]" office:value-type="float" office:value="0" calcext:value-type="float">
            <text:p>0</text:p>
          </table:table-cell>
          <table:table-cell table:style-name="ce6" table:formula="of:=[.Q87]+[.S87]+[.U87]" office:value-type="float" office:value="0" calcext:value-type="float">
            <text:p>0</text:p>
          </table:table-cell>
          <table:table-cell table:style-name="ce25" table:formula="of:=([.Q87]+[.S87]+[.U87])/([.P87]+[.R87]+[.T87])" office:value-type="string" office:string-value="" calcext:value-type="error">
            <text:p>#DIV/0!</text:p>
          </table:table-cell>
          <table:table-cell table:style-name="ce26" table:formula="of:=[.P87]/[.V87]*100" office:value-type="string" office:string-value="" calcext:value-type="error">
            <text:p>#DIV/0!</text:p>
          </table:table-cell>
          <table:table-cell table:style-name="ce26" table:formula="of:=[.R87]/[.V87]*100" office:value-type="string" office:string-value="" calcext:value-type="error">
            <text:p>#DIV/0!</text:p>
          </table:table-cell>
          <table:table-cell table:style-name="ce26" table:formula="of:=[.T87]/[.V87]*100" office:value-type="string" office:string-value="" calcext:value-type="error">
            <text:p>#DIV/0!</text:p>
          </table:table-cell>
          <table:table-cell table:style-name="ce7"/>
          <table:table-cell table:style-name="ce25" table:formula="of:=[.AB87]/[.W87]*100" office:value-type="string" office:string-value="" calcext:value-type="error">
            <text:p>#DIV/0!</text:p>
          </table:table-cell>
          <table:table-cell table:number-columns-repeated="995"/>
        </table:table-row>
        <table:table-row table:style-name="ro7">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88]+[.R88]+[.T88]" office:value-type="float" office:value="12455" calcext:value-type="float">
            <text:p>12455</text:p>
          </table:table-cell>
          <table:table-cell table:style-name="ce6" table:formula="of:=[.Q88]+[.S88]+[.U88]" office:value-type="float" office:value="189572" calcext:value-type="float">
            <text:p>189572</text:p>
          </table:table-cell>
          <table:table-cell table:style-name="ce25" table:formula="of:=([.Q88]+[.S88]+[.U88])/([.P88]+[.R88]+[.T88])" office:value-type="float" office:value="15.2205539943798" calcext:value-type="float">
            <text:p>15,22</text:p>
          </table:table-cell>
          <table:table-cell table:style-name="ce26" table:formula="of:=[.P88]/[.V88]*100" office:value-type="float" office:value="97.3584905660377" calcext:value-type="float">
            <text:p>97</text:p>
          </table:table-cell>
          <table:table-cell table:style-name="ce26" table:formula="of:=[.R88]/[.V88]*100" office:value-type="float" office:value="0" calcext:value-type="float">
            <text:p>0</text:p>
          </table:table-cell>
          <table:table-cell table:style-name="ce26" table:formula="of:=[.T88]/[.V88]*100" office:value-type="float" office:value="2.64150943396226" calcext:value-type="float">
            <text:p>3</text:p>
          </table:table-cell>
          <table:table-cell table:style-name="ce7" office:value-type="float" office:value="3357" calcext:value-type="float">
            <text:p>3357</text:p>
          </table:table-cell>
          <table:table-cell table:style-name="ce25" table:formula="of:=[.AB88]/[.W88]*100" office:value-type="float" office:value="1.77083113539974" calcext:value-type="float">
            <text:p>1,77</text:p>
          </table:table-cell>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89]+[.R89]+[.T89]" office:value-type="float" office:value="6000" calcext:value-type="float">
            <text:p>6000</text:p>
          </table:table-cell>
          <table:table-cell table:style-name="ce6" table:formula="of:=[.Q89]+[.S89]+[.U89]" office:value-type="float" office:value="151671" calcext:value-type="float">
            <text:p>151671</text:p>
          </table:table-cell>
          <table:table-cell table:style-name="ce25" table:formula="of:=([.Q89]+[.S89]+[.U89])/([.P89]+[.R89]+[.T89])" office:value-type="float" office:value="25.2785" calcext:value-type="float">
            <text:p>25,28</text:p>
          </table:table-cell>
          <table:table-cell table:style-name="ce26" table:formula="of:=[.P89]/[.V89]*100" office:value-type="float" office:value="80" calcext:value-type="float">
            <text:p>80</text:p>
          </table:table-cell>
          <table:table-cell table:style-name="ce26" table:formula="of:=[.R89]/[.V89]*100" office:value-type="float" office:value="10" calcext:value-type="float">
            <text:p>10</text:p>
          </table:table-cell>
          <table:table-cell table:style-name="ce26" table:formula="of:=[.T89]/[.V89]*100" office:value-type="float" office:value="10" calcext:value-type="float">
            <text:p>10</text:p>
          </table:table-cell>
          <table:table-cell table:style-name="ce7"/>
          <table:table-cell table:style-name="ce25" table:formula="of:=[.AB89]/[.W89]*100" office:value-type="float" office:value="0" calcext:value-type="float">
            <text:p>0,00</text:p>
          </table:table-cell>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90]+[.R90]+[.T90]" office:value-type="float" office:value="1028" calcext:value-type="float">
            <text:p>1028</text:p>
          </table:table-cell>
          <table:table-cell table:style-name="ce6" table:formula="of:=[.Q90]+[.S90]+[.U90]" office:value-type="float" office:value="27110" calcext:value-type="float">
            <text:p>27110</text:p>
          </table:table-cell>
          <table:table-cell table:style-name="ce25" table:formula="of:=([.Q90]+[.S90]+[.U90])/([.P90]+[.R90]+[.T90])" office:value-type="float" office:value="26.3715953307393" calcext:value-type="float">
            <text:p>26,37</text:p>
          </table:table-cell>
          <table:table-cell table:style-name="ce26" table:formula="of:=[.P90]/[.V90]*100" office:value-type="float" office:value="100" calcext:value-type="float">
            <text:p>100</text:p>
          </table:table-cell>
          <table:table-cell table:style-name="ce26" table:formula="of:=[.R90]/[.V90]*100" office:value-type="float" office:value="0" calcext:value-type="float">
            <text:p>0</text:p>
          </table:table-cell>
          <table:table-cell table:style-name="ce26" table:formula="of:=[.T90]/[.V90]*100" office:value-type="float" office:value="0" calcext:value-type="float">
            <text:p>0</text:p>
          </table:table-cell>
          <table:table-cell table:style-name="ce7"/>
          <table:table-cell table:style-name="ce25" table:formula="of:=[.AB90]/[.W90]*100" office:value-type="float" office:value="0" calcext:value-type="float">
            <text:p>0,00</text:p>
          </table:table-cell>
          <table:table-cell table:number-columns-repeated="995"/>
        </table:table-row>
        <table:table-row table:style-name="ro7">
          <table:table-cell table:style-name="ce4" office:value-type="string" calcext:value-type="string">
            <text:p>pl</text:p>
          </table:table-cell>
          <table:table-cell table:style-name="ce7" office:value-type="string" calcext:value-type="string">
            <text:p>Polish</text:p>
          </table:table-cell>
          <table:table-cell table:style-name="ce9" office:value-type="string" calcext:value-type="string">
            <text:p>skladnica</text:p>
          </table:table-cell>
          <table:table-cell table:style-name="ce7" office:value-type="string" calcext:value-type="string">
            <text:p>Składnica zależnościowa 0.5</text:p>
          </table:table-cell>
          <table:table-cell table:style-name="ce11"/>
          <table:table-cell table:style-name="ce12" table:number-columns-repeated="3"/>
          <table:table-cell table:style-name="ce17" office:value-type="string" calcext:value-type="string">
            <text:p>/net/data/treebanks/pl/</text:p>
          </table:table-cell>
          <table:table-cell table:style-name="ce7"/>
          <table:table-cell table:style-name="ce7" office:value-type="string" calcext:value-type="string">
            <text:p><text:a xlink:href="http://zil.ipipan.waw.pl/Składnica" xlink:type="simple">http://zil.ipipan.waw.pl/Sk%C5%82adnica</text:a></text:p>
          </table:table-cell>
          <table:table-cell table:style-name="ce7"/>
          <table:table-cell table:style-name="ce6" office:value-type="string" calcext:value-type="string">
            <text:p>GPL 3</text:p>
          </table:table-cell>
          <table:table-cell table:style-name="ce7" table:number-columns-repeated="2"/>
          <table:table-cell table:style-name="ce7" office:value-type="float" office:value="6800" calcext:value-type="float">
            <text:p>6800</text:p>
          </table:table-cell>
          <table:table-cell table:style-name="ce7" office:value-type="float" office:value="69499" calcext:value-type="float">
            <text:p>69499</text:p>
          </table:table-cell>
          <table:table-cell table:style-name="ce7" office:value-type="float" office:value="700" calcext:value-type="float">
            <text:p>700</text:p>
          </table:table-cell>
          <table:table-cell table:style-name="ce7" office:value-type="float" office:value="6887" calcext:value-type="float">
            <text:p>6887</text:p>
          </table:table-cell>
          <table:table-cell table:style-name="ce7" office:value-type="float" office:value="727" calcext:value-type="float">
            <text:p>727</text:p>
          </table:table-cell>
          <table:table-cell table:style-name="ce7" office:value-type="float" office:value="7185" calcext:value-type="float">
            <text:p>7185</text:p>
          </table:table-cell>
          <table:table-cell table:style-name="ce6" table:formula="of:=[.P91]+[.R91]+[.T91]" office:value-type="float" office:value="8227" calcext:value-type="float">
            <text:p>8227</text:p>
          </table:table-cell>
          <table:table-cell table:style-name="ce6" table:formula="of:=[.Q91]+[.S91]+[.U91]" office:value-type="float" office:value="83571" calcext:value-type="float">
            <text:p>83571</text:p>
          </table:table-cell>
          <table:table-cell table:style-name="ce25" table:formula="of:=([.Q91]+[.S91]+[.U91])/([.P91]+[.R91]+[.T91])" office:value-type="float" office:value="10.1581378388234" calcext:value-type="float">
            <text:p>10,16</text:p>
          </table:table-cell>
          <table:table-cell table:style-name="ce26" table:formula="of:=[.P91]/[.V91]*100" office:value-type="float" office:value="82.6546736355901" calcext:value-type="float">
            <text:p>83</text:p>
          </table:table-cell>
          <table:table-cell table:style-name="ce26" table:formula="of:=[.R91]/[.V91]*100" office:value-type="float" office:value="8.50856934484016" calcext:value-type="float">
            <text:p>9</text:p>
          </table:table-cell>
          <table:table-cell table:style-name="ce26" table:formula="of:=[.T91]/[.V91]*100" office:value-type="float" office:value="8.83675701956971" calcext:value-type="float">
            <text:p>9</text:p>
          </table:table-cell>
          <table:table-cell table:style-name="ce7"/>
          <table:table-cell table:style-name="ce25" table:formula="of:=[.AB91]/[.W91]*100" office:value-type="float" office:value="0" calcext:value-type="float">
            <text:p>0,00</text:p>
          </table:table-cell>
          <table:table-cell table:number-columns-repeated="995"/>
        </table:table-row>
        <table:table-row table:style-name="ro6">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92]+[.R92]+[.T92]" office:value-type="float" office:value="7399" calcext:value-type="float">
            <text:p>7399</text:p>
          </table:table-cell>
          <table:table-cell table:style-name="ce6" table:formula="of:=[.Q92]+[.S92]+[.U92]" office:value-type="float" office:value="75160" calcext:value-type="float">
            <text:p>75160</text:p>
          </table:table-cell>
          <table:table-cell table:style-name="ce25" table:formula="of:=([.Q92]+[.S92]+[.U92])/([.P92]+[.R92]+[.T92])" office:value-type="float" office:value="10.1581294769563" calcext:value-type="float">
            <text:p>10,16</text:p>
          </table:table-cell>
          <table:table-cell table:style-name="ce26" table:formula="of:=[.P92]/[.V92]*100" office:value-type="float" office:value="88.9039059332342" calcext:value-type="float">
            <text:p>89</text:p>
          </table:table-cell>
          <table:table-cell table:style-name="ce26" table:formula="of:=[.R92]/[.V92]*100" office:value-type="float" office:value="11.0960940667658" calcext:value-type="float">
            <text:p>11</text:p>
          </table:table-cell>
          <table:table-cell table:style-name="ce26" table:formula="of:=[.T92]/[.V92]*100" office:value-type="float" office:value="0" calcext:value-type="float">
            <text:p>0</text:p>
          </table:table-cell>
          <table:table-cell table:style-name="ce7"/>
          <table:table-cell table:style-name="ce25" table:formula="of:=[.AB92]/[.W92]*100" office:value-type="float" office:value="0" calcext:value-type="float">
            <text:p>0,0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intil</text:p>
          </table:table-cell>
          <table:table-cell table:style-name="ce7" office:value-type="string" calcext:value-type="string">
            <text:p>CINTIL</text:p>
          </table:table-cell>
          <table:table-cell table:style-name="ce11"/>
          <table:table-cell table:style-name="ce12" office:value-type="string" calcext:value-type="string">
            <text:p>YES</text:p>
          </table:table-cell>
          <table:table-cell table:style-name="ce12" table:number-columns-repeated="2"/>
          <table:table-cell table:style-name="ce17"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formula="of:=[.P93]+[.R93]+[.T93]" office:value-type="float" office:value="0" calcext:value-type="float">
            <text:p>0</text:p>
          </table:table-cell>
          <table:table-cell table:style-name="ce6" table:formula="of:=[.Q93]+[.S93]+[.U93]" office:value-type="float" office:value="0" calcext:value-type="float">
            <text:p>0</text:p>
          </table:table-cell>
          <table:table-cell table:style-name="ce25" table:formula="of:=([.Q93]+[.S93]+[.U93])/([.P93]+[.R93]+[.T93])" office:value-type="string" office:string-value="" calcext:value-type="error">
            <text:p>#DIV/0!</text:p>
          </table:table-cell>
          <table:table-cell table:style-name="ce26" table:formula="of:=[.P93]/[.V93]*100" office:value-type="string" office:string-value="" calcext:value-type="error">
            <text:p>#DIV/0!</text:p>
          </table:table-cell>
          <table:table-cell table:style-name="ce26" table:formula="of:=[.R93]/[.V93]*100" office:value-type="string" office:string-value="" calcext:value-type="error">
            <text:p>#DIV/0!</text:p>
          </table:table-cell>
          <table:table-cell table:style-name="ce26" table:formula="of:=[.T93]/[.V93]*100" office:value-type="string" office:string-value="" calcext:value-type="error">
            <text:p>#DIV/0!</text:p>
          </table:table-cell>
          <table:table-cell table:style-name="ce7"/>
          <table:table-cell table:style-name="ce25" table:formula="of:=[.AB93]/[.W93]*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94]+[.R94]+[.T94]" office:value-type="float" office:value="9359" calcext:value-type="float">
            <text:p>9359</text:p>
          </table:table-cell>
          <table:table-cell table:style-name="ce6" table:formula="of:=[.Q94]+[.S94]+[.U94]" office:value-type="float" office:value="212545" calcext:value-type="float">
            <text:p>212545</text:p>
          </table:table-cell>
          <table:table-cell table:style-name="ce25" table:formula="of:=([.Q94]+[.S94]+[.U94])/([.P94]+[.R94]+[.T94])" office:value-type="float" office:value="22.7102254514371" calcext:value-type="float">
            <text:p>22,71</text:p>
          </table:table-cell>
          <table:table-cell table:style-name="ce26" table:formula="of:=[.P94]/[.V94]*100" office:value-type="float" office:value="96.9227481568544" calcext:value-type="float">
            <text:p>97</text:p>
          </table:table-cell>
          <table:table-cell table:style-name="ce26" table:formula="of:=[.R94]/[.V94]*100" office:value-type="float" office:value="0" calcext:value-type="float">
            <text:p>0</text:p>
          </table:table-cell>
          <table:table-cell table:style-name="ce26" table:formula="of:=[.T94]/[.V94]*100" office:value-type="float" office:value="3.07725184314563" calcext:value-type="float">
            <text:p>3</text:p>
          </table:table-cell>
          <table:table-cell table:style-name="ce7" office:value-type="float" office:value="2778" calcext:value-type="float">
            <text:p>2778</text:p>
          </table:table-cell>
          <table:table-cell table:style-name="ce25" table:formula="of:=[.AB94]/[.W94]*100" office:value-type="float" office:value="1.307017337505" calcext:value-type="float">
            <text:p>1,31</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formula="of:=[.P95]+[.R95]+[.T95]" office:value-type="float" office:value="0" calcext:value-type="float">
            <text:p>0</text:p>
          </table:table-cell>
          <table:table-cell table:style-name="ce6" table:formula="of:=[.Q95]+[.S95]+[.U95]" office:value-type="float" office:value="0" calcext:value-type="float">
            <text:p>0</text:p>
          </table:table-cell>
          <table:table-cell table:style-name="ce25" table:formula="of:=([.Q95]+[.S95]+[.U95])/([.P95]+[.R95]+[.T95])" office:value-type="string" office:string-value="" calcext:value-type="error">
            <text:p>#DIV/0!</text:p>
          </table:table-cell>
          <table:table-cell table:style-name="ce26" table:formula="of:=[.P95]/[.V95]*100" office:value-type="string" office:string-value="" calcext:value-type="error">
            <text:p>#DIV/0!</text:p>
          </table:table-cell>
          <table:table-cell table:style-name="ce26" table:formula="of:=[.R95]/[.V95]*100" office:value-type="string" office:string-value="" calcext:value-type="error">
            <text:p>#DIV/0!</text:p>
          </table:table-cell>
          <table:table-cell table:style-name="ce26" table:formula="of:=[.T95]/[.V95]*100" office:value-type="string" office:string-value="" calcext:value-type="error">
            <text:p>#DIV/0!</text:p>
          </table:table-cell>
          <table:table-cell table:style-name="ce7"/>
          <table:table-cell table:style-name="ce25" table:formula="of:=[.AB95]/[.W95]*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96]+[.R96]+[.T96]" office:value-type="float" office:value="0" calcext:value-type="float">
            <text:p>0</text:p>
          </table:table-cell>
          <table:table-cell table:style-name="ce6" table:formula="of:=[.Q96]+[.S96]+[.U96]" office:value-type="float" office:value="0" calcext:value-type="float">
            <text:p>0</text:p>
          </table:table-cell>
          <table:table-cell table:style-name="ce25" table:formula="of:=([.Q96]+[.S96]+[.U96])/([.P96]+[.R96]+[.T96])" office:value-type="string" office:string-value="" calcext:value-type="error">
            <text:p>#DIV/0!</text:p>
          </table:table-cell>
          <table:table-cell table:style-name="ce26" table:formula="of:=[.P96]/[.V96]*100" office:value-type="string" office:string-value="" calcext:value-type="error">
            <text:p>#DIV/0!</text:p>
          </table:table-cell>
          <table:table-cell table:style-name="ce26" table:formula="of:=[.R96]/[.V96]*100" office:value-type="string" office:string-value="" calcext:value-type="error">
            <text:p>#DIV/0!</text:p>
          </table:table-cell>
          <table:table-cell table:style-name="ce26" table:formula="of:=[.T96]/[.V96]*100" office:value-type="string" office:string-value="" calcext:value-type="error">
            <text:p>#DIV/0!</text:p>
          </table:table-cell>
          <table:table-cell table:style-name="ce7"/>
          <table:table-cell table:style-name="ce25" table:formula="of:=[.AB96]/[.W96]*100" office:value-type="string" office:string-value="" calcext:value-type="error">
            <text:p>#DIV/0!</text:p>
          </table:table-cell>
          <table:table-cell table:number-columns-repeated="995"/>
        </table:table-row>
        <table:table-row table:style-name="ro6">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97]+[.R97]+[.T97]" office:value-type="float" office:value="4042" calcext:value-type="float">
            <text:p>4042</text:p>
          </table:table-cell>
          <table:table-cell table:style-name="ce6" table:formula="of:=[.Q97]+[.S97]+[.U97]" office:value-type="float" office:value="36150" calcext:value-type="float">
            <text:p>36150</text:p>
          </table:table-cell>
          <table:table-cell table:style-name="ce25" table:formula="of:=([.Q97]+[.S97]+[.U97])/([.P97]+[.R97]+[.T97])" office:value-type="float" office:value="8.94359228104899" calcext:value-type="float">
            <text:p>8,94</text:p>
          </table:table-cell>
          <table:table-cell table:style-name="ce26" table:formula="of:=[.P97]/[.V97]*100" office:value-type="float" office:value="93.419099455715" calcext:value-type="float">
            <text:p>93</text:p>
          </table:table-cell>
          <table:table-cell table:style-name="ce26" table:formula="of:=[.R97]/[.V97]*100" office:value-type="float" office:value="0" calcext:value-type="float">
            <text:p>0</text:p>
          </table:table-cell>
          <table:table-cell table:style-name="ce26" table:formula="of:=[.T97]/[.V97]*100" office:value-type="float" office:value="6.58090054428501" calcext:value-type="float">
            <text:p>7</text:p>
          </table:table-cell>
          <table:table-cell table:style-name="ce7" office:value-type="float" office:value="0" calcext:value-type="float">
            <text:p>0</text:p>
          </table:table-cell>
          <table:table-cell table:style-name="ce25" table:formula="of:=[.AB97]/[.W97]*100" office:value-type="float" office:value="0" calcext:value-type="float">
            <text:p>0,00</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273" calcext:value-type="float">
            <text:p>34273</text:p>
          </table:table-cell>
          <table:table-cell table:style-name="ce7" office:value-type="float" office:value="491102" calcext:value-type="float">
            <text:p>491102</text:p>
          </table:table-cell>
          <table:table-cell table:style-name="ce7" office:value-type="float" office:value="534" calcext:value-type="float">
            <text:p>534</text:p>
          </table:table-cell>
          <table:table-cell table:style-name="ce7" office:value-type="float" office:value="6227" calcext:value-type="float">
            <text:p>622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98]+[.R98]+[.T98]" office:value-type="float" office:value="35209" calcext:value-type="float">
            <text:p>35209</text:p>
          </table:table-cell>
          <table:table-cell table:style-name="ce6" table:formula="of:=[.Q98]+[.S98]+[.U98]" office:value-type="float" office:value="500787" calcext:value-type="float">
            <text:p>500787</text:p>
          </table:table-cell>
          <table:table-cell table:style-name="ce25" table:formula="of:=([.Q98]+[.S98]+[.U98])/([.P98]+[.R98]+[.T98])" office:value-type="float" office:value="14.2232667783805" calcext:value-type="float">
            <text:p>14,22</text:p>
          </table:table-cell>
          <table:table-cell table:style-name="ce26" table:formula="of:=[.P98]/[.V98]*100" office:value-type="float" office:value="97.3415887983186" calcext:value-type="float">
            <text:p>97</text:p>
          </table:table-cell>
          <table:table-cell table:style-name="ce26" table:formula="of:=[.R98]/[.V98]*100" office:value-type="float" office:value="1.51665767275413" calcext:value-type="float">
            <text:p>2</text:p>
          </table:table-cell>
          <table:table-cell table:style-name="ce26" table:formula="of:=[.T98]/[.V98]*100" office:value-type="float" office:value="1.14175352892726" calcext:value-type="float">
            <text:p>1</text:p>
          </table:table-cell>
          <table:table-cell table:style-name="ce7" office:value-type="float" office:value="4146" calcext:value-type="float">
            <text:p>4146</text:p>
          </table:table-cell>
          <table:table-cell table:style-name="ce25" table:formula="of:=[.AB98]/[.W98]*100" office:value-type="float" office:value="0.827896890294676" calcext:value-type="float">
            <text:p>0,83</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2"/>
          <table:table-cell table:style-name="ce7" office:value-type="float" office:value="46" calcext:value-type="float">
            <text:p>46</text:p>
          </table:table-cell>
          <table:table-cell table:style-name="ce7" table:number-columns-repeated="5"/>
          <table:table-cell table:style-name="ce6" table:formula="of:=[.P99]+[.R99]+[.T99]" office:value-type="float" office:value="46" calcext:value-type="float">
            <text:p>46</text:p>
          </table:table-cell>
          <table:table-cell table:style-name="ce6" table:formula="of:=[.Q99]+[.S99]+[.U99]" office:value-type="float" office:value="0" calcext:value-type="float">
            <text:p>0</text:p>
          </table:table-cell>
          <table:table-cell table:style-name="ce25" table:formula="of:=([.Q99]+[.S99]+[.U99])/([.P99]+[.R99]+[.T99])" office:value-type="float" office:value="0" calcext:value-type="float">
            <text:p>0,00</text:p>
          </table:table-cell>
          <table:table-cell table:style-name="ce26" table:formula="of:=[.P99]/[.V99]*100" office:value-type="float" office:value="100" calcext:value-type="float">
            <text:p>100</text:p>
          </table:table-cell>
          <table:table-cell table:style-name="ce26" table:formula="of:=[.R99]/[.V99]*100" office:value-type="float" office:value="0" calcext:value-type="float">
            <text:p>0</text:p>
          </table:table-cell>
          <table:table-cell table:style-name="ce26" table:formula="of:=[.T99]/[.V99]*100" office:value-type="float" office:value="0" calcext:value-type="float">
            <text:p>0</text:p>
          </table:table-cell>
          <table:table-cell table:style-name="ce7"/>
          <table:table-cell table:style-name="ce25" table:formula="of:=[.AB99]/[.W99]*100" office:value-type="string" office:string-value="" calcext:value-type="error">
            <text:p>#DIV/0!</text:p>
          </table:table-cell>
          <table:table-cell table:number-columns-repeated="995"/>
        </table:table-row>
        <table:table-row table:style-name="ro6">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2"/>
          <table:table-cell table:style-name="ce7" office:value-type="float" office:value="1742" calcext:value-type="float">
            <text:p>1742</text:p>
          </table:table-cell>
          <table:table-cell table:style-name="ce7" office:value-type="float" office:value="12649" calcext:value-type="float">
            <text:p>12649</text:p>
          </table:table-cell>
          <table:table-cell table:style-name="ce7" table:number-columns-repeated="4"/>
          <table:table-cell table:style-name="ce6" table:formula="of:=[.P100]+[.R100]+[.T100]" office:value-type="float" office:value="1742" calcext:value-type="float">
            <text:p>1742</text:p>
          </table:table-cell>
          <table:table-cell table:style-name="ce6" table:formula="of:=[.Q100]+[.S100]+[.U100]" office:value-type="float" office:value="12649" calcext:value-type="float">
            <text:p>12649</text:p>
          </table:table-cell>
          <table:table-cell table:style-name="ce25" table:formula="of:=([.Q100]+[.S100]+[.U100])/([.P100]+[.R100]+[.T100])" office:value-type="float" office:value="7.26119402985075" calcext:value-type="float">
            <text:p>7,26</text:p>
          </table:table-cell>
          <table:table-cell table:style-name="ce26" table:formula="of:=[.P100]/[.V100]*100" office:value-type="float" office:value="100" calcext:value-type="float">
            <text:p>100</text:p>
          </table:table-cell>
          <table:table-cell table:style-name="ce26" table:formula="of:=[.R100]/[.V100]*100" office:value-type="float" office:value="0" calcext:value-type="float">
            <text:p>0</text:p>
          </table:table-cell>
          <table:table-cell table:style-name="ce26" table:formula="of:=[.T100]/[.V100]*100" office:value-type="float" office:value="0" calcext:value-type="float">
            <text:p>0</text:p>
          </table:table-cell>
          <table:table-cell table:style-name="ce7"/>
          <table:table-cell table:style-name="ce25" table:formula="of:=[.AB100]/[.W100]*100" office:value-type="float" office:value="0" calcext:value-type="float">
            <text:p>0,00</text:p>
          </table:table-cell>
          <table:table-cell table:number-columns-repeated="995"/>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13" calcext:value-type="float">
            <text:p>51913</text:p>
          </table:table-cell>
          <table:table-cell table:style-name="ce7" office:value-type="float" office:value="814561" calcext:value-type="float">
            <text:p>814561</text:p>
          </table:table-cell>
          <table:table-cell table:style-name="ce7" office:value-type="float" office:value="5833" calcext:value-type="float">
            <text:p>5833</text:p>
          </table:table-cell>
          <table:table-cell table:style-name="ce7" office:value-type="float" office:value="93404" calcext:value-type="float">
            <text:p>93404</text:p>
          </table:table-cell>
          <table:table-cell table:style-name="ce7" office:value-type="float" office:value="5492" calcext:value-type="float">
            <text:p>5492</text:p>
          </table:table-cell>
          <table:table-cell table:style-name="ce7" office:value-type="float" office:value="85903" calcext:value-type="float">
            <text:p>85903</text:p>
          </table:table-cell>
          <table:table-cell table:style-name="ce6" table:formula="of:=[.P101]+[.R101]+[.T101]" office:value-type="float" office:value="63238" calcext:value-type="float">
            <text:p>63238</text:p>
          </table:table-cell>
          <table:table-cell table:style-name="ce6" table:formula="of:=[.Q101]+[.S101]+[.U101]" office:value-type="float" office:value="993868" calcext:value-type="float">
            <text:p>993868</text:p>
          </table:table-cell>
          <table:table-cell table:style-name="ce25" table:formula="of:=([.Q101]+[.S101]+[.U101])/([.P101]+[.R101]+[.T101])" office:value-type="float" office:value="15.7163098137196" calcext:value-type="float">
            <text:p>15,72</text:p>
          </table:table-cell>
          <table:table-cell table:style-name="ce26" table:formula="of:=[.P101]/[.V101]*100" office:value-type="float" office:value="82.0914639931687" calcext:value-type="float">
            <text:p>82</text:p>
          </table:table-cell>
          <table:table-cell table:style-name="ce26" table:formula="of:=[.R101]/[.V101]*100" office:value-type="float" office:value="9.22388437331984" calcext:value-type="float">
            <text:p>9</text:p>
          </table:table-cell>
          <table:table-cell table:style-name="ce26" table:formula="of:=[.T101]/[.V101]*100" office:value-type="float" office:value="8.6846516335115" calcext:value-type="float">
            <text:p>9</text:p>
          </table:table-cell>
          <table:table-cell table:style-name="ce7"/>
          <table:table-cell table:style-name="ce25" table:formula="of:=[.AB101]/[.W101]*100" office:value-type="float" office:value="0" calcext:value-type="float">
            <text:p>0,00</text:p>
          </table:table-cell>
          <table:table-cell table:style-name="ce30"/>
          <table:table-cell table:number-columns-repeated="994"/>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formula="of:=[.P102]+[.R102]+[.T102]" office:value-type="float" office:value="0" calcext:value-type="float">
            <text:p>0</text:p>
          </table:table-cell>
          <table:table-cell table:style-name="ce6" table:formula="of:=[.Q102]+[.S102]+[.U102]" office:value-type="float" office:value="0" calcext:value-type="float">
            <text:p>0</text:p>
          </table:table-cell>
          <table:table-cell table:style-name="ce25" table:formula="of:=([.Q102]+[.S102]+[.U102])/([.P102]+[.R102]+[.T102])" office:value-type="string" office:string-value="" calcext:value-type="error">
            <text:p>#DIV/0!</text:p>
          </table:table-cell>
          <table:table-cell table:style-name="ce26" table:formula="of:=[.P102]/[.V102]*100" office:value-type="string" office:string-value="" calcext:value-type="error">
            <text:p>#DIV/0!</text:p>
          </table:table-cell>
          <table:table-cell table:style-name="ce26" table:formula="of:=[.R102]/[.V102]*100" office:value-type="string" office:string-value="" calcext:value-type="error">
            <text:p>#DIV/0!</text:p>
          </table:table-cell>
          <table:table-cell table:style-name="ce26" table:formula="of:=[.T102]/[.V102]*100" office:value-type="string" office:string-value="" calcext:value-type="error">
            <text:p>#DIV/0!</text:p>
          </table:table-cell>
          <table:table-cell table:style-name="ce7"/>
          <table:table-cell table:style-name="ce25" table:formula="of:=[.AB102]/[.W102]*100" office:value-type="string" office:string-value="" calcext:value-type="error">
            <text:p>#DIV/0!</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1200" calcext:value-type="float">
            <text:p>1200</text:p>
          </table:table-cell>
          <table:table-cell table:style-name="ce6" office:value-type="float" office:value="22336" calcext:value-type="float">
            <text:p>22336</text:p>
          </table:table-cell>
          <table:table-cell table:style-name="ce6" office:value-type="float" office:value="334" calcext:value-type="float">
            <text:p>334</text:p>
          </table:table-cell>
          <table:table-cell table:style-name="ce6" office:value-type="float" office:value="6414" calcext:value-type="float">
            <text:p>6414</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103]+[.R103]+[.T103]" office:value-type="float" office:value="1936" calcext:value-type="float">
            <text:p>1936</text:p>
          </table:table-cell>
          <table:table-cell table:style-name="ce6" table:formula="of:=[.Q103]+[.S103]+[.U103]" office:value-type="float" office:value="35140" calcext:value-type="float">
            <text:p>35140</text:p>
          </table:table-cell>
          <table:table-cell table:style-name="ce25" table:formula="of:=([.Q103]+[.S103]+[.U103])/([.P103]+[.R103]+[.T103])" office:value-type="float" office:value="18.150826446281" calcext:value-type="float">
            <text:p>18,15</text:p>
          </table:table-cell>
          <table:table-cell table:style-name="ce26" table:formula="of:=[.P103]/[.V103]*100" office:value-type="float" office:value="61.9834710743802" calcext:value-type="float">
            <text:p>62</text:p>
          </table:table-cell>
          <table:table-cell table:style-name="ce26" table:formula="of:=[.R103]/[.V103]*100" office:value-type="float" office:value="17.2520661157025" calcext:value-type="float">
            <text:p>17</text:p>
          </table:table-cell>
          <table:table-cell table:style-name="ce26" table:formula="of:=[.T103]/[.V103]*100" office:value-type="float" office:value="20.7644628099174" calcext:value-type="float">
            <text:p>21</text:p>
          </table:table-cell>
          <table:table-cell table:style-name="ce6" office:value-type="float" office:value="675" calcext:value-type="float">
            <text:p>675</text:p>
          </table:table-cell>
          <table:table-cell table:style-name="ce25" table:formula="of:=[.AB103]/[.W103]*100" office:value-type="float" office:value="1.92088787706318" calcext:value-type="float">
            <text:p>1,92</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7"/>
          <table:table-cell table:style-name="ce6" table:formula="of:=[.P104]+[.R104]+[.T104]" office:value-type="float" office:value="0" calcext:value-type="float">
            <text:p>0</text:p>
          </table:table-cell>
          <table:table-cell table:style-name="ce6" table:formula="of:=[.Q104]+[.S104]+[.U104]" office:value-type="float" office:value="0" calcext:value-type="float">
            <text:p>0</text:p>
          </table:table-cell>
          <table:table-cell table:style-name="ce25" table:formula="of:=([.Q104]+[.S104]+[.U104])/([.P104]+[.R104]+[.T104])" office:value-type="string" office:string-value="" calcext:value-type="error">
            <text:p>#DIV/0!</text:p>
          </table:table-cell>
          <table:table-cell table:style-name="ce26" table:formula="of:=[.P104]/[.V104]*100" office:value-type="string" office:string-value="" calcext:value-type="error">
            <text:p>#DIV/0!</text:p>
          </table:table-cell>
          <table:table-cell table:style-name="ce26" table:formula="of:=[.R104]/[.V104]*100" office:value-type="string" office:string-value="" calcext:value-type="error">
            <text:p>#DIV/0!</text:p>
          </table:table-cell>
          <table:table-cell table:style-name="ce26" table:formula="of:=[.T104]/[.V104]*100" office:value-type="string" office:string-value="" calcext:value-type="error">
            <text:p>#DIV/0!</text:p>
          </table:table-cell>
          <table:table-cell table:style-name="ce6"/>
          <table:table-cell table:style-name="ce25" table:formula="of:=[.AB104]/[.W104]*100" office:value-type="string" office:string-value="" calcext:value-type="error">
            <text:p>#DIV/0!</text:p>
          </table:table-cell>
          <table:table-cell table:number-columns-repeated="995"/>
        </table:table-row>
        <table:table-row table:style-name="ro7">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sj500k</text:p>
          </table:table-cell>
          <table:table-cell table:style-name="ce6" office:value-type="string" calcext:value-type="string">
            <text:p>Slovene Training Corpus</text:p>
          </table:table-cell>
          <table:table-cell table:style-name="ce11" table:number-columns-repeated="4"/>
          <table:table-cell table:style-name="ce16"/>
          <table:table-cell table:style-name="ce6"/>
          <table:table-cell table:style-name="ce7" office:value-type="string" calcext:value-type="string">
            <text:p><text:a xlink:href="http://eng.slovenscina.eu/tehnologije/ucni-korpus" xlink:type="simple">http://eng.slovenscina.eu/tehnologije/ucni-korpus</text:a></text:p>
          </table:table-cell>
          <table:table-cell table:style-name="ce7" office:value-type="string" calcext:value-type="string">
            <text:p>download now</text:p>
          </table:table-cell>
          <table:table-cell table:style-name="ce6" office:value-type="string" calcext:value-type="string">
            <text:p>CC BY-NC-SA 2.5</text:p>
          </table:table-cell>
          <table:table-cell table:style-name="ce6" table:number-columns-repeated="2"/>
          <table:table-cell table:style-name="ce6" office:value-type="float" office:value="27829" calcext:value-type="float">
            <text:p>27829</text:p>
          </table:table-cell>
          <table:table-cell table:style-name="ce6" office:value-type="float" office:value="500295" calcext:value-type="float">
            <text:p>500295</text:p>
          </table:table-cell>
          <table:table-cell table:style-name="ce6" table:number-columns-repeated="4"/>
          <table:table-cell table:style-name="ce6" table:formula="of:=[.P105]+[.R105]+[.T105]" office:value-type="float" office:value="27829" calcext:value-type="float">
            <text:p>27829</text:p>
          </table:table-cell>
          <table:table-cell table:style-name="ce6" table:formula="of:=[.Q105]+[.S105]+[.U105]" office:value-type="float" office:value="500295" calcext:value-type="float">
            <text:p>500295</text:p>
          </table:table-cell>
          <table:table-cell table:style-name="ce25" table:formula="of:=([.Q105]+[.S105]+[.U105])/([.P105]+[.R105]+[.T105])" office:value-type="float" office:value="17.9774695461569" calcext:value-type="float">
            <text:p>17,98</text:p>
          </table:table-cell>
          <table:table-cell table:style-name="ce26" table:formula="of:=[.P105]/[.V105]*100" office:value-type="float" office:value="100" calcext:value-type="float">
            <text:p>100</text:p>
          </table:table-cell>
          <table:table-cell table:style-name="ce26" table:formula="of:=[.R105]/[.V105]*100" office:value-type="float" office:value="0" calcext:value-type="float">
            <text:p>0</text:p>
          </table:table-cell>
          <table:table-cell table:style-name="ce26" table:formula="of:=[.T105]/[.V105]*100" office:value-type="float" office:value="0" calcext:value-type="float">
            <text:p>0</text:p>
          </table:table-cell>
          <table:table-cell table:style-name="ce6"/>
          <table:table-cell table:style-name="ce25" table:formula="of:=[.AB105]/[.W105]*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106]+[.R106]+[.T106]" office:value-type="float" office:value="3512" calcext:value-type="float">
            <text:p>3512</text:p>
          </table:table-cell>
          <table:table-cell table:style-name="ce6" table:formula="of:=[.Q106]+[.S106]+[.U106]" office:value-type="float" office:value="95028" calcext:value-type="float">
            <text:p>95028</text:p>
          </table:table-cell>
          <table:table-cell table:style-name="ce25" table:formula="of:=([.Q106]+[.S106]+[.U106])/([.P106]+[.R106]+[.T106])" office:value-type="float" office:value="27.0580865603645" calcext:value-type="float">
            <text:p>27,06</text:p>
          </table:table-cell>
          <table:table-cell table:style-name="ce26" table:formula="of:=[.P106]/[.V106]*100" office:value-type="float" office:value="94.1343963553531" calcext:value-type="float">
            <text:p>94</text:p>
          </table:table-cell>
          <table:table-cell table:style-name="ce26" table:formula="of:=[.R106]/[.V106]*100" office:value-type="float" office:value="0" calcext:value-type="float">
            <text:p>0</text:p>
          </table:table-cell>
          <table:table-cell table:style-name="ce26" table:formula="of:=[.T106]/[.V106]*100" office:value-type="float" office:value="5.86560364464692" calcext:value-type="float">
            <text:p>6</text:p>
          </table:table-cell>
          <table:table-cell table:style-name="ce6"/>
          <table:table-cell table:style-name="ce25" table:formula="of:=[.AB106]/[.W106]*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office:value-type="float" office:value="1725" calcext:value-type="float">
            <text:p>1725</text:p>
          </table:table-cell>
          <table:table-cell table:style-name="ce6" office:value-type="float" office:value="50630" calcext:value-type="float">
            <text:p>50630</text:p>
          </table:table-cell>
          <table:table-cell table:style-name="ce6" table:formula="of:=[.P107]+[.R107]+[.T107]" office:value-type="float" office:value="17709" calcext:value-type="float">
            <text:p>17709</text:p>
          </table:table-cell>
          <table:table-cell table:style-name="ce6" table:formula="of:=[.Q107]+[.S107]+[.U107]" office:value-type="float" office:value="528440" calcext:value-type="float">
            <text:p>528440</text:p>
          </table:table-cell>
          <table:table-cell table:style-name="ce25" table:formula="of:=([.Q107]+[.S107]+[.U107])/([.P107]+[.R107]+[.T107])" office:value-type="float" office:value="29.8401942515105" calcext:value-type="float">
            <text:p>29,84</text:p>
          </table:table-cell>
          <table:table-cell table:style-name="ce26" table:formula="of:=[.P107]/[.V107]*100" office:value-type="float" office:value="80.9136597210458" calcext:value-type="float">
            <text:p>81</text:p>
          </table:table-cell>
          <table:table-cell table:style-name="ce26" table:formula="of:=[.R107]/[.V107]*100" office:value-type="float" office:value="9.34553052120391" calcext:value-type="float">
            <text:p>9</text:p>
          </table:table-cell>
          <table:table-cell table:style-name="ce26" table:formula="of:=[.T107]/[.V107]*100" office:value-type="float" office:value="9.7408097577503" calcext:value-type="float">
            <text:p>10</text:p>
          </table:table-cell>
          <table:table-cell table:style-name="ce6" office:value-type="float" office:value="0" calcext:value-type="float">
            <text:p>0</text:p>
          </table:table-cell>
          <table:table-cell table:style-name="ce25" table:formula="of:=[.AB107]/[.W107]*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08]+[.R108]+[.T108]" office:value-type="float" office:value="0" calcext:value-type="float">
            <text:p>0</text:p>
          </table:table-cell>
          <table:table-cell table:style-name="ce6" table:formula="of:=[.Q108]+[.S108]+[.U108]" office:value-type="float" office:value="0" calcext:value-type="float">
            <text:p>0</text:p>
          </table:table-cell>
          <table:table-cell table:style-name="ce25" table:formula="of:=([.Q108]+[.S108]+[.U108])/([.P108]+[.R108]+[.T108])" office:value-type="string" office:string-value="" calcext:value-type="error">
            <text:p>#DIV/0!</text:p>
          </table:table-cell>
          <table:table-cell table:style-name="ce26" table:formula="of:=[.P108]/[.V108]*100" office:value-type="string" office:string-value="" calcext:value-type="error">
            <text:p>#DIV/0!</text:p>
          </table:table-cell>
          <table:table-cell table:style-name="ce26" table:formula="of:=[.R108]/[.V108]*100" office:value-type="string" office:string-value="" calcext:value-type="error">
            <text:p>#DIV/0!</text:p>
          </table:table-cell>
          <table:table-cell table:style-name="ce26" table:formula="of:=[.T108]/[.V108]*100" office:value-type="string" office:string-value="" calcext:value-type="error">
            <text:p>#DIV/0!</text:p>
          </table:table-cell>
          <table:table-cell table:style-name="ce6"/>
          <table:table-cell table:style-name="ce25" table:formula="of:=[.AB108]/[.W108]*100" office:value-type="string" office:string-value="" calcext:value-type="error">
            <text:p>#DIV/0!</text:p>
          </table:table-cell>
          <table:table-cell table:number-columns-repeated="995"/>
        </table:table-row>
        <table:table-row table:style-name="ro6">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10</text:p>
          </table:table-cell>
          <table:table-cell table:style-name="ce6" office:value-type="string" calcext:value-type="string">
            <text:p>UD 1.0 Spanis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09]+[.R109]+[.T109]" office:value-type="float" office:value="16006" calcext:value-type="float">
            <text:p>16006</text:p>
          </table:table-cell>
          <table:table-cell table:style-name="ce6" table:formula="of:=[.Q109]+[.S109]+[.U109]" office:value-type="float" office:value="432651" calcext:value-type="float">
            <text:p>432651</text:p>
          </table:table-cell>
          <table:table-cell table:style-name="ce25" table:formula="of:=([.Q109]+[.S109]+[.U109])/([.P109]+[.R109]+[.T109])" office:value-type="float" office:value="27.0305510433587" calcext:value-type="float">
            <text:p>27,03</text:p>
          </table:table-cell>
          <table:table-cell table:style-name="ce26" table:formula="of:=[.P109]/[.V109]*100" office:value-type="float" office:value="88.32312882669" calcext:value-type="float">
            <text:p>88</text:p>
          </table:table-cell>
          <table:table-cell table:style-name="ce26" table:formula="of:=[.R109]/[.V109]*100" office:value-type="float" office:value="9.80257403473697" calcext:value-type="float">
            <text:p>10</text:p>
          </table:table-cell>
          <table:table-cell table:style-name="ce26" table:formula="of:=[.T109]/[.V109]*100" office:value-type="float" office:value="1.87429713857304" calcext:value-type="float">
            <text:p>2</text:p>
          </table:table-cell>
          <table:table-cell table:style-name="ce6"/>
          <table:table-cell table:style-name="ce25" table:formula="of:=[.AB109]/[.W109]*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iula</text:p>
          </table:table-cell>
          <table:table-cell table:style-name="ce7" office:value-type="string" calcext:value-type="string">
            <text:p>IULA</text:p>
          </table:table-cell>
          <table:table-cell table:style-name="ce11"/>
          <table:table-cell table:style-name="ce12" table:number-columns-repeated="3"/>
          <table:table-cell table:style-name="ce17"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table:formula="of:=[.P110]+[.R110]+[.T110]" office:value-type="float" office:value="0" calcext:value-type="float">
            <text:p>0</text:p>
          </table:table-cell>
          <table:table-cell table:style-name="ce6" table:formula="of:=[.Q110]+[.S110]+[.U110]" office:value-type="float" office:value="0" calcext:value-type="float">
            <text:p>0</text:p>
          </table:table-cell>
          <table:table-cell table:style-name="ce25" table:formula="of:=([.Q110]+[.S110]+[.U110])/([.P110]+[.R110]+[.T110])" office:value-type="string" office:string-value="" calcext:value-type="error">
            <text:p>#DIV/0!</text:p>
          </table:table-cell>
          <table:table-cell table:style-name="ce26" table:formula="of:=[.P110]/[.V110]*100" office:value-type="string" office:string-value="" calcext:value-type="error">
            <text:p>#DIV/0!</text:p>
          </table:table-cell>
          <table:table-cell table:style-name="ce26" table:formula="of:=[.R110]/[.V110]*100" office:value-type="string" office:string-value="" calcext:value-type="error">
            <text:p>#DIV/0!</text:p>
          </table:table-cell>
          <table:table-cell table:style-name="ce26" table:formula="of:=[.T110]/[.V110]*100" office:value-type="string" office:string-value="" calcext:value-type="error">
            <text:p>#DIV/0!</text:p>
          </table:table-cell>
          <table:table-cell table:style-name="ce6"/>
          <table:table-cell table:style-name="ce25" table:formula="of:=[.AB110]/[.W110]*100" office:value-type="string" office:string-value="" calcext:value-type="error">
            <text:p>#DIV/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111]+[.R111]+[.T111]" office:value-type="float" office:value="0" calcext:value-type="float">
            <text:p>0</text:p>
          </table:table-cell>
          <table:table-cell table:style-name="ce6" table:formula="of:=[.Q111]+[.S111]+[.U111]" office:value-type="float" office:value="0" calcext:value-type="float">
            <text:p>0</text:p>
          </table:table-cell>
          <table:table-cell table:style-name="ce25" table:formula="of:=([.Q111]+[.S111]+[.U111])/([.P111]+[.R111]+[.T111])" office:value-type="string" office:string-value="" calcext:value-type="error">
            <text:p>#DIV/0!</text:p>
          </table:table-cell>
          <table:table-cell table:style-name="ce26" table:formula="of:=[.P111]/[.V111]*100" office:value-type="string" office:string-value="" calcext:value-type="error">
            <text:p>#DIV/0!</text:p>
          </table:table-cell>
          <table:table-cell table:style-name="ce26" table:formula="of:=[.R111]/[.V111]*100" office:value-type="string" office:string-value="" calcext:value-type="error">
            <text:p>#DIV/0!</text:p>
          </table:table-cell>
          <table:table-cell table:style-name="ce26" table:formula="of:=[.T111]/[.V111]*100" office:value-type="string" office:string-value="" calcext:value-type="error">
            <text:p>#DIV/0!</text:p>
          </table:table-cell>
          <table:table-cell table:style-name="ce6"/>
          <table:table-cell table:style-name="ce25" table:formula="of:=[.AB111]/[.W111]*100" office:value-type="string" office:string-value="" calcext:value-type="error">
            <text:p>#DIV/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12]+[.R112]+[.T112]" office:value-type="float" office:value="11431" calcext:value-type="float">
            <text:p>11431</text:p>
          </table:table-cell>
          <table:table-cell table:style-name="ce6" table:formula="of:=[.Q112]+[.S112]+[.U112]" office:value-type="float" office:value="197123" calcext:value-type="float">
            <text:p>197123</text:p>
          </table:table-cell>
          <table:table-cell table:style-name="ce25" table:formula="of:=([.Q112]+[.S112]+[.U112])/([.P112]+[.R112]+[.T112])" office:value-type="float" office:value="17.2445980229201" calcext:value-type="float">
            <text:p>17,24</text:p>
          </table:table-cell>
          <table:table-cell table:style-name="ce26" table:formula="of:=[.P112]/[.V112]*100" office:value-type="float" office:value="96.5969731432071" calcext:value-type="float">
            <text:p>97</text:p>
          </table:table-cell>
          <table:table-cell table:style-name="ce26" table:formula="of:=[.R112]/[.V112]*100" office:value-type="float" office:value="0" calcext:value-type="float">
            <text:p>0</text:p>
          </table:table-cell>
          <table:table-cell table:style-name="ce26" table:formula="of:=[.T112]/[.V112]*100" office:value-type="float" office:value="3.40302685679293" calcext:value-type="float">
            <text:p>3</text:p>
          </table:table-cell>
          <table:table-cell table:style-name="ce6" office:value-type="float" office:value="1928" calcext:value-type="float">
            <text:p>1928</text:p>
          </table:table-cell>
          <table:table-cell table:style-name="ce25" table:formula="of:=[.AB112]/[.W112]*100" office:value-type="float" office:value="0.978069530191809" calcext:value-type="float">
            <text:p>0,98</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13]+[.R113]+[.T113]" office:value-type="float" office:value="5494" calcext:value-type="float">
            <text:p>5494</text:p>
          </table:table-cell>
          <table:table-cell table:style-name="ce6" table:formula="of:=[.Q113]+[.S113]+[.U113]" office:value-type="float" office:value="85671" calcext:value-type="float">
            <text:p>85671</text:p>
          </table:table-cell>
          <table:table-cell table:style-name="ce25" table:formula="of:=([.Q113]+[.S113]+[.U113])/([.P113]+[.R113]+[.T113])" office:value-type="float" office:value="15.5935566072079" calcext:value-type="float">
            <text:p>15,59</text:p>
          </table:table-cell>
          <table:table-cell table:style-name="ce26" table:formula="of:=[.P113]/[.V113]*100" office:value-type="float" office:value="91.0083727702949" calcext:value-type="float">
            <text:p>91</text:p>
          </table:table-cell>
          <table:table-cell table:style-name="ce26" table:formula="of:=[.R113]/[.V113]*100" office:value-type="float" office:value="8.99162722970513" calcext:value-type="float">
            <text:p>9</text:p>
          </table:table-cell>
          <table:table-cell table:style-name="ce26" table:formula="of:=[.T113]/[.V113]*100" office:value-type="float" office:value="0" calcext:value-type="float">
            <text:p>0</text:p>
          </table:table-cell>
          <table:table-cell table:style-name="ce7"/>
          <table:table-cell table:style-name="ce25" table:formula="of:=[.AB113]/[.W113]*100" office:value-type="float" office:value="0" calcext:value-type="float">
            <text:p>0,0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14]+[.R114]+[.T114]" office:value-type="float" office:value="0" calcext:value-type="float">
            <text:p>0</text:p>
          </table:table-cell>
          <table:table-cell table:style-name="ce6" table:formula="of:=[.Q114]+[.S114]+[.U114]" office:value-type="float" office:value="0" calcext:value-type="float">
            <text:p>0</text:p>
          </table:table-cell>
          <table:table-cell table:style-name="ce25" table:formula="of:=([.Q114]+[.S114]+[.U114])/([.P114]+[.R114]+[.T114])" office:value-type="string" office:string-value="" calcext:value-type="error">
            <text:p>#DIV/0!</text:p>
          </table:table-cell>
          <table:table-cell table:style-name="ce26" table:formula="of:=[.P114]/[.V114]*100" office:value-type="string" office:string-value="" calcext:value-type="error">
            <text:p>#DIV/0!</text:p>
          </table:table-cell>
          <table:table-cell table:style-name="ce26" table:formula="of:=[.R114]/[.V114]*100" office:value-type="string" office:string-value="" calcext:value-type="error">
            <text:p>#DIV/0!</text:p>
          </table:table-cell>
          <table:table-cell table:style-name="ce26" table:formula="of:=[.T114]/[.V114]*100" office:value-type="string" office:string-value="" calcext:value-type="error">
            <text:p>#DIV/0!</text:p>
          </table:table-cell>
          <table:table-cell table:style-name="ce6"/>
          <table:table-cell table:style-name="ce25" table:formula="of:=[.AB114]/[.W114]*100" office:value-type="string" office:string-value="" calcext:value-type="error">
            <text:p>#DIV/0!</text:p>
          </table:table-cell>
          <table:table-cell table:number-columns-repeated="995"/>
        </table:table-row>
        <table:table-row table:style-name="ro6">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10</text:p>
          </table:table-cell>
          <table:table-cell table:style-name="ce6" office:value-type="string" calcext:value-type="string">
            <text:p>UD 1.0 Swedish / Talbanken05</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15]+[.R115]+[.T115]" office:value-type="float" office:value="6026" calcext:value-type="float">
            <text:p>6026</text:p>
          </table:table-cell>
          <table:table-cell table:style-name="ce6" table:formula="of:=[.Q115]+[.S115]+[.U115]" office:value-type="float" office:value="96819" calcext:value-type="float">
            <text:p>96819</text:p>
          </table:table-cell>
          <table:table-cell table:style-name="ce25" table:formula="of:=([.Q115]+[.S115]+[.U115])/([.P115]+[.R115]+[.T115])" office:value-type="float" office:value="16.0668768669101" calcext:value-type="float">
            <text:p>16,07</text:p>
          </table:table-cell>
          <table:table-cell table:style-name="ce26" table:formula="of:=[.P115]/[.V115]*100" office:value-type="float" office:value="71.4072353136409" calcext:value-type="float">
            <text:p>71</text:p>
          </table:table-cell>
          <table:table-cell table:style-name="ce26" table:formula="of:=[.R115]/[.V115]*100" office:value-type="float" office:value="8.36375705277133" calcext:value-type="float">
            <text:p>8</text:p>
          </table:table-cell>
          <table:table-cell table:style-name="ce26" table:formula="of:=[.T115]/[.V115]*100" office:value-type="float" office:value="20.2290076335878" calcext:value-type="float">
            <text:p>20</text:p>
          </table:table-cell>
          <table:table-cell table:style-name="ce6"/>
          <table:table-cell table:style-name="ce25" table:formula="of:=[.AB115]/[.W115]*100" office:value-type="float" office:value="0" calcext:value-type="float">
            <text:p>0,00</text:p>
          </table:table-cell>
          <table:table-cell table:number-columns-repeated="995"/>
        </table:table-row>
        <table:table-row table:style-name="ro7">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16]+[.R116]+[.T116]" office:value-type="float" office:value="600" calcext:value-type="float">
            <text:p>600</text:p>
          </table:table-cell>
          <table:table-cell table:style-name="ce6" table:formula="of:=[.Q116]+[.S116]+[.U116]" office:value-type="float" office:value="9581" calcext:value-type="float">
            <text:p>9581</text:p>
          </table:table-cell>
          <table:table-cell table:style-name="ce25" table:formula="of:=([.Q116]+[.S116]+[.U116])/([.P116]+[.R116]+[.T116])" office:value-type="float" office:value="15.9683333333333" calcext:value-type="float">
            <text:p>15,97</text:p>
          </table:table-cell>
          <table:table-cell table:style-name="ce26" table:formula="of:=[.P116]/[.V116]*100" office:value-type="float" office:value="80" calcext:value-type="float">
            <text:p>80</text:p>
          </table:table-cell>
          <table:table-cell table:style-name="ce26" table:formula="of:=[.R116]/[.V116]*100" office:value-type="float" office:value="0" calcext:value-type="float">
            <text:p>0</text:p>
          </table:table-cell>
          <table:table-cell table:style-name="ce26" table:formula="of:=[.T116]/[.V116]*100" office:value-type="float" office:value="20" calcext:value-type="float">
            <text:p>20</text:p>
          </table:table-cell>
          <table:table-cell table:style-name="ce6" office:value-type="float" office:value="15" calcext:value-type="float">
            <text:p>15</text:p>
          </table:table-cell>
          <table:table-cell table:style-name="ce25" table:formula="of:=[.AB116]/[.W116]*100" office:value-type="float" office:value="0.156559858052395" calcext:value-type="float">
            <text:p>0,16</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17]+[.R117]+[.T117]" office:value-type="float" office:value="1606" calcext:value-type="float">
            <text:p>1606</text:p>
          </table:table-cell>
          <table:table-cell table:style-name="ce6" table:formula="of:=[.Q117]+[.S117]+[.U117]" office:value-type="float" office:value="6169" calcext:value-type="float">
            <text:p>6169</text:p>
          </table:table-cell>
          <table:table-cell table:style-name="ce25" table:formula="of:=([.Q117]+[.S117]+[.U117])/([.P117]+[.R117]+[.T117])" office:value-type="float" office:value="3.8412204234122" calcext:value-type="float">
            <text:p>3,84</text:p>
          </table:table-cell>
          <table:table-cell table:style-name="ce26" table:formula="of:=[.P117]/[.V117]*100" office:value-type="float" office:value="90.6600249066002" calcext:value-type="float">
            <text:p>91</text:p>
          </table:table-cell>
          <table:table-cell table:style-name="ce26" table:formula="of:=[.R117]/[.V117]*100" office:value-type="float" office:value="0" calcext:value-type="float">
            <text:p>0</text:p>
          </table:table-cell>
          <table:table-cell table:style-name="ce26" table:formula="of:=[.T117]/[.V117]*100" office:value-type="float" office:value="9.33997509339975" calcext:value-type="float">
            <text:p>9</text:p>
          </table:table-cell>
          <table:table-cell table:style-name="ce6"/>
          <table:table-cell table:style-name="ce25" table:formula="of:=[.AB117]/[.W117]*100" office:value-type="float" office:value="0" calcext:value-type="float">
            <text:p>0,00</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18]+[.R118]+[.T118]" office:value-type="float" office:value="1450" calcext:value-type="float">
            <text:p>1450</text:p>
          </table:table-cell>
          <table:table-cell table:style-name="ce6" table:formula="of:=[.Q118]+[.S118]+[.U118]" office:value-type="float" office:value="5722" calcext:value-type="float">
            <text:p>5722</text:p>
          </table:table-cell>
          <table:table-cell table:style-name="ce25" table:formula="of:=([.Q118]+[.S118]+[.U118])/([.P118]+[.R118]+[.T118])" office:value-type="float" office:value="3.94620689655172" calcext:value-type="float">
            <text:p>3,95</text:p>
          </table:table-cell>
          <table:table-cell table:style-name="ce26" table:formula="of:=[.P118]/[.V118]*100" office:value-type="float" office:value="89.6551724137931" calcext:value-type="float">
            <text:p>90</text:p>
          </table:table-cell>
          <table:table-cell table:style-name="ce26" table:formula="of:=[.R118]/[.V118]*100" office:value-type="float" office:value="0" calcext:value-type="float">
            <text:p>0</text:p>
          </table:table-cell>
          <table:table-cell table:style-name="ce26" table:formula="of:=[.T118]/[.V118]*100" office:value-type="float" office:value="10.3448275862069" calcext:value-type="float">
            <text:p>10</text:p>
          </table:table-cell>
          <table:table-cell table:style-name="ce6" office:value-type="float" office:value="13" calcext:value-type="float">
            <text:p>13</text:p>
          </table:table-cell>
          <table:table-cell table:style-name="ce25" table:formula="of:=[.AB118]/[.W118]*100" office:value-type="float" office:value="0.227193289059769" calcext:value-type="float">
            <text:p>0,23</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19]+[.R119]+[.T119]" office:value-type="float" office:value="5620" calcext:value-type="float">
            <text:p>5620</text:p>
          </table:table-cell>
          <table:table-cell table:style-name="ce6" table:formula="of:=[.Q119]+[.S119]+[.U119]" office:value-type="float" office:value="65057" calcext:value-type="float">
            <text:p>65057</text:p>
          </table:table-cell>
          <table:table-cell table:style-name="ce25" table:formula="of:=([.Q119]+[.S119]+[.U119])/([.P119]+[.R119]+[.T119])" office:value-type="float" office:value="11.5759786476868" calcext:value-type="float">
            <text:p>11,58</text:p>
          </table:table-cell>
          <table:table-cell table:style-name="ce26" table:formula="of:=[.P119]/[.V119]*100" office:value-type="float" office:value="88.914590747331" calcext:value-type="float">
            <text:p>89</text:p>
          </table:table-cell>
          <table:table-cell table:style-name="ce26" table:formula="of:=[.R119]/[.V119]*100" office:value-type="float" office:value="0" calcext:value-type="float">
            <text:p>0</text:p>
          </table:table-cell>
          <table:table-cell table:style-name="ce26" table:formula="of:=[.T119]/[.V119]*100" office:value-type="float" office:value="11.085409252669" calcext:value-type="float">
            <text:p>11</text:p>
          </table:table-cell>
          <table:table-cell table:style-name="ce6"/>
          <table:table-cell table:style-name="ce25" table:formula="of:=[.AB119]/[.W119]*100" office:value-type="float" office:value="0" calcext:value-type="float">
            <text:p>0,00</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20]+[.R120]+[.T120]" office:value-type="float" office:value="5935" calcext:value-type="float">
            <text:p>5935</text:p>
          </table:table-cell>
          <table:table-cell table:style-name="ce6" table:formula="of:=[.Q120]+[.S120]+[.U120]" office:value-type="float" office:value="69695" calcext:value-type="float">
            <text:p>69695</text:p>
          </table:table-cell>
          <table:table-cell table:style-name="ce25" table:formula="of:=([.Q120]+[.S120]+[.U120])/([.P120]+[.R120]+[.T120])" office:value-type="float" office:value="11.743049705139" calcext:value-type="float">
            <text:p>11,74</text:p>
          </table:table-cell>
          <table:table-cell table:style-name="ce26" table:formula="of:=[.P120]/[.V120]*100" office:value-type="float" office:value="94.9452401010952" calcext:value-type="float">
            <text:p>95</text:p>
          </table:table-cell>
          <table:table-cell table:style-name="ce26" table:formula="of:=[.R120]/[.V120]*100" office:value-type="float" office:value="0" calcext:value-type="float">
            <text:p>0</text:p>
          </table:table-cell>
          <table:table-cell table:style-name="ce26" table:formula="of:=[.T120]/[.V120]*100" office:value-type="float" office:value="5.0547598989048" calcext:value-type="float">
            <text:p>5</text:p>
          </table:table-cell>
          <table:table-cell table:style-name="ce6" office:value-type="float" office:value="3716" calcext:value-type="float">
            <text:p>3716</text:p>
          </table:table-cell>
          <table:table-cell table:style-name="ce25" table:formula="of:=[.AB120]/[.W120]*100" office:value-type="float" office:value="5.33180285529808" calcext:value-type="float">
            <text:p>5,33</text:p>
          </table:table-cell>
          <table:table-cell table:number-columns-repeated="995"/>
        </table:table-row>
        <table:table-row table:style-name="ro6">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table-cell table:style-name="ce7" office:value-type="string" calcext:value-type="string">
            <text:p>http://fedora.clarin-d.uni-saarland.de/grug/</text:p>
          </table:table-cell>
          <table:table-cell table:style-name="ce7" office:value-type="string" calcext:value-type="string">
            <text:p>redistributable</text:p>
          </table:table-cell>
          <table:table-cell table:style-name="ce6" office:value-type="string" calcext:value-type="string">
            <text:p>CC BY 3.0</text:p>
          </table:table-cell>
          <table:table-cell table:style-name="ce6" table:number-columns-repeated="2"/>
          <table:table-cell table:style-name="ce6" office:value-type="float" office:value="50" calcext:value-type="float">
            <text:p>50</text:p>
          </table:table-cell>
          <table:table-cell table:style-name="ce6" table:number-columns-repeated="5"/>
          <table:table-cell table:style-name="ce6" table:formula="of:=[.P121]+[.R121]+[.T121]" office:value-type="float" office:value="50" calcext:value-type="float">
            <text:p>50</text:p>
          </table:table-cell>
          <table:table-cell table:style-name="ce6" table:formula="of:=[.Q121]+[.S121]+[.U121]" office:value-type="float" office:value="0" calcext:value-type="float">
            <text:p>0</text:p>
          </table:table-cell>
          <table:table-cell table:style-name="ce25" table:formula="of:=([.Q121]+[.S121]+[.U121])/([.P121]+[.R121]+[.T121])" office:value-type="float" office:value="0" calcext:value-type="float">
            <text:p>0,00</text:p>
          </table:table-cell>
          <table:table-cell table:style-name="ce26" table:formula="of:=[.P121]/[.V121]*100" office:value-type="float" office:value="100" calcext:value-type="float">
            <text:p>100</text:p>
          </table:table-cell>
          <table:table-cell table:style-name="ce26" table:formula="of:=[.R121]/[.V121]*100" office:value-type="float" office:value="0" calcext:value-type="float">
            <text:p>0</text:p>
          </table:table-cell>
          <table:table-cell table:style-name="ce26" table:formula="of:=[.T121]/[.V121]*100" office:value-type="float" office:value="0" calcext:value-type="float">
            <text:p>0</text:p>
          </table:table-cell>
          <table:table-cell table:style-name="ce6"/>
          <table:table-cell table:style-name="ce25" table:formula="of:=[.AB121]/[.W121]*100" office:value-type="string" office:string-value="" calcext:value-type="error">
            <text:p>#DIV/0!</text:p>
          </table:table-cell>
          <table:table-cell table:number-columns-repeated="995"/>
        </table:table-row>
        <table:table-row table:style-name="ro6">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22]+[.R122]+[.T122]" office:value-type="float" office:value="0" calcext:value-type="float">
            <text:p>0</text:p>
          </table:table-cell>
          <table:table-cell table:style-name="ce6" table:formula="of:=[.Q122]+[.S122]+[.U122]" office:value-type="float" office:value="0" calcext:value-type="float">
            <text:p>0</text:p>
          </table:table-cell>
          <table:table-cell table:style-name="ce25" table:formula="of:=([.Q122]+[.S122]+[.U122])/([.P122]+[.R122]+[.T122])" office:value-type="string" office:string-value="" calcext:value-type="error">
            <text:p>#DIV/0!</text:p>
          </table:table-cell>
          <table:table-cell table:style-name="ce26" table:formula="of:=[.P122]/[.V122]*100" office:value-type="string" office:string-value="" calcext:value-type="error">
            <text:p>#DIV/0!</text:p>
          </table:table-cell>
          <table:table-cell table:style-name="ce26" table:formula="of:=[.R122]/[.V122]*100" office:value-type="string" office:string-value="" calcext:value-type="error">
            <text:p>#DIV/0!</text:p>
          </table:table-cell>
          <table:table-cell table:style-name="ce26" table:formula="of:=[.T122]/[.V122]*100" office:value-type="string" office:string-value="" calcext:value-type="error">
            <text:p>#DIV/0!</text:p>
          </table:table-cell>
          <table:table-cell table:style-name="ce6"/>
          <table:table-cell table:style-name="ce25" table:formula="of:=[.AB122]/[.W122]*100" office:value-type="string" office:string-value="" calcext:value-type="error">
            <text:p>#DIV/0!</text:p>
          </table:table-cell>
          <table:table-cell table:number-columns-repeated="995"/>
        </table:table-row>
        <table:table-row table:style-name="ro6">
          <table:table-cell table:style-name="ce4" office:value-type="string" calcext:value-type="string">
            <text:p>vi</text:p>
          </table:table-cell>
          <table:table-cell table:style-name="ce7" office:value-type="string" calcext:value-type="string">
            <text:p>Vietnamese</text:p>
          </table:table-cell>
          <table:table-cell table:style-name="ce9" office:value-type="string" calcext:value-type="string">
            <text:p>viet</text:p>
          </table:table-cell>
          <table:table-cell table:style-name="ce7" office:value-type="string" calcext:value-type="string">
            <text:p>VietTreebank</text:p>
          </table:table-cell>
          <table:table-cell table:style-name="ce11"/>
          <table:table-cell table:style-name="ce12" table:number-columns-repeated="3"/>
          <table:table-cell table:style-name="ce17"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table:formula="of:=[.P123]+[.R123]+[.T123]" office:value-type="float" office:value="0" calcext:value-type="float">
            <text:p>0</text:p>
          </table:table-cell>
          <table:table-cell table:style-name="ce6" table:formula="of:=[.Q123]+[.S123]+[.U123]" office:value-type="float" office:value="0" calcext:value-type="float">
            <text:p>0</text:p>
          </table:table-cell>
          <table:table-cell table:style-name="ce25" table:formula="of:=([.Q123]+[.S123]+[.U123])/([.P123]+[.R123]+[.T123])" office:value-type="string" office:string-value="" calcext:value-type="error">
            <text:p>#DIV/0!</text:p>
          </table:table-cell>
          <table:table-cell table:style-name="ce26" table:formula="of:=[.P123]/[.V123]*100" office:value-type="string" office:string-value="" calcext:value-type="error">
            <text:p>#DIV/0!</text:p>
          </table:table-cell>
          <table:table-cell table:style-name="ce26" table:formula="of:=[.R123]/[.V123]*100" office:value-type="string" office:string-value="" calcext:value-type="error">
            <text:p>#DIV/0!</text:p>
          </table:table-cell>
          <table:table-cell table:style-name="ce26" table:formula="of:=[.T123]/[.V123]*100" office:value-type="string" office:string-value="" calcext:value-type="error">
            <text:p>#DIV/0!</text:p>
          </table:table-cell>
          <table:table-cell table:style-name="ce6"/>
          <table:table-cell table:style-name="ce25" table:formula="of:=[.AB123]/[.W123]*100" office:value-type="string" office:string-value="" calcext:value-type="error">
            <text:p>#DIV/0!</text:p>
          </table:table-cell>
          <table:table-cell table:number-columns-repeated="995"/>
        </table:table-row>
        <table:table-row table:style-name="ro3" table:number-rows-repeated="9">
          <table:table-cell table:number-columns-repeated="1024"/>
        </table:table-row>
        <table:table-row table:style-name="ro6">
          <table:table-cell table:number-columns-repeated="1024"/>
        </table:table-row>
        <table:table-row table:style-name="ro3" table:number-rows-repeated="1048442">
          <table:table-cell table:number-columns-repeated="1024"/>
        </table:table-row>
        <table:table-row table:style-name="ro3">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4">
          <table:table-cell table:style-name="ce29"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5">00.00.0000</text:date>, <text:time style:data-style-name="N2" text:time-value="10:18:32.943285164">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Zdenek Zabokrtsky</meta:initial-creator>
    <meta:creation-date>2011-06-27T11:53:16Z</meta:creation-date>
    <dc:date>2015-05-05T12:10:12.891564998</dc:date>
    <meta:editing-cycles>259</meta:editing-cycles>
    <meta:editing-duration>P7DT13H40M48S</meta:editing-duration>
    <meta:document-statistic meta:table-count="2" meta:cell-count="2400" meta:object-count="0"/>
  </office:meta>
</office:document-meta>
</file>